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42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48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62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82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84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6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8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89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00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01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02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03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13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14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15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16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17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18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24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32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52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53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78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02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6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7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8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10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12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13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16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17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18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19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20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22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27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28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29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30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31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32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61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4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265" style:family="paragraph" style:parent-style-name="Standard">
      <style:text-properties officeooo:paragraph-rsid="015dfc91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9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6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297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298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299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00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01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02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03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04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06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08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09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11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12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13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16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17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18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19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20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21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22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7636e8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45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6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7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48" style:family="text">
      <style:text-properties fo:color="#c9211e" loext:opacity="100%" fo:font-size="10pt" officeooo:rsid="027c4a7b" style:font-size-asian="10pt" style:font-size-complex="10pt"/>
    </style:style>
    <style:style style:name="T49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0" style:family="text">
      <style:text-properties fo:color="#c9211e" loext:opacity="100%" officeooo:rsid="026aef43"/>
    </style:style>
    <style:style style:name="T51" style:family="text">
      <style:text-properties fo:color="#c9211e" loext:opacity="100%" officeooo:rsid="027636e8"/>
    </style:style>
    <style:style style:name="T52" style:family="text">
      <style:text-properties officeooo:rsid="00eb776e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eb776e" style:font-size-asian="10pt" style:font-size-complex="10pt"/>
    </style:style>
    <style:style style:name="T55" style:family="text">
      <style:text-properties fo:font-size="10pt" officeooo:rsid="0156e264" style:font-size-asian="10pt" style:font-size-complex="10pt"/>
    </style:style>
    <style:style style:name="T56" style:family="text">
      <style:text-properties fo:font-size="10pt" officeooo:rsid="01598d66" style:font-size-asian="10pt" style:font-size-complex="10pt"/>
    </style:style>
    <style:style style:name="T57" style:family="text">
      <style:text-properties fo:font-size="10pt" officeooo:rsid="0204a051" style:font-size-asian="10pt" style:font-size-complex="10pt"/>
    </style:style>
    <style:style style:name="T58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59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0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a933" loext:opacity="100%" officeooo:rsid="00eb9cf1"/>
    </style:style>
    <style:style style:name="T62" style:family="text">
      <style:text-properties fo:color="#00a933" loext:opacity="100%" fo:font-weight="bold" officeooo:rsid="010fb7de" style:font-weight-asian="bold" style:font-weight-complex="bold"/>
    </style:style>
    <style:style style:name="T63" style:family="text">
      <style:text-properties fo:color="#00a933" loext:opacity="100%" fo:font-weight="bold" officeooo:rsid="01ce96f1" style:font-weight-asian="bold" style:font-weight-complex="bold"/>
    </style:style>
    <style:style style:name="T64" style:family="text">
      <style:text-properties fo:color="#00a933" loext:opacity="100%" fo:font-weight="bold" officeooo:rsid="01d3d882" style:font-weight-asian="bold" style:font-weight-complex="bold"/>
    </style:style>
    <style:style style:name="T65" style:family="text">
      <style:text-properties fo:color="#00a933" loext:opacity="100%" fo:font-weight="bold" officeooo:rsid="01d87524" style:font-weight-asian="bold" style:font-weight-complex="bold"/>
    </style:style>
    <style:style style:name="T66" style:family="text">
      <style:text-properties fo:color="#00a933" loext:opacity="100%" fo:font-weight="bold" officeooo:rsid="01e9a064" style:font-weight-asian="bold" style:font-weight-complex="bold"/>
    </style:style>
    <style:style style:name="T67" style:family="text">
      <style:text-properties fo:color="#00a933" loext:opacity="100%" fo:font-weight="bold" officeooo:rsid="01e9dbbd" style:font-weight-asian="bold" style:font-weight-complex="bold"/>
    </style:style>
    <style:style style:name="T68" style:family="text">
      <style:text-properties fo:color="#00a933" loext:opacity="100%" fo:font-weight="bold" officeooo:rsid="02108530" style:font-weight-asian="bold" style:font-weight-complex="bold"/>
    </style:style>
    <style:style style:name="T69" style:family="text">
      <style:text-properties fo:color="#00a933" loext:opacity="100%" fo:font-weight="bold" officeooo:rsid="021c75af" style:font-weight-asian="bold" style:font-weight-complex="bold"/>
    </style:style>
    <style:style style:name="T70" style:family="text">
      <style:text-properties fo:color="#00a933" loext:opacity="100%" fo:font-weight="bold" officeooo:rsid="0224af5b" style:font-weight-asian="bold" style:font-weight-complex="bold"/>
    </style:style>
    <style:style style:name="T71" style:family="text">
      <style:text-properties fo:color="#00a933" loext:opacity="100%" fo:font-weight="bold" officeooo:rsid="02618b2c" style:font-weight-asian="bold" style:font-weight-complex="bold"/>
    </style:style>
    <style:style style:name="T72" style:family="text">
      <style:text-properties fo:color="#00a933" loext:opacity="100%" fo:font-weight="bold" officeooo:rsid="027332fa" style:font-weight-asian="bold" style:font-weight-complex="bold"/>
    </style:style>
    <style:style style:name="T73" style:family="text">
      <style:text-properties fo:color="#00a933" loext:opacity="100%" fo:font-weight="bold" officeooo:rsid="02805851" style:font-weight-asian="bold" style:font-weight-complex="bold"/>
    </style:style>
    <style:style style:name="T74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5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6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7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8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79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80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81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2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3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4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5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6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7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89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2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3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4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95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96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97" style:family="text">
      <style:text-properties fo:color="#00a933" loext:opacity="100%" officeooo:rsid="01598d66"/>
    </style:style>
    <style:style style:name="T98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99" style:family="text">
      <style:text-properties fo:color="#00a933" loext:opacity="100%" officeooo:rsid="01b42f64" fo:background-color="transparent" loext:char-shading-value="0"/>
    </style:style>
    <style:style style:name="T100" style:family="text">
      <style:text-properties fo:color="#00a933" loext:opacity="100%" officeooo:rsid="01b4e41e" fo:background-color="transparent" loext:char-shading-value="0"/>
    </style:style>
    <style:style style:name="T101" style:family="text">
      <style:text-properties fo:color="#00a933" loext:opacity="100%" officeooo:rsid="01b55f1b" fo:background-color="transparent" loext:char-shading-value="0"/>
    </style:style>
    <style:style style:name="T102" style:family="text">
      <style:text-properties fo:color="#00a933" loext:opacity="100%" officeooo:rsid="01b7d3c3" fo:background-color="transparent" loext:char-shading-value="0"/>
    </style:style>
    <style:style style:name="T103" style:family="text">
      <style:text-properties fo:color="#00a933" loext:opacity="100%" officeooo:rsid="01bf9be8" fo:background-color="transparent" loext:char-shading-value="0"/>
    </style:style>
    <style:style style:name="T104" style:family="text">
      <style:text-properties fo:color="#00a933" loext:opacity="100%" officeooo:rsid="01c5268f" fo:background-color="transparent" loext:char-shading-value="0"/>
    </style:style>
    <style:style style:name="T105" style:family="text">
      <style:text-properties fo:color="#00a933" loext:opacity="100%" officeooo:rsid="01c694d9" fo:background-color="transparent" loext:char-shading-value="0"/>
    </style:style>
    <style:style style:name="T106" style:family="text">
      <style:text-properties fo:color="#00a933" loext:opacity="100%" officeooo:rsid="01c740b2" fo:background-color="transparent" loext:char-shading-value="0"/>
    </style:style>
    <style:style style:name="T107" style:family="text">
      <style:text-properties fo:color="#00a933" loext:opacity="100%" officeooo:rsid="010fb7de"/>
    </style:style>
    <style:style style:name="T108" style:family="text">
      <style:text-properties fo:color="#00a933" loext:opacity="100%" officeooo:rsid="01d3d882"/>
    </style:style>
    <style:style style:name="T109" style:family="text">
      <style:text-properties fo:color="#00a933" loext:opacity="100%" officeooo:rsid="01d4889a"/>
    </style:style>
    <style:style style:name="T110" style:family="text">
      <style:text-properties fo:color="#00a933" loext:opacity="100%" officeooo:rsid="01d5d479"/>
    </style:style>
    <style:style style:name="T111" style:family="text">
      <style:text-properties fo:color="#00a933" loext:opacity="100%" officeooo:rsid="01d75543"/>
    </style:style>
    <style:style style:name="T112" style:family="text">
      <style:text-properties fo:color="#00a933" loext:opacity="100%" fo:font-size="12pt" officeooo:rsid="01f14acc" style:font-size-asian="12pt" style:font-size-complex="12pt"/>
    </style:style>
    <style:style style:name="T113" style:family="text">
      <style:text-properties fo:color="#00a933" loext:opacity="100%" fo:font-size="12pt" officeooo:rsid="01f5588f" style:font-size-asian="12pt" style:font-size-complex="12pt"/>
    </style:style>
    <style:style style:name="T114" style:family="text">
      <style:text-properties fo:color="#00a933" loext:opacity="100%" fo:font-size="12pt" officeooo:rsid="022ed64d" style:font-size-asian="12pt" style:font-size-complex="12pt"/>
    </style:style>
    <style:style style:name="T115" style:family="text">
      <style:text-properties fo:color="#00a933" loext:opacity="100%" fo:font-size="12pt" officeooo:rsid="023185a3" style:font-size-asian="12pt" style:font-size-complex="12pt"/>
    </style:style>
    <style:style style:name="T116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17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18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19" style:family="text">
      <style:text-properties fo:color="#00a933" loext:opacity="100%" officeooo:rsid="01f8834f"/>
    </style:style>
    <style:style style:name="T120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1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2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3" style:family="text">
      <style:text-properties fo:color="#00a933" loext:opacity="100%" officeooo:rsid="026aef43"/>
    </style:style>
    <style:style style:name="T124" style:family="text">
      <style:text-properties fo:color="#00a933" loext:opacity="100%" officeooo:rsid="027f5ab8"/>
    </style:style>
    <style:style style:name="T125" style:family="text">
      <style:text-properties fo:color="#00a933" loext:opacity="100%" officeooo:rsid="027c4a7b"/>
    </style:style>
    <style:style style:name="T126" style:family="text">
      <style:text-properties fo:color="#00a933" loext:opacity="100%" officeooo:rsid="02805851"/>
    </style:style>
    <style:style style:name="T127" style:family="text">
      <style:text-properties fo:color="#00a933" loext:opacity="100%" officeooo:rsid="0284e0fa"/>
    </style:style>
    <style:style style:name="T128" style:family="text">
      <style:text-properties fo:color="#00a933" loext:opacity="100%" officeooo:rsid="0285b04d"/>
    </style:style>
    <style:style style:name="T129" style:family="text">
      <style:text-properties fo:color="#00a933" loext:opacity="100%" officeooo:rsid="0287f766"/>
    </style:style>
    <style:style style:name="T130" style:family="text">
      <style:text-properties fo:color="#00a933" loext:opacity="100%" officeooo:rsid="0288fa74"/>
    </style:style>
    <style:style style:name="T131" style:family="text">
      <style:text-properties officeooo:rsid="00ed8001"/>
    </style:style>
    <style:style style:name="T132" style:family="text">
      <style:text-properties officeooo:rsid="00ef25ea"/>
    </style:style>
    <style:style style:name="T133" style:family="text">
      <style:text-properties fo:font-weight="normal" officeooo:rsid="00ef25ea" style:font-weight-asian="normal" style:font-weight-complex="normal"/>
    </style:style>
    <style:style style:name="T134" style:family="text">
      <style:text-properties officeooo:rsid="00efd8e0"/>
    </style:style>
    <style:style style:name="T135" style:family="text">
      <style:text-properties officeooo:rsid="00f28a25"/>
    </style:style>
    <style:style style:name="T136" style:family="text">
      <style:text-properties fo:font-size="12pt" officeooo:rsid="0044ab1e" style:font-size-asian="12pt" style:font-size-complex="12pt"/>
    </style:style>
    <style:style style:name="T137" style:family="text">
      <style:text-properties fo:font-size="12pt" officeooo:rsid="00fc5756" style:font-size-asian="12pt" style:font-size-complex="12pt"/>
    </style:style>
    <style:style style:name="T138" style:family="text">
      <style:text-properties fo:font-size="12pt" officeooo:rsid="0109c0c2" style:font-size-asian="12pt" style:font-size-complex="12pt"/>
    </style:style>
    <style:style style:name="T139" style:family="text">
      <style:text-properties fo:font-size="12pt" officeooo:rsid="0116a0e2" style:font-size-asian="12pt" style:font-size-complex="12pt"/>
    </style:style>
    <style:style style:name="T140" style:family="text">
      <style:text-properties fo:font-size="12pt" fo:font-weight="bold" style:font-size-asian="12pt" style:font-weight-asian="bold" style:font-size-complex="12pt" style:font-weight-complex="bold"/>
    </style:style>
    <style:style style:name="T141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42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43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44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45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46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47" style:family="text">
      <style:text-properties officeooo:rsid="00f4255e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0fc5756" style:font-weight-asian="bold" style:font-weight-complex="bold"/>
    </style:style>
    <style:style style:name="T150" style:family="text">
      <style:text-properties fo:font-weight="bold" officeooo:rsid="010e6781" style:font-weight-asian="bold" style:font-weight-complex="bold"/>
    </style:style>
    <style:style style:name="T151" style:family="text">
      <style:text-properties fo:font-weight="bold" officeooo:rsid="010e9235" style:font-weight-asian="bold" style:font-weight-complex="bold"/>
    </style:style>
    <style:style style:name="T152" style:family="text">
      <style:text-properties fo:font-weight="bold" officeooo:rsid="0134952a" style:font-weight-asian="bold" style:font-weight-complex="bold"/>
    </style:style>
    <style:style style:name="T153" style:family="text">
      <style:text-properties fo:font-weight="bold" officeooo:rsid="0146cc74" style:font-weight-asian="bold" style:font-weight-complex="bold"/>
    </style:style>
    <style:style style:name="T154" style:family="text">
      <style:text-properties fo:font-weight="bold" officeooo:rsid="0147680f" style:font-weight-asian="bold" style:font-weight-complex="bold"/>
    </style:style>
    <style:style style:name="T155" style:family="text">
      <style:text-properties fo:font-weight="bold" officeooo:rsid="0156e264" style:font-weight-asian="bold" style:font-weight-complex="bold"/>
    </style:style>
    <style:style style:name="T156" style:family="text">
      <style:text-properties fo:font-weight="bold" officeooo:rsid="01598d66" style:font-weight-asian="bold" style:font-weight-complex="bold"/>
    </style:style>
    <style:style style:name="T157" style:family="text">
      <style:text-properties fo:font-weight="bold" officeooo:rsid="01827390" style:font-weight-asian="bold" style:font-weight-complex="bold"/>
    </style:style>
    <style:style style:name="T158" style:family="text">
      <style:text-properties fo:font-weight="bold" officeooo:rsid="01cc15f5" style:font-weight-asian="bold" style:font-weight-complex="bold"/>
    </style:style>
    <style:style style:name="T159" style:family="text">
      <style:text-properties fo:font-weight="bold" officeooo:rsid="02108530" style:font-weight-asian="bold" style:font-weight-complex="bold"/>
    </style:style>
    <style:style style:name="T160" style:family="text">
      <style:text-properties fo:font-weight="bold" fo:background-color="#ffff6d" loext:char-shading-value="0" style:font-weight-asian="bold" style:font-weight-complex="bold"/>
    </style:style>
    <style:style style:name="T161" style:family="text">
      <style:text-properties fo:font-weight="bold" officeooo:rsid="01356562" fo:background-color="transparent" loext:char-shading-value="0" style:font-weight-asian="bold" style:font-weight-complex="bold"/>
    </style:style>
    <style:style style:name="T162" style:family="text">
      <style:text-properties fo:font-weight="bold" officeooo:rsid="01378375" fo:background-color="transparent" loext:char-shading-value="0" style:font-weight-asian="bold" style:font-weight-complex="bold"/>
    </style:style>
    <style:style style:name="T163" style:family="text">
      <style:text-properties fo:font-weight="bold" officeooo:rsid="0174f4ab" fo:background-color="transparent" loext:char-shading-value="0" style:font-weight-asian="bold" style:font-weight-complex="bold"/>
    </style:style>
    <style:style style:name="T164" style:family="text">
      <style:text-properties fo:font-weight="bold" officeooo:rsid="013ef827" fo:background-color="transparent" loext:char-shading-value="0" style:font-weight-asian="bold" style:font-weight-complex="bold"/>
    </style:style>
    <style:style style:name="T165" style:family="text">
      <style:text-properties fo:font-weight="bold" officeooo:rsid="01b3a9cc" fo:background-color="transparent" loext:char-shading-value="0" style:font-weight-asian="bold" style:font-weight-complex="bold"/>
    </style:style>
    <style:style style:name="T166" style:family="text">
      <style:text-properties fo:font-weight="bold" officeooo:rsid="0156e264" fo:background-color="#ffffd7" loext:char-shading-value="0" style:font-weight-asian="bold" style:font-weight-complex="bold"/>
    </style:style>
    <style:style style:name="T167" style:family="text">
      <style:text-properties fo:font-weight="bold" officeooo:rsid="01598d66" fo:background-color="#ffffd7" loext:char-shading-value="0" style:font-weight-asian="bold" style:font-weight-complex="bold"/>
    </style:style>
    <style:style style:name="T168" style:family="text">
      <style:text-properties fo:font-weight="bold" officeooo:rsid="0160633a" fo:background-color="#ffffd7" loext:char-shading-value="0" style:font-weight-asian="bold" style:font-weight-complex="bold"/>
    </style:style>
    <style:style style:name="T169" style:family="text">
      <style:text-properties fo:font-weight="bold" officeooo:rsid="01623b86" fo:background-color="#ffffd7" loext:char-shading-value="0" style:font-weight-asian="bold" style:font-weight-complex="bold"/>
    </style:style>
    <style:style style:name="T170" style:family="text">
      <style:text-properties fo:font-weight="bold" officeooo:rsid="01698090" fo:background-color="#ffffd7" loext:char-shading-value="0" style:font-weight-asian="bold" style:font-weight-complex="bold"/>
    </style:style>
    <style:style style:name="T171" style:family="text">
      <style:text-properties fo:font-weight="bold" officeooo:rsid="016b5e33" fo:background-color="#ffffd7" loext:char-shading-value="0" style:font-weight-asian="bold" style:font-weight-complex="bold"/>
    </style:style>
    <style:style style:name="T172" style:family="text">
      <style:text-properties fo:font-weight="bold" officeooo:rsid="01661768" fo:background-color="#ffff00" loext:char-shading-value="0" style:font-weight-asian="bold" style:font-weight-complex="bold"/>
    </style:style>
    <style:style style:name="T173" style:family="text">
      <style:text-properties fo:font-weight="bold" officeooo:rsid="016c32ec" fo:background-color="#ff8000" loext:char-shading-value="0" style:font-weight-asian="bold" style:font-weight-complex="bold"/>
    </style:style>
    <style:style style:name="T174" style:family="text">
      <style:text-properties fo:font-weight="bold" officeooo:rsid="017145e5" fo:background-color="#ff8000" loext:char-shading-value="0" style:font-weight-asian="bold" style:font-weight-complex="bold"/>
    </style:style>
    <style:style style:name="T175" style:family="text">
      <style:text-properties fo:color="#808080" loext:opacity="100%"/>
    </style:style>
    <style:style style:name="T176" style:family="text">
      <style:text-properties fo:color="#808080" loext:opacity="100%" officeooo:rsid="00f79960"/>
    </style:style>
    <style:style style:name="T177" style:family="text">
      <style:text-properties fo:color="#808080" loext:opacity="100%" officeooo:rsid="00fa44a2"/>
    </style:style>
    <style:style style:name="T178" style:family="text">
      <style:text-properties fo:color="#808080" loext:opacity="100%" fo:font-size="10pt" style:font-size-asian="10pt" style:font-size-complex="10pt"/>
    </style:style>
    <style:style style:name="T179" style:family="text">
      <style:text-properties fo:color="#808080" loext:opacity="100%" fo:font-size="10pt" officeooo:rsid="0116a0e2" style:font-size-asian="10pt" style:font-size-complex="10pt"/>
    </style:style>
    <style:style style:name="T18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8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82" style:family="text">
      <style:text-properties fo:color="#808080" loext:opacity="100%" fo:font-weight="bold" style:font-weight-asian="bold" style:font-weight-complex="bold"/>
    </style:style>
    <style:style style:name="T183" style:family="text">
      <style:text-properties fo:color="#808080" loext:opacity="100%" fo:font-weight="bold" officeooo:rsid="00fc5756" style:font-weight-asian="bold" style:font-weight-complex="bold"/>
    </style:style>
    <style:style style:name="T184" style:family="text">
      <style:text-properties fo:color="#808080" loext:opacity="100%" officeooo:rsid="01d2287e" fo:background-color="transparent" loext:char-shading-value="0"/>
    </style:style>
    <style:style style:name="T185" style:family="text">
      <style:text-properties fo:color="#808080" loext:opacity="100%" officeooo:rsid="01d2287e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11bba46" fo:background-color="transparent" loext:char-shading-value="0"/>
    </style:style>
    <style:style style:name="T188" style:family="text">
      <style:text-properties officeooo:rsid="011d5df5" fo:background-color="transparent" loext:char-shading-value="0"/>
    </style:style>
    <style:style style:name="T189" style:family="text">
      <style:text-properties officeooo:rsid="0123e380" fo:background-color="transparent" loext:char-shading-value="0"/>
    </style:style>
    <style:style style:name="T190" style:family="text">
      <style:text-properties officeooo:rsid="01255efe" fo:background-color="transparent" loext:char-shading-value="0"/>
    </style:style>
    <style:style style:name="T191" style:family="text">
      <style:text-properties officeooo:rsid="0133af3d" fo:background-color="transparent" loext:char-shading-value="0"/>
    </style:style>
    <style:style style:name="T192" style:family="text">
      <style:text-properties officeooo:rsid="0134952a" fo:background-color="transparent" loext:char-shading-value="0"/>
    </style:style>
    <style:style style:name="T193" style:family="text">
      <style:text-properties officeooo:rsid="01356562" fo:background-color="transparent" loext:char-shading-value="0"/>
    </style:style>
    <style:style style:name="T194" style:family="text">
      <style:text-properties officeooo:rsid="01378375" fo:background-color="transparent" loext:char-shading-value="0"/>
    </style:style>
    <style:style style:name="T195" style:family="text">
      <style:text-properties officeooo:rsid="013944c8" fo:background-color="transparent" loext:char-shading-value="0"/>
    </style:style>
    <style:style style:name="T196" style:family="text">
      <style:text-properties officeooo:rsid="013a8858" fo:background-color="transparent" loext:char-shading-value="0"/>
    </style:style>
    <style:style style:name="T197" style:family="text">
      <style:text-properties officeooo:rsid="013ef827" fo:background-color="transparent" loext:char-shading-value="0"/>
    </style:style>
    <style:style style:name="T198" style:family="text">
      <style:text-properties officeooo:rsid="01537ab7" fo:background-color="transparent" loext:char-shading-value="0"/>
    </style:style>
    <style:style style:name="T199" style:family="text">
      <style:text-properties officeooo:rsid="01b42f64" fo:background-color="transparent" loext:char-shading-value="0"/>
    </style:style>
    <style:style style:name="T200" style:family="text">
      <style:text-properties officeooo:rsid="01c694d9" fo:background-color="transparent" loext:char-shading-value="0"/>
    </style:style>
    <style:style style:name="T201" style:family="text">
      <style:text-properties fo:color="#ff4000" loext:opacity="100%" fo:font-weight="bold" style:font-weight-asian="bold" style:font-weight-complex="bold"/>
    </style:style>
    <style:style style:name="T202" style:family="text">
      <style:text-properties fo:color="#ff4000" loext:opacity="100%" fo:font-weight="bold" officeooo:rsid="010e6781" style:font-weight-asian="bold" style:font-weight-complex="bold"/>
    </style:style>
    <style:style style:name="T203" style:family="text">
      <style:text-properties fo:color="#ff4000" loext:opacity="100%" fo:font-weight="bold" officeooo:rsid="01134f90" style:font-weight-asian="bold" style:font-weight-complex="bold"/>
    </style:style>
    <style:style style:name="T204" style:family="text">
      <style:text-properties fo:color="#ff4000" loext:opacity="100%" fo:font-weight="bold" officeooo:rsid="013d6f02" style:font-weight-asian="bold" style:font-weight-complex="bold"/>
    </style:style>
    <style:style style:name="T20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06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0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08" style:family="text">
      <style:text-properties fo:color="#ff4000" loext:opacity="100%" style:font-name="monospace" fo:font-size="12pt" officeooo:rsid="019a5231" style:font-size-asian="12pt" style:font-size-complex="12pt"/>
    </style:style>
    <style:style style:name="T209" style:family="text">
      <style:text-properties fo:color="#ff4000" loext:opacity="100%" style:font-name="monospace" fo:font-size="12pt" officeooo:rsid="019bee1c" style:font-size-asian="12pt" style:font-size-complex="12pt"/>
    </style:style>
    <style:style style:name="T210" style:family="text">
      <style:text-properties fo:color="#ff4000" loext:opacity="100%" officeooo:rsid="01d82ec5"/>
    </style:style>
    <style:style style:name="T211" style:family="text">
      <style:text-properties fo:color="#ffb66c" loext:opacity="100%" officeooo:rsid="00eb9cf1"/>
    </style:style>
    <style:style style:name="T212" style:family="text">
      <style:text-properties fo:color="#ffb66c" loext:opacity="100%" officeooo:rsid="010769a9"/>
    </style:style>
    <style:style style:name="T213" style:family="text">
      <style:text-properties fo:color="#999999" loext:opacity="100%" fo:font-size="10pt" style:font-size-asian="10pt" style:font-size-complex="10pt"/>
    </style:style>
    <style:style style:name="T214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15" style:family="text">
      <style:text-properties fo:color="#999999" loext:opacity="100%" officeooo:rsid="00f4255e"/>
    </style:style>
    <style:style style:name="T216" style:family="text">
      <style:text-properties fo:color="#999999" loext:opacity="100%" officeooo:rsid="00f79960"/>
    </style:style>
    <style:style style:name="T217" style:family="text">
      <style:text-properties fo:color="#999999" loext:opacity="100%" style:font-name="monospace" style:font-name-asian="Noto Sans Mono CJK SC" style:font-name-complex="Liberation Mono"/>
    </style:style>
    <style:style style:name="T218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19" style:family="text">
      <style:text-properties officeooo:rsid="0115ae71"/>
    </style:style>
    <style:style style:name="T220" style:family="text">
      <style:text-properties fo:font-size="14pt" officeooo:rsid="012f1db2" fo:background-color="transparent" loext:char-shading-value="0" style:font-size-asian="14pt" style:font-size-complex="14pt"/>
    </style:style>
    <style:style style:name="T221" style:family="text">
      <style:text-properties fo:font-size="14pt" officeooo:rsid="011d5df5" fo:background-color="transparent" loext:char-shading-value="0" style:font-size-asian="14pt" style:font-size-complex="14pt"/>
    </style:style>
    <style:style style:name="T222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23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24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25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26" style:family="text">
      <style:text-properties fo:font-style="normal" officeooo:rsid="012b02c0" style:font-style-asian="normal" style:font-style-complex="normal"/>
    </style:style>
    <style:style style:name="T227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28" style:family="text">
      <style:text-properties fo:background-color="#ffdbb6" loext:char-shading-value="0"/>
    </style:style>
    <style:style style:name="T229" style:family="text">
      <style:text-properties fo:color="#b2b2b2" loext:opacity="100%"/>
    </style:style>
    <style:style style:name="T230" style:family="text">
      <style:text-properties fo:color="#b2b2b2" loext:opacity="100%" officeooo:rsid="01356562" fo:background-color="transparent" loext:char-shading-value="0"/>
    </style:style>
    <style:style style:name="T231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32" style:family="text">
      <style:text-properties fo:color="#b2b2b2" loext:opacity="100%" fo:font-size="10pt" officeooo:rsid="0156e264" style:font-size-asian="10pt" style:font-size-complex="10pt"/>
    </style:style>
    <style:style style:name="T233" style:family="text">
      <style:text-properties fo:color="#b2b2b2" loext:opacity="100%" fo:font-size="10pt" officeooo:rsid="01598d66" style:font-size-asian="10pt" style:font-size-complex="10pt"/>
    </style:style>
    <style:style style:name="T234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35" style:family="text">
      <style:text-properties fo:color="#b2b2b2" loext:opacity="100%" fo:font-weight="bold" officeooo:rsid="01cc15f5" style:font-weight-asian="bold" style:font-weight-complex="bold"/>
    </style:style>
    <style:style style:name="T236" style:family="text">
      <style:text-properties officeooo:rsid="014232af"/>
    </style:style>
    <style:style style:name="T237" style:family="text">
      <style:text-properties fo:color="#ffbf00" loext:opacity="100%" officeooo:rsid="0145e955"/>
    </style:style>
    <style:style style:name="T238" style:family="text">
      <style:text-properties fo:color="#ffbf00" loext:opacity="100%" officeooo:rsid="01491b9d"/>
    </style:style>
    <style:style style:name="T239" style:family="text">
      <style:text-properties fo:color="#ffbf00" loext:opacity="100%" fo:font-size="14pt" officeooo:rsid="01491b9d" style:font-size-asian="14pt" style:font-size-complex="14pt"/>
    </style:style>
    <style:style style:name="T240" style:family="text">
      <style:text-properties fo:color="#ffbf00" loext:opacity="100%" fo:font-size="14pt" officeooo:rsid="0149d007" style:font-size-asian="14pt" style:font-size-complex="14pt"/>
    </style:style>
    <style:style style:name="T241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42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43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44" style:family="text">
      <style:text-properties fo:color="#ffbf00" loext:opacity="100%" officeooo:rsid="0149d007"/>
    </style:style>
    <style:style style:name="T245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46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47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48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49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50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51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52" style:family="text">
      <style:text-properties fo:color="#000000" loext:opacity="100%" fo:font-weight="bold" officeooo:rsid="02108530" style:font-weight-asian="bold" style:font-weight-complex="bold"/>
    </style:style>
    <style:style style:name="T253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officeooo:rsid="0044ab1e" style:font-size-asian="14pt" style:font-size-complex="14pt"/>
    </style:style>
    <style:style style:name="T259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60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61" style:family="text">
      <style:text-properties officeooo:rsid="01579613"/>
    </style:style>
    <style:style style:name="T262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63" style:family="text">
      <style:text-properties officeooo:rsid="01594531"/>
    </style:style>
    <style:style style:name="T264" style:family="text">
      <style:text-properties officeooo:rsid="015c72a1"/>
    </style:style>
    <style:style style:name="T265" style:family="text">
      <style:text-properties officeooo:rsid="015caaa6"/>
    </style:style>
    <style:style style:name="T266" style:family="text">
      <style:text-properties officeooo:rsid="01698090"/>
    </style:style>
    <style:style style:name="T267" style:family="text">
      <style:text-properties officeooo:rsid="0179e7b0"/>
    </style:style>
    <style:style style:name="T268" style:family="text">
      <style:text-properties officeooo:rsid="01598d66"/>
    </style:style>
    <style:style style:name="T269" style:family="text">
      <style:text-properties officeooo:rsid="017b1c82"/>
    </style:style>
    <style:style style:name="T270" style:family="text">
      <style:text-properties style:font-name="monospace"/>
    </style:style>
    <style:style style:name="T271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72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73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4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5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76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77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78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79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80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81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82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83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284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285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286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287" style:family="text">
      <style:text-properties style:font-name="monospace" style:font-name-asian="Noto Sans Mono CJK SC" style:font-name-complex="Liberation Mono"/>
    </style:style>
    <style:style style:name="T288" style:family="text">
      <style:text-properties style:font-name="monospace" officeooo:rsid="003ded5f" style:font-name-asian="Noto Sans Mono CJK SC" style:font-name-complex="Liberation Mono"/>
    </style:style>
    <style:style style:name="T289" style:family="text">
      <style:text-properties style:font-name="monospace" officeooo:rsid="0180b429" style:font-name-asian="Noto Sans Mono CJK SC" style:font-name-complex="Liberation Mono"/>
    </style:style>
    <style:style style:name="T290" style:family="text">
      <style:text-properties style:font-name="monospace" officeooo:rsid="0185502e" style:font-name-asian="Noto Sans Mono CJK SC" style:font-name-complex="Liberation Mono"/>
    </style:style>
    <style:style style:name="T291" style:family="text">
      <style:text-properties style:font-name="monospace" officeooo:rsid="018631f2" style:font-name-asian="Noto Sans Mono CJK SC" style:font-name-complex="Liberation Mono"/>
    </style:style>
    <style:style style:name="T292" style:family="text">
      <style:text-properties style:font-name="monospace" officeooo:rsid="018a83fc" style:font-name-asian="Noto Sans Mono CJK SC" style:font-name-complex="Liberation Mono"/>
    </style:style>
    <style:style style:name="T293" style:family="text">
      <style:text-properties style:font-name="monospace" officeooo:rsid="019516ca" style:font-name-asian="Noto Sans Mono CJK SC" style:font-name-complex="Liberation Mono"/>
    </style:style>
    <style:style style:name="T294" style:family="text">
      <style:text-properties style:font-name="monospace" officeooo:rsid="01953a37" style:font-name-asian="Noto Sans Mono CJK SC" style:font-name-complex="Liberation Mono"/>
    </style:style>
    <style:style style:name="T295" style:family="text">
      <style:text-properties style:font-name="monospace" officeooo:rsid="017b1c82" style:font-name-asian="Noto Sans Mono CJK SC" style:font-name-complex="Liberation Mono"/>
    </style:style>
    <style:style style:name="T296" style:family="text">
      <style:text-properties style:font-name="monospace" officeooo:rsid="024d759e" style:font-name-asian="Noto Sans Mono CJK SC" style:font-name-complex="Liberation Mono"/>
    </style:style>
    <style:style style:name="T297" style:family="text">
      <style:text-properties style:font-name="monospace" officeooo:rsid="0026793c" style:font-name-asian="Noto Sans Mono CJK SC" style:font-name-complex="Liberation Mono"/>
    </style:style>
    <style:style style:name="T298" style:family="text">
      <style:text-properties style:font-name="monospace" officeooo:rsid="025b3535" style:font-name-asian="Noto Sans Mono CJK SC" style:font-name-complex="Liberation Mono"/>
    </style:style>
    <style:style style:name="T299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00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01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02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03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04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05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06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07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08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09" style:family="text">
      <style:text-properties style:font-name="monospace" fo:font-style="normal" officeooo:rsid="025206e2" style:font-style-asian="normal" style:font-style-complex="normal"/>
    </style:style>
    <style:style style:name="T310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11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12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13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14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15" style:family="text">
      <style:text-properties style:font-name="monospace" officeooo:rsid="017f6093"/>
    </style:style>
    <style:style style:name="T316" style:family="text">
      <style:text-properties style:font-name="monospace" officeooo:rsid="018d91e9"/>
    </style:style>
    <style:style style:name="T317" style:family="text">
      <style:text-properties style:font-name="monospace" officeooo:rsid="018dd83a"/>
    </style:style>
    <style:style style:name="T318" style:family="text">
      <style:text-properties style:font-name="monospace" officeooo:rsid="0198e8a1"/>
    </style:style>
    <style:style style:name="T319" style:family="text">
      <style:text-properties style:font-name="monospace" officeooo:rsid="019a5231"/>
    </style:style>
    <style:style style:name="T320" style:family="text">
      <style:text-properties style:font-name="monospace" fo:font-weight="normal" style:font-weight-asian="normal" style:font-weight-complex="normal"/>
    </style:style>
    <style:style style:name="T321" style:family="text">
      <style:text-properties style:font-name="monospace" fo:font-weight="normal" officeooo:rsid="0254731f" style:font-weight-asian="normal" style:font-weight-complex="normal"/>
    </style:style>
    <style:style style:name="T322" style:family="text">
      <style:text-properties style:font-name="monospace" fo:background-color="#f6f9d4" loext:char-shading-value="0" style:font-name-asian="Noto Sans Mono CJK SC" style:font-name-complex="Liberation Mono"/>
    </style:style>
    <style:style style:name="T323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24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25" style:family="text">
      <style:text-properties officeooo:rsid="017d6cdc"/>
    </style:style>
    <style:style style:name="T326" style:family="text">
      <style:text-properties officeooo:rsid="00419410"/>
    </style:style>
    <style:style style:name="T327" style:family="text">
      <style:text-properties officeooo:rsid="017e187f"/>
    </style:style>
    <style:style style:name="T328" style:family="text">
      <style:text-properties fo:color="#666666" loext:opacity="100%" officeooo:rsid="01598d66"/>
    </style:style>
    <style:style style:name="T329" style:family="text">
      <style:text-properties officeooo:rsid="01930557"/>
    </style:style>
    <style:style style:name="T330" style:family="text">
      <style:text-properties officeooo:rsid="0194e5a6"/>
    </style:style>
    <style:style style:name="T331" style:family="text">
      <style:text-properties officeooo:rsid="0194faef"/>
    </style:style>
    <style:style style:name="T332" style:family="text">
      <style:text-properties officeooo:rsid="01a59c5d"/>
    </style:style>
    <style:style style:name="T333" style:family="text">
      <style:text-properties fo:color="#2a6099" loext:opacity="100%" fo:font-size="10pt" officeooo:rsid="01598d66" style:font-size-asian="10pt" style:font-size-complex="10pt"/>
    </style:style>
    <style:style style:name="T334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35" style:family="text">
      <style:text-properties officeooo:rsid="01a75f24"/>
    </style:style>
    <style:style style:name="T336" style:family="text">
      <style:text-properties officeooo:rsid="01a867a8"/>
    </style:style>
    <style:style style:name="T337" style:family="text">
      <style:text-properties officeooo:rsid="01acdf5f"/>
    </style:style>
    <style:style style:name="T338" style:family="text">
      <style:text-properties officeooo:rsid="01b7f7ea"/>
    </style:style>
    <style:style style:name="T339" style:family="text">
      <style:text-properties officeooo:rsid="01b9945a"/>
    </style:style>
    <style:style style:name="T340" style:family="text">
      <style:text-properties officeooo:rsid="01bb0911"/>
    </style:style>
    <style:style style:name="T341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42" style:family="text">
      <style:text-properties officeooo:rsid="01cb6016"/>
    </style:style>
    <style:style style:name="T343" style:family="text">
      <style:text-properties officeooo:rsid="01cc15f5"/>
    </style:style>
    <style:style style:name="T344" style:family="text">
      <style:text-properties officeooo:rsid="01cc48bb"/>
    </style:style>
    <style:style style:name="T345" style:family="text">
      <style:text-properties officeooo:rsid="01cd1129"/>
    </style:style>
    <style:style style:name="T346" style:family="text">
      <style:text-properties officeooo:rsid="01cfe222"/>
    </style:style>
    <style:style style:name="T347" style:family="text">
      <style:text-properties officeooo:rsid="01d2287e"/>
    </style:style>
    <style:style style:name="T348" style:family="text">
      <style:text-properties officeooo:rsid="01d24f45"/>
    </style:style>
    <style:style style:name="T349" style:family="text">
      <style:text-properties officeooo:rsid="01d82ec5"/>
    </style:style>
    <style:style style:name="T350" style:family="text">
      <style:text-properties officeooo:rsid="01d87524"/>
    </style:style>
    <style:style style:name="T351" style:family="text">
      <style:text-properties fo:color="#111111" loext:opacity="100%"/>
    </style:style>
    <style:style style:name="T352" style:family="text">
      <style:text-properties fo:color="#111111" loext:opacity="100%" fo:font-weight="bold" officeooo:rsid="010fb7de" style:font-weight-asian="bold" style:font-weight-complex="bold"/>
    </style:style>
    <style:style style:name="T353" style:family="text">
      <style:text-properties fo:color="#111111" loext:opacity="100%" officeooo:rsid="01da5a0b"/>
    </style:style>
    <style:style style:name="T354" style:family="text">
      <style:text-properties fo:color="#111111" loext:opacity="100%" officeooo:rsid="010fb7de"/>
    </style:style>
    <style:style style:name="T355" style:family="text">
      <style:text-properties fo:color="#111111" loext:opacity="100%" officeooo:rsid="01dccbea"/>
    </style:style>
    <style:style style:name="T356" style:family="text">
      <style:text-properties fo:color="#111111" loext:opacity="100%" officeooo:rsid="01de2682"/>
    </style:style>
    <style:style style:name="T357" style:family="text">
      <style:text-properties fo:color="#111111" loext:opacity="100%" officeooo:rsid="01debbce"/>
    </style:style>
    <style:style style:name="T358" style:family="text">
      <style:text-properties fo:color="#111111" loext:opacity="100%" officeooo:rsid="01e090b8"/>
    </style:style>
    <style:style style:name="T359" style:family="text">
      <style:text-properties fo:color="#111111" loext:opacity="100%" officeooo:rsid="01e24458"/>
    </style:style>
    <style:style style:name="T360" style:family="text">
      <style:text-properties fo:color="#111111" loext:opacity="100%" officeooo:rsid="01e297eb"/>
    </style:style>
    <style:style style:name="T361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62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63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64" style:family="text">
      <style:text-properties fo:color="#111111" loext:opacity="100%" officeooo:rsid="020e823f"/>
    </style:style>
    <style:style style:name="T365" style:family="text">
      <style:text-properties fo:color="#111111" loext:opacity="100%" officeooo:rsid="02220234"/>
    </style:style>
    <style:style style:name="T366" style:family="text">
      <style:text-properties fo:color="#111111" loext:opacity="100%" officeooo:rsid="0222b7ed"/>
    </style:style>
    <style:style style:name="T367" style:family="text">
      <style:text-properties fo:color="#111111" loext:opacity="100%" officeooo:rsid="022b2703"/>
    </style:style>
    <style:style style:name="T368" style:family="text">
      <style:text-properties officeooo:rsid="01dad39f"/>
    </style:style>
    <style:style style:name="T369" style:family="text">
      <style:text-properties officeooo:rsid="01de2682"/>
    </style:style>
    <style:style style:name="T370" style:family="text">
      <style:text-properties officeooo:rsid="01e00abb"/>
    </style:style>
    <style:style style:name="T371" style:family="text">
      <style:text-properties officeooo:rsid="01e52f7c"/>
    </style:style>
    <style:style style:name="T372" style:family="text">
      <style:text-properties officeooo:rsid="01e831ad"/>
    </style:style>
    <style:style style:name="T373" style:family="text">
      <style:text-properties officeooo:rsid="01e97575"/>
    </style:style>
    <style:style style:name="T374" style:family="text">
      <style:text-properties officeooo:rsid="02000b53"/>
    </style:style>
    <style:style style:name="T375" style:family="text">
      <style:text-properties officeooo:rsid="02033aee"/>
    </style:style>
    <style:style style:name="T376" style:family="text">
      <style:text-properties officeooo:rsid="0203cae1"/>
    </style:style>
    <style:style style:name="T377" style:family="text">
      <style:text-properties officeooo:rsid="0204a051"/>
    </style:style>
    <style:style style:name="T378" style:family="text">
      <style:text-properties officeooo:rsid="0204e087"/>
    </style:style>
    <style:style style:name="T379" style:family="text">
      <style:text-properties officeooo:rsid="020550bd"/>
    </style:style>
    <style:style style:name="T380" style:family="text">
      <style:text-properties officeooo:rsid="0205f7c4"/>
    </style:style>
    <style:style style:name="T381" style:family="text">
      <style:text-properties officeooo:rsid="0206c250"/>
    </style:style>
    <style:style style:name="T382" style:family="text">
      <style:text-properties officeooo:rsid="020bc498"/>
    </style:style>
    <style:style style:name="T383" style:family="text">
      <style:text-properties officeooo:rsid="020c32aa"/>
    </style:style>
    <style:style style:name="T384" style:family="text">
      <style:text-properties officeooo:rsid="020c43fe"/>
    </style:style>
    <style:style style:name="T385" style:family="text">
      <style:text-properties officeooo:rsid="020e823f"/>
    </style:style>
    <style:style style:name="T386" style:family="text">
      <style:text-properties officeooo:rsid="02103d0a"/>
    </style:style>
    <style:style style:name="T387" style:family="text">
      <style:text-properties officeooo:rsid="02108530"/>
    </style:style>
    <style:style style:name="T388" style:family="text">
      <style:text-properties officeooo:rsid="02127da4"/>
    </style:style>
    <style:style style:name="T389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90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91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92" style:family="text">
      <style:text-properties fo:font-size="16pt" officeooo:rsid="02108530" style:font-size-asian="16pt" style:font-size-complex="16pt"/>
    </style:style>
    <style:style style:name="T393" style:family="text">
      <style:text-properties officeooo:rsid="021ddf3f"/>
    </style:style>
    <style:style style:name="T394" style:family="text">
      <style:text-properties officeooo:rsid="021f7d62"/>
    </style:style>
    <style:style style:name="T395" style:family="text">
      <style:text-properties officeooo:rsid="02340a18"/>
    </style:style>
    <style:style style:name="T396" style:family="text">
      <style:text-properties officeooo:rsid="023525ac"/>
    </style:style>
    <style:style style:name="T397" style:family="text">
      <style:text-properties officeooo:rsid="02441129"/>
    </style:style>
    <style:style style:name="T398" style:family="text">
      <style:text-properties officeooo:rsid="0245815d"/>
    </style:style>
    <style:style style:name="T399" style:family="text">
      <style:text-properties officeooo:rsid="02468d26"/>
    </style:style>
    <style:style style:name="T400" style:family="text">
      <style:text-properties officeooo:rsid="024a8296"/>
    </style:style>
    <style:style style:name="T401" style:family="text">
      <style:text-properties officeooo:rsid="024c4356"/>
    </style:style>
    <style:style style:name="T402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03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04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5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6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07" style:family="text">
      <style:text-properties officeooo:rsid="025206e2"/>
    </style:style>
    <style:style style:name="T408" style:family="text">
      <style:text-properties officeooo:rsid="02535531"/>
    </style:style>
    <style:style style:name="T409" style:family="text">
      <style:text-properties officeooo:rsid="0255d0ff"/>
    </style:style>
    <style:style style:name="T410" style:family="text">
      <style:text-properties officeooo:rsid="025c3b30"/>
    </style:style>
    <style:style style:name="T411" style:family="text">
      <style:text-properties officeooo:rsid="025dd792"/>
    </style:style>
    <style:style style:name="T412" style:family="text">
      <style:text-properties fo:background-color="#f6f9d4" loext:char-shading-value="0"/>
    </style:style>
    <style:style style:name="T413" style:family="text">
      <style:text-properties officeooo:rsid="026e49de" fo:background-color="#f6f9d4" loext:char-shading-value="0"/>
    </style:style>
    <style:style style:name="T414" style:family="text">
      <style:text-properties officeooo:rsid="026dbea6" fo:background-color="#f6f9d4" loext:char-shading-value="0"/>
    </style:style>
    <style:style style:name="T415" style:family="text">
      <style:text-properties officeooo:rsid="01cfe222" fo:background-color="#f6f9d4" loext:char-shading-value="0"/>
    </style:style>
    <style:style style:name="T416" style:family="text">
      <style:text-properties officeooo:rsid="020c32aa" fo:background-color="#f6f9d4" loext:char-shading-value="0"/>
    </style:style>
    <style:style style:name="T417" style:family="text">
      <style:text-properties officeooo:rsid="01d2287e" fo:background-color="#f6f9d4" loext:char-shading-value="0"/>
    </style:style>
    <style:style style:name="T418" style:family="text">
      <style:text-properties officeooo:rsid="01d24f45" fo:background-color="#f6f9d4" loext:char-shading-value="0"/>
    </style:style>
    <style:style style:name="T419" style:family="text">
      <style:text-properties officeooo:rsid="02645dbc"/>
    </style:style>
    <style:style style:name="T420" style:family="text">
      <style:text-properties officeooo:rsid="0264c00b"/>
    </style:style>
    <style:style style:name="T421" style:family="text">
      <style:text-properties officeooo:rsid="026e87c1"/>
    </style:style>
    <style:style style:name="T422" style:family="text">
      <style:text-properties officeooo:rsid="027636e8"/>
    </style:style>
    <style:style style:name="T423" style:family="text">
      <style:text-properties officeooo:rsid="0288fa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54">26.08.2024 – Запущено обучение – 50 эпох </text:span></text:span></text:p>
      <text:p text:style-name="P2"><text:span text:style-name="Source_20_Text"><text:span text:style-name="T58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46"><text:span text:style-name="Source_20_Text"><text:span text:style-name="T52">./2_test_</text:span></text:span><text:span text:style-name="Source_20_Text"><text:span text:style-name="T131">pt</text:span></text:span><text:span text:style-name="Source_20_Text"><text:span text:style-name="T52">.sh <text:s text:c="3"/></text:span></text:span><text:span text:style-name="Source_20_Text"><text:span text:style-name="T133">(512x512)</text:span></text:span></text:p>
      <text:p text:style-name="P45"><text:span text:style-name="Source_20_Text"><text:span text:style-name="T61">Успешно</text:span></text:span></text:p>
      <text:p text:style-name="P46"><text:span text:style-name="Source_20_Text"><text:span text:style-name="T52">./</text:span></text:span><text:span text:style-name="Source_20_Text"><text:span text:style-name="T134">3</text:span></text:span><text:span text:style-name="Source_20_Text"><text:span text:style-name="T52">_test_</text:span></text:span><text:span text:style-name="Source_20_Text"><text:span text:style-name="T132">onnx</text:span></text:span><text:span text:style-name="Source_20_Text"><text:span text:style-name="T52">.sh <text:s/></text:span></text:span><text:span text:style-name="Source_20_Text"><text:span text:style-name="T133">(640x640)</text:span></text:span></text:p>
      <text:p text:style-name="P46"><text:span text:style-name="Source_20_Text"><text:span text:style-name="T61">Успешно</text:span></text:span></text:p>
      <text:p text:style-name="P46"><text:span text:style-name="Source_20_Text"><text:span text:style-name="T61"/></text:span></text:p>
      <text:p text:style-name="P46"><text:span text:style-name="Source_20_Text"><text:span text:style-name="T61"/></text:span></text:p>
      <text:p text:style-name="P46"><text:span text:style-name="Source_20_Text"><text:span text:style-name="T211">python3 export.py \</text:span></text:span></text:p>
      <text:p text:style-name="P46"><text:span text:style-name="Source_20_Text"><text:span text:style-name="T211">--weights /home/user/yolov5/runs/train/exp/weights/best.pt \</text:span></text:span></text:p>
      <text:p text:style-name="P46"><text:span text:style-name="Source_20_Text"><text:span text:style-name="T211">--img </text:span></text:span><text:span text:style-name="Source_20_Text"><text:span text:style-name="T212">512</text:span></text:span><text:span text:style-name="Source_20_Text"><text:span text:style-name="T211"> </text:span></text:span><text:span text:style-name="Source_20_Text"><text:span text:style-name="T212">512</text:span></text:span><text:span text:style-name="Source_20_Text"><text:span text:style-name="T211"> \</text:span></text:span></text:p>
      <text:p text:style-name="P46"><text:span text:style-name="Source_20_Text"><text:span text:style-name="T211">--include onnx \</text:span></text:span></text:p>
      <text:p text:style-name="P46"><text:span text:style-name="Source_20_Text"><text:span text:style-name="T211">--optimize \</text:span></text:span></text:p>
      <text:p text:style-name="P46"><text:span text:style-name="Source_20_Text"><text:span text:style-name="T211">--simplify \</text:span></text:span></text:p>
      <text:p text:style-name="P46"><text:span text:style-name="Source_20_Text"><text:span text:style-name="T211">--opset 12</text:span></text:span></text:p>
      <text:p text:style-name="P46"><text:span text:style-name="Source_20_Text"><text:span text:style-name="T61"/></text:span></text:p>
      <text:p text:style-name="P46"><text:span text:style-name="Source_20_Text"><text:span text:style-name="T61"/></text:span></text:p>
      <text:p text:style-name="P46"><text:span text:style-name="Source_20_Text"><text:span text:style-name="T61"/></text:span></text:p>
      <text:p text:style-name="P46"><text:span text:style-name="Source_20_Text"><text:span text:style-name="T61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35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36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76">- </text:span></text:span><text:span text:style-name="Source_20_Text"><text:span text:style-name="T177">Пробую по Rockchip_User_Guide_RKNN_Toolkit2_EN-1.5.2.pdf</text:span></text:span></text:p>
      <text:p text:style-name="P7"><text:span text:style-name="Source_20_Text"><text:span text:style-name="T178">(base) user@userevgeny:~$ conda deactivate</text:span></text:span></text:p>
      <text:p text:style-name="P7"><text:span text:style-name="Source_20_Text"><text:span text:style-name="T178">sudo apt install virtualenv</text:span></text:span></text:p>
      <text:p text:style-name="P7"><text:span text:style-name="Source_20_Text"><text:span text:style-name="T178">sudo apt-get install python3 python3-dev python3-pip</text:span></text:span></text:p>
      <text:p text:style-name="P7"><text:span text:style-name="Source_20_Text"><text:span text:style-name="T178">sudo apt-get install libxslt1-dev zlib1g zlib1g-dev libglib2.0-0 libsm6 libgl1-mesa-glx libprotobuf-dev gcc</text:span></text:span></text:p>
      <text:p text:style-name="P49"><text:span text:style-name="Source_20_Text"><text:span text:style-name="T175">virtualenv -p /usr/bin/python3 venv</text:span></text:span></text:p>
      <text:p text:style-name="P49"><text:span text:style-name="Source_20_Text"><text:span text:style-name="T175">source venv/bin/activate</text:span></text:span></text:p>
      <text:p text:style-name="P49"><text:span text:style-name="Source_20_Text"><text:span text:style-name="T182">(venv) user@userevgeny:~$ pip3 install -r /home/user/rknn-toolkit2-1.5.2/doc/requirements_cp310-1.5.2.txt</text:span></text:span></text:p>
      <text:p text:style-name="P50"><text:span text:style-name="Source_20_Text"><text:span text:style-name="T183">Ошибка</text:span></text:span></text:p>
      <text:p text:style-name="P50"><text:span text:style-name="Source_20_Text"><text:span text:style-name="T3"/></text:span></text:p>
      <text:p text:style-name="P41"><text:span text:style-name="Source_20_Text">- </text:span><text:span text:style-name="Source_20_Text"><text:span text:style-name="T147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59">https://habr.com/ru/companies/flant/articles/336654/</text:span></text:span></text:a><text:span text:style-name="Source_20_Text"><text:span text:style-name="T59"> <text:s text:c="3"/>Шпаргалка с командами Docker</text:span></text:span></text:p>
      <text:p text:style-name="P41"><text:span text:style-name="Source_20_Text"><text:span text:style-name="T59"/></text:span></text:p>
      <text:p text:style-name="P40"><text:span text:style-name="Source_20_Text"><text:span text:style-name="T213">(base) user@userevgeny:~/rknn-toolkit2-1.5.2/docker/docker_file/ubuntu_18_04_cp36$ </text:span></text:span><text:span text:style-name="Source_20_Text"><text:span text:style-name="T214">sudo docker build -t sdk_rknn .</text:span></text:span></text:p>
      <text:p text:style-name="P8"><text:span text:style-name="Source_20_Text"><text:span text:style-name="T215">Неудачно <text:s/>- </text:span></text:span><text:span text:style-name="Source_20_Text"><text:span text:style-name="T216">uncnown command config</text:span></text:span></text:p>
      <text:p text:style-name="P8"><text:span text:style-name="Source_20_Text"><text:span text:style-name="T22"/></text:span></text:p>
      <text:p text:style-name="P52"><text:span text:style-name="Source_20_Text"><text:span text:style-name="T7">docker search rknn – много репозиториев!!!</text:span></text:span></text:p>
      <text:p text:style-name="P53"/>
      <text:p text:style-name="P53"><text:span text:style-name="Source_20_Text"><text:span text:style-name="T137">(base) user@userevgeny:~$ docker pull 505083389/onnx2rknn_3588:v0.4</text:span></text:span></text:p>
      <text:p text:style-name="P53"><text:span text:style-name="Source_20_Text"><text:span text:style-name="T137">docker run -it -v /home/user/Desktop/trained_models/night_fly/exp/weights/best.onnx:/workspace/onnxmodels/hitnet_test_sim.onnx -</text:span></text:span><text:span text:style-name="Source_20_Text"><text:span text:style-name="T138">v <text:s text:c="4"/></text:span></text:span><text:span text:style-name="Source_20_Text"><text:span text:style-name="T137">05d58c99ff43</text:span></text:span></text:p>
      <text:p text:style-name="P53"><text:span text:style-name="Source_20_Text"><text:span text:style-name="T137">root@9c08007096a4:/workspace#</text:span></text:span></text:p>
      <text:p text:style-name="P53"/>
      <text:p text:style-name="P53"/>
      <text:p text:style-name="P50"><text:span text:style-name="Source_20_Text"><text:span text:style-name="T149"/></text:span></text:p>
      <text:p text:style-name="P50"><text:span text:style-name="Source_20_Text"><text:span text:style-name="T3"/></text:span></text:p>
      <text:p text:style-name="P50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50"><text:span text:style-name="Source_20_Text"><text:span text:style-name="T8"/></text:span></text:p>
      <text:p text:style-name="P50"><text:span text:style-name="Source_20_Text"><text:span text:style-name="T137">(base) user@userevgeny:~$ </text:span></text:span><text:span text:style-name="Source_20_Text"><text:span text:style-name="T141">docker pull ilooro/rknn-converter</text:span></text:span></text:p>
      <text:p text:style-name="P261"><text:span text:style-name="Source_20_Text"><text:span text:style-name="T141"/></text:span></text:p>
      <text:p text:style-name="P50">docker run -v &lt;path/to/folder&gt;:/share ilooro/rknn-converter:latest --model &lt;model-name.pt&gt; --height &lt;img-height&gt; --width &lt;img-width&gt; --quant</text:p>
      <text:p text:style-name="P50"><text:soft-page-break/>Description:</text:p>
      <text:p text:style-name="P50"><text:s text:c="4"/>&lt;path/to/folder&gt;: absolute path to folder with the model, converted model will be here (attention, this folder will be mounted in container).</text:p>
      <text:p text:style-name="P50"><text:s text:c="4"/>&lt;model-name.pt&gt;: name of model file.</text:p>
      <text:p text:style-name="P50"><text:s text:c="4"/>&lt;img-height&gt;: image height in pixels.</text:p>
      <text:p text:style-name="P50"><text:s text:c="4"/>&lt;img-width&gt;: image width in pixels.</text:p>
      <text:p text:style-name="P50">Arguments:</text:p>
      <text:p text:style-name="P50">-h, --help: show help message and exit</text:p>
      <text:p text:style-name="P50">--model MODEL: name of model file with an extension</text:p>
      <text:p text:style-name="P50">--model_version VERSION: VERSION in [8, 10], YOLO model version</text:p>
      <text:p text:style-name="P50">--height HEIGHT: input height</text:p>
      <text:p text:style-name="P50">--width WIDTH: input width</text:p>
      <text:p text:style-name="P50">--quant: enable quantization</text:p>
      <text:p text:style-name="P50">--no-quant: disable quantization</text:p>
      <text:p text:style-name="P50"/>
      <text:p text:style-name="P50">--platform PLATFORM: rockchip platform</text:p>
      <text:p text:style-name="P50">--quant_algorithm ALGORITHM: ALGORITHM in [normal,mmse,kl_divergence], quantization algorithm</text:p>
      <text:p text:style-name="P50">--quant_method METHOD: METHOD in [layer,channel], quantization method</text:p>
      <text:p text:style-name="P50">--quant_data_sz QSIZE: 1 &lt;= QSIZE &lt;= 175, dataset size (images are randomly selected with seed)</text:p>
      <text:p text:style-name="P50">--seed SEED: random seed</text:p>
      <text:p text:style-name="P50">--opt_level LEVEL: LEVEL in [0,1,2,3], optimization level</text:p>
      <text:p text:style-name="P50">--hybrid_quant: enable hybrid quantization</text:p>
      <text:p text:style-name="P50">--accuracy_analysis: enable accuracy analysis</text:p>
      <text:p text:style-name="P50"><text:span text:style-name="Source_20_Text"><text:span text:style-name="T137"/></text:span></text:p>
      <text:p text:style-name="P54"><text:span text:style-name="Source_20_Text"><text:span text:style-name="T201">docker run -v /home/user/Desktop/trained_models/night_fly/exp/weights:/share ilooro/rknn-converter:latest --model best.pt --height 512 --width 512 --quant --model_version 8</text:span></text:span></text:p>
      <text:p text:style-name="P50"/>
      <text:p text:style-name="P55"><text:span text:style-name="Source_20_Text"><text:span text:style-name="T148">Нужно тренировать yolo8 или 10</text:span></text:span></text:p>
      <text:p text:style-name="P55"><text:span text:style-name="Source_20_Text"><text:span text:style-name="T148"/></text:span></text:p>
      <text:p text:style-name="P55"><text:a xlink:type="simple" xlink:href="https://habr.com/ru/articles/714232/#2" text:style-name="Internet_20_link" text:visited-style-name="Visited_20_Internet_20_Link"><text:span text:style-name="Source_20_Text"><text:span text:style-name="T160">https://habr.com/ru/articles/714232/#2</text:span></text:span></text:a><text:span text:style-name="Source_20_Text"><text:span text:style-name="T148"> <text:s text:c="4"/>Обучите YOLOv8 на пользовательском наборе данных</text:span></text:span></text:p>
      <text:p text:style-name="P55"><text:span text:style-name="Source_20_Text"><text:span text:style-name="T160"/></text:span></text:p>
      <text:p text:style-name="P121">(base) user@userevgeny:~$ <text:span text:style-name="T148">conda activate yolo5</text:span></text:p>
      <text:p text:style-name="P121">(yolo5) user@userevgeny:~$ <text:span text:style-name="T148">yolo task=detect mode=train model=yolov8n.pt imgsz=</text:span><text:span text:style-name="T150">512</text:span><text:span text:style-name="T148"> </text:span><text:span text:style-name="T2">data=</text:span><text:span text:style-name="T4">night_fly</text:span><text:span text:style-name="T2">.yaml</text:span><text:span text:style-name="T148"> epochs=</text:span><text:span text:style-name="T150">3</text:span><text:span text:style-name="T148">0 batch=8 name=yolov8n_v8_</text:span><text:span text:style-name="T150">3</text:span><text:span text:style-name="T148">0e</text:span></text:p>
      <text:p text:style-name="P55"><text:span text:style-name="Source_20_Text"><text:span text:style-name="T160"/></text:span></text:p>
      <text:p text:style-name="P48"><text:span text:style-name="Source_20_Text"><text:span text:style-name="T148">yolo task=detect mode=predict model=</text:span></text:span><text:span text:style-name="Source_20_Text"><text:span text:style-name="T201">runs/detect/yolov8n_v8_</text:span></text:span><text:span text:style-name="Source_20_Text"><text:span text:style-name="T202">3</text:span></text:span><text:span text:style-name="Source_20_Text"><text:span text:style-name="T201">0e/weights/best.pt</text:span></text:span><text:span text:style-name="Source_20_Text"><text:span text:style-name="T148"> source=night_flyght.MP4 show=True imgsz=</text:span></text:span><text:span text:style-name="Source_20_Text"><text:span text:style-name="T151">512</text:span></text:span><text:span text:style-name="Source_20_Text"><text:span text:style-name="T148"> name=yolov8n_v8_</text:span></text:span><text:span text:style-name="Source_20_Text"><text:span text:style-name="T151">3</text:span></text:span><text:span text:style-name="Source_20_Text"><text:span text:style-name="T148">0e_infer</text:span></text:span><text:span text:style-name="Source_20_Text"><text:span text:style-name="T151">512</text:span></text:span><text:span text:style-name="Source_20_Text"><text:span text:style-name="T148"> hide_labels=True</text:span></text:span></text:p>
      <text:p text:style-name="P51"><text:span text:style-name="Source_20_Text"><text:span text:style-name="T148"/></text:span></text:p>
      <text:p text:style-name="P56"><text:span text:style-name="Source_20_Text"><text:span text:style-name="T62">Обучилась <text:s/>работает</text:span></text:span></text:p>
      <text:p text:style-name="P56"><text:span text:style-name="Source_20_Text"><text:span text:style-name="T62"/></text:span></text:p>
      <text:p text:style-name="P57"><text:span text:style-name="Source_20_Text"><text:span text:style-name="T201">docker run -v /home/user/WORK/NEURO/yolo8/runs/detect/yolov8n_v8_30e/weights:/share ilooro/rknn-converter:latest --model best.pt --height 512 --width 512 --quant --model_version 8</text:span></text:span></text:p>
      <text:p text:style-name="P57"><text:span text:style-name="Source_20_Text"><text:span text:style-name="T201"/></text:span></text:p>
      <text:p text:style-name="P58"><text:span text:style-name="Source_20_Text"><text:span text:style-name="T201">docker run -v /home/user/WORK/NEURO/yolo8/runs/detect/yolov8n_v8_30e/weights:/share ilooro/rknn-converter:latest --model best.pt --height 512 --width 512 --</text:span></text:span><text:span text:style-name="Source_20_Text"><text:span text:style-name="T203">no-</text:span></text:span><text:span text:style-name="Source_20_Text"><text:span text:style-name="T201">quant --model_version 8 </text:span></text:span></text:p>
      <text:p text:style-name="P59"><text:span text:style-name="Source_20_Text"><text:span text:style-name="T74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19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19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4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39">https://theaisummer.com/Neural_Network_from_scratch/</text:span></text:span></text:a></text:p>
      <text:p text:style-name="P11"><text:span text:style-name="Source_20_Text"><text:span text:style-name="T139"/></text:span></text:p>
      <text:p text:style-name="P203"><text:a xlink:type="simple" xlink:href="https://theaisummer.com/Neural_Network_from_scratch_part2/" text:style-name="Internet_20_link" text:visited-style-name="Visited_20_Internet_20_Link"><text:span text:style-name="Source_20_Text"><text:span text:style-name="T186">https://theaisummer.com/Neural_Network_from_scratch_part2/</text:span></text:span></text:a></text:p>
      <text:p text:style-name="P203"><text:span text:style-name="Source_20_Text"/></text:p>
      <text:p text:style-name="P204"><text:span text:style-name="Source_20_Text"><text:span text:style-name="T187">Код скачан и причесан – собирается но крашится</text:span></text:span></text:p>
      <text:p text:style-name="P204"><text:span text:style-name="Source_20_Text"><text:span text:style-name="T187"/></text:span></text:p>
      <text:p text:style-name="P205"><text:span text:style-name="Source_20_Text"><text:span text:style-name="T188">Нужен датасет </text:span></text:span></text:p>
      <text:p text:style-name="P205"><text:a xlink:type="simple" xlink:href="https://www.cs.toronto.edu/~kriz/cifar.html" text:style-name="Internet_20_link" text:visited-style-name="Visited_20_Internet_20_Link"><text:span text:style-name="Source_20_Text"><text:span text:style-name="T188">https://www.cs.toronto.edu/~kriz/cifar.html</text:span></text:span></text:a></text:p>
      <text:p text:style-name="P205"><text:span text:style-name="Source_20_Text"><text:span text:style-name="T188"/></text:span></text:p>
      <text:p text:style-name="P205"><text:soft-page-break/><text:a xlink:type="simple" xlink:href="https://github.com/Tencent/PocketFlow/issues/284" text:style-name="Internet_20_link" text:visited-style-name="Visited_20_Internet_20_Link"><text:span text:style-name="Source_20_Text"><text:span text:style-name="T188">https://github.com/Tencent/PocketFlow/issues/284</text:span></text:span></text:a></text:p>
      <text:p text:style-name="P205"><text:span text:style-name="Source_20_Text"><text:span text:style-name="T188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05"><text:span text:style-name="Source_20_Text"><text:span text:style-name="T188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205"><text:a xlink:type="simple" xlink:href="https://aw.club/global/en/blog/c-plus-plus-ml-libraries" text:style-name="Internet_20_link" text:visited-style-name="Visited_20_Internet_20_Link"><text:span text:style-name="Source_20_Text"><text:span text:style-name="T188">https://aw.club/global/en/blog/c-plus-plus-ml-libraries</text:span></text:span></text:a><text:span text:style-name="Source_20_Text"><text:span text:style-name="T188"> <text:s/>Top 14 C++ machine learning libraries</text:span></text:span></text:p>
      <text:h text:style-name="P206" text:outline-level="3"><text:span text:style-name="Source_20_Text"><text:span text:style-name="T188">TensorFlow</text:span></text:span></text:h>
      <text:p text:style-name="P207"><text:span text:style-name="Source_20_Text"><text:span text:style-name="T188">Caffe</text:span></text:span></text:p>
      <text:p text:style-name="P207"><text:span text:style-name="Source_20_Text"><text:span text:style-name="T188">Microsoft Cognitive Toolkit (CNTK)</text:span></text:span></text:p>
      <text:p text:style-name="P207"><text:span text:style-name="Source_20_Text"><text:span text:style-name="T188">mlpack</text:span></text:span></text:p>
      <text:p text:style-name="P207"><text:span text:style-name="Source_20_Text"><text:span text:style-name="T188">DyNet</text:span></text:span></text:p>
      <text:p text:style-name="P207"><text:span text:style-name="Source_20_Text"><text:span text:style-name="T188">FANN</text:span></text:span></text:p>
      <text:p text:style-name="P207"><text:a xlink:type="simple" xlink:href="https://github.com/codeplaysoftware/SYCL-ML" text:style-name="Internet_20_link" text:visited-style-name="Visited_20_Internet_20_Link"><text:span text:style-name="Source_20_Text"><text:span text:style-name="T188">https://github.com/codeplaysoftware/SYCL-ML</text:span></text:span></text:a><text:span text:style-name="Source_20_Text"><text:span text:style-name="T188"> <text:s text:c="2"/>SYCL-ML is a C++ library, implementing classical machine learning algorithms using SYCL.</text:span></text:span></text:p>
      <text:p text:style-name="P217"><text:span text:style-name="Source_20_Text"><text:span text:style-name="T190">Не хватает ComputeCpp</text:span></text:span></text:p>
      <text:p text:style-name="P207"><text:span text:style-name="Source_20_Text"><text:span text:style-name="T221">ComputeCpp SDK</text:span></text:span></text:p>
      <text:p text:style-name="P207"><text:a xlink:type="simple" xlink:href="https://github.com/codeplaysoftware/computecpp-sdk" text:style-name="Internet_20_link" text:visited-style-name="Visited_20_Internet_20_Link"><text:span text:style-name="Source_20_Text"><text:span text:style-name="T188">https://github.com/codeplaysoftware/computecpp-sdk</text:span></text:span></text:a></text:p>
      <text:p text:style-name="P207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88">https://github.com/AerialMantis/cppcon-parallelism-class/blob/master/docs/sycl_00_setting_up_computecpp.md</text:span></text:span></text:a></text:p>
      <text:p text:style-name="P216"><text:span text:style-name="Source_20_Text"><text:span text:style-name="T189">Пробую через Docker</text:span></text:span></text:p>
      <text:p text:style-name="P216"><text:span text:style-name="Source_20_Text"><text:span text:style-name="T222">docker pull aerialmantis/computecpp_ubuntu1604</text:span></text:span></text:p>
      <text:p text:style-name="P216"><text:span text:style-name="Source_20_Text"><text:span text:style-name="T222">docker run --rm -it aerialmantis/computecpp_ubuntu1604</text:span></text:span></text:p>
      <text:p text:style-name="P216"><text:span text:style-name="Source_20_Text"><text:span text:style-name="T222">computecpp_info</text:span></text:span></text:p>
      <text:p text:style-name="P218"><text:span text:style-name="Source_20_Text"><text:span text:style-name="T220">В другом терминале</text:span></text:span></text:p>
      <text:p text:style-name="P42"><text:span text:style-name="Source_20_Text"><text:span text:style-name="T226">(base) user@userevgeny:~/WORK/NEURO$ </text:span></text:span><text:span text:style-name="Source_20_Text"><text:span text:style-name="T227">docker cp f17ea44c996a:/usr/local/computecpp /home/user</text:span></text:span></text:p>
      <text:p text:style-name="P42"><text:span text:style-name="Source_20_Text"><text:span text:style-name="T226">Successfully copied 391MB to </text:span></text:span><text:span text:style-name="Source_20_Text">/home/user/computecpp </text:span></text:p>
      <text:p text:style-name="P205"><text:a xlink:type="simple" xlink:href="https://www.dev-notes.ru/articles/devops/docker-container-copy-files/" text:style-name="Internet_20_link" text:visited-style-name="Visited_20_Internet_20_Link"><text:span text:style-name="Source_20_Text"><text:span text:style-name="T188">https://www.dev-notes.ru/articles/devops/docker-container-copy-files/</text:span></text:span></text:a></text:p>
      <text:p text:style-name="P205"><text:span text:style-name="Source_20_Text"><text:span text:style-name="T228"/></text:span></text:p>
      <text:p text:style-name="P207"><text:span text:style-name="Source_20_Text"><text:span text:style-name="T6">platform - your system CANNOT support ComputeCpp</text:span></text:span></text:p>
      <text:p text:style-name="P205"><text:span text:style-name="Source_20_Text"><text:span text:style-name="T188"/></text:span></text:p>
      <text:p text:style-name="P209"><text:span text:style-name="Source_20_Text"><text:span text:style-name="T191">Ищу дальше</text:span></text:span></text:p>
      <text:p text:style-name="P209"><text:span text:style-name="Source_20_Text"><text:span text:style-name="T191"/></text:span></text:p>
      <text:p text:style-name="P214"><text:span text:style-name="Source_20_Text"><text:span text:style-name="T192">Для датасета 25</text:span></text:span><text:span text:style-name="Source_20_Text"><text:span text:style-name="T198">6</text:span></text:span><text:span text:style-name="Source_20_Text"><text:span text:style-name="T192"> обучаю</text:span></text:span></text:p>
      <text:p text:style-name="P123"><text:span text:style-name="Source_20_Text"><text:span text:style-name="T148">conda activate yolo5</text:span></text:span></text:p>
      <text:p text:style-name="P122"><text:span text:style-name="Source_20_Text"><text:span text:style-name="T148">yolo task=detect mode=train model=yolov8n.pt imgsz=</text:span></text:span><text:span text:style-name="Source_20_Text"><text:span text:style-name="T152">256</text:span></text:span><text:span text:style-name="Source_20_Text"><text:span text:style-name="T148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8"> epochs=</text:span></text:span><text:span text:style-name="Source_20_Text"><text:span text:style-name="T150">3</text:span></text:span><text:span text:style-name="Source_20_Text"><text:span text:style-name="T148">0 batch=8 name=yolov8n_</text:span></text:span><text:span text:style-name="Source_20_Text"><text:span text:style-name="T152">256_</text:span></text:span><text:span text:style-name="Source_20_Text"><text:span text:style-name="T148">v8_</text:span></text:span><text:span text:style-name="Source_20_Text"><text:span text:style-name="T150">3</text:span></text:span><text:span text:style-name="Source_20_Text"><text:span text:style-name="T148">0e</text:span></text:span></text:p>
      <text:p text:style-name="P215"><text:span text:style-name="Source_20_Text"><text:span text:style-name="T191">yolo task=detect mode=predict model=/home/user/WORK/NEURO/yolo8/runs/detect/yolov8n_256_v8_30e/weights/best.pt source=night_flyght.MP4 show=True imgsz=</text:span></text:span><text:span text:style-name="Source_20_Text"><text:span text:style-name="T195">256</text:span></text:span><text:span text:style-name="Source_20_Text"><text:span text:style-name="T191"> name=yolov8n_256_v8_30e_infer</text:span></text:span><text:span text:style-name="Source_20_Text"><text:span text:style-name="T196">256</text:span></text:span><text:span text:style-name="Source_20_Text"><text:span text:style-name="T191"> hide_labels=True</text:span></text:span></text:p>
      <text:p text:style-name="P60"><text:span text:style-name="Source_20_Text"><text:span text:style-name="T201">docker run -v /home/user/WORK/NEURO/yolo8/runs/detect/yolov8n_</text:span></text:span><text:span text:style-name="Source_20_Text"><text:span text:style-name="T204">256_</text:span></text:span><text:span text:style-name="Source_20_Text"><text:span text:style-name="T201">v8</text:span></text:span><text:span text:style-name="Source_20_Text"><text:span text:style-name="T204">_</text:span></text:span><text:span text:style-name="Source_20_Text"><text:span text:style-name="T201">30e/weights:/share ilooro/rknn-converter:latest --model best.pt --height </text:span></text:span><text:span text:style-name="Source_20_Text"><text:span text:style-name="T204">256</text:span></text:span><text:span text:style-name="Source_20_Text"><text:span text:style-name="T201"> --width </text:span></text:span><text:span text:style-name="Source_20_Text"><text:span text:style-name="T204">256</text:span></text:span><text:span text:style-name="Source_20_Text"><text:span text:style-name="T201"> --quant --model_version 8 --</text:span></text:span><text:span text:style-name="Source_20_Text">quant_data_sz </text:span><text:span text:style-name="Source_20_Text"><text:span text:style-name="T236">8</text:span></text:span></text:p>
      <text:p text:style-name="P209"><text:span text:style-name="Source_20_Text"><text:span text:style-name="T191"/></text:span></text:p>
      <text:p text:style-name="P221"><text:soft-page-break/><text:span text:style-name="Source_20_Text"><text:span text:style-name="T46">DeepCL</text:span></text:span></text:p>
      <text:p text:style-name="P209"><text:a xlink:type="simple" xlink:href="https://github.com/hughperkins/DeepCL" text:style-name="Internet_20_link" text:visited-style-name="Visited_20_Internet_20_Link"><text:span text:style-name="Source_20_Text"><text:span text:style-name="T191">https://github.com/hughperkins/DeepCL</text:span></text:span></text:a><text:span text:style-name="Source_20_Text"><text:span text:style-name="T191"> <text:s text:c="4"/></text:span></text:span></text:p>
      <text:p text:style-name="P208"><text:span text:style-name="Source_20_Text"><text:span text:style-name="T191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91">https://github.com/hughperkins/DeepCL.git</text:span></text:span></text:a></text:p>
      <text:p text:style-name="P208"><text:span text:style-name="Source_20_Text"><text:span text:style-name="T191">cd DeepCL</text:span></text:span></text:p>
      <text:p text:style-name="P202">mkdir build</text:p>
      <text:p text:style-name="P202">cd build</text:p>
      <text:p text:style-name="P210"><text:span text:style-name="Source_20_Text"><text:span text:style-name="T191">sudo apt <text:s/>install cmake-curses-gui</text:span></text:span></text:p>
      <text:p text:style-name="P202">ccmake ..</text:p>
      <text:p text:style-name="P211"><text:span text:style-name="Source_20_Text"><text:span text:style-name="T191">sudo apt install gfortran </text:span></text:span><text:span text:style-name="Source_20_Text"><text:span text:style-name="T193">(Пришлось доустановить)</text:span></text:span></text:p>
      <text:p text:style-name="P210"><text:span text:style-name="Source_20_Text"><text:span text:style-name="T191">make -j 4 install</text:span></text:span></text:p>
      <text:p text:style-name="P210"><text:span text:style-name="Source_20_Text"><text:span text:style-name="T191">The outputs will appear in subdirectories of ../dist</text:span></text:span></text:p>
      <text:p text:style-name="P210"><text:span text:style-name="Source_20_Text"><text:span text:style-name="T191"/></text:span></text:p>
      <text:p text:style-name="P209"><text:span text:style-name="Source_20_Text"><text:span text:style-name="T193">To activate, setup environment:</text:span></text:span></text:p>
      <text:p text:style-name="P209"><text:span text:style-name="Source_20_Text"><text:span text:style-name="T193">Open a bash prompt, and run:</text:span></text:span></text:p>
      <text:p text:style-name="P209"><text:span text:style-name="Source_20_Text"><text:span text:style-name="T161">source /home/user/WORK/NEURO/DeepCL/dist/bin/activate.sh</text:span></text:span></text:p>
      <text:p text:style-name="P209"><text:span text:style-name="Source_20_Text"><text:span text:style-name="T161">deepcl_unittests</text:span></text:span></text:p>
      <text:p text:style-name="P209"><text:span text:style-name="Source_20_Text"><text:span text:style-name="T230">[----------] Global test environment tear-down</text:span></text:span></text:p>
      <text:p text:style-name="P209"><text:span text:style-name="Source_20_Text"><text:span text:style-name="T230">[==========] 159 tests from 30 test cases ran. (38889 ms total)</text:span></text:span></text:p>
      <text:p text:style-name="P209"><text:span text:style-name="Source_20_Text"><text:span text:style-name="T230">[ <text:s/>PASSED <text:s/>] 155 tests.</text:span></text:span></text:p>
      <text:p text:style-name="P209"><text:span text:style-name="Source_20_Text"><text:span text:style-name="T230">[ <text:s/>FAILED <text:s/>] 4 tests, listed below:</text:span></text:span></text:p>
      <text:p text:style-name="P209"><text:span text:style-name="Source_20_Text"><text:span text:style-name="T230">[ <text:s/>FAILED <text:s/>] testforward.compare_0_1_biased_nopad</text:span></text:span></text:p>
      <text:p text:style-name="P209"><text:span text:style-name="Source_20_Text"><text:span text:style-name="T230">[ <text:s/>FAILED <text:s/>] testforward.compare_0_1_biased_pad</text:span></text:span></text:p>
      <text:p text:style-name="P209"><text:span text:style-name="Source_20_Text"><text:span text:style-name="T230">[ <text:s/>FAILED <text:s/>] testforward.compare_1_n_biased_nopad</text:span></text:span></text:p>
      <text:p text:style-name="P209"><text:span text:style-name="Source_20_Text"><text:span text:style-name="T230">[ <text:s/>FAILED <text:s/>] testforward.compare_1_n_biased_pad</text:span></text:span></text:p>
      <text:p text:style-name="P209"><text:span text:style-name="Source_20_Text"><text:span text:style-name="T231"/></text:span></text:p>
      <text:p text:style-name="P209"><text:span text:style-name="Source_20_Text"><text:span text:style-name="T230"><text:s/>4 FAILED TESTS</text:span></text:span></text:p>
      <text:p text:style-name="P209"><text:span text:style-name="Source_20_Text"><text:span text:style-name="T230"><text:s text:c="2"/>YOU HAVE 2 DISABLED TESTS</text:span></text:span></text:p>
      <text:p text:style-name="P209"><text:span text:style-name="Source_20_Text"><text:span text:style-name="T230"/></text:span></text:p>
      <text:p text:style-name="P208"><text:span text:style-name="Source_20_Text"><text:span text:style-name="T193">deepcl_train numtest=-1 numtrain=10000 datadir=/data/mnist</text:span></text:span></text:p>
      <text:p text:style-name="P212"><text:span text:style-name="Source_20_Text"><text:span text:style-name="T193">deepcl_train numtest=-1 numtrain=10000 datadir=/home/user/datasets/night_fly_256</text:span></text:span></text:p>
      <text:p text:style-name="P212"><text:span text:style-name="Source_20_Text"><text:span text:style-name="T193"/></text:span></text:p>
      <text:p text:style-name="P213"><text:span text:style-name="Source_20_Text"><text:span text:style-name="T194">Нужен образец датасета mnist</text:span></text:span></text:p>
      <text:p text:style-name="P213"><text:span text:style-name="Source_20_Text"><text:span text:style-name="T194"/></text:span></text:p>
      <text:p text:style-name="P213"><text:span text:style-name="Source_20_Text"><text:span text:style-name="T194"/></text:span></text:p>
      <text:p text:style-name="P213"><text:span text:style-name="Source_20_Text"><text:span text:style-name="T162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237">Обучаю Yolo5 под 256</text:span></text:span></text:p>
      <text:p text:style-name="P14"><text:span text:style-name="Source_20_Text"><text:span text:style-name="T238">Предобученная</text:span></text:span></text:p>
      <text:p text:style-name="P14"><text:span text:style-name="Source_20_Text"><text:span text:style-name="T140">conda activate yolo5</text:span></text:span></text:p>
      <text:p text:style-name="P130"><text:span text:style-name="Source_20_Text"><text:span text:style-name="T148">yolo task=detect mode=train model=yolov</text:span></text:span><text:span text:style-name="Source_20_Text"><text:span text:style-name="T153">5</text:span></text:span><text:span text:style-name="Source_20_Text"><text:span text:style-name="T148">n.pt imgsz=</text:span></text:span><text:span text:style-name="Source_20_Text"><text:span text:style-name="T152">256</text:span></text:span><text:span text:style-name="Source_20_Text"><text:span text:style-name="T148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8"> epochs=</text:span></text:span><text:span text:style-name="Source_20_Text"><text:span text:style-name="T150">3</text:span></text:span><text:span text:style-name="Source_20_Text"><text:span text:style-name="T148">0 batch=8 name=yolov</text:span></text:span><text:span text:style-name="Source_20_Text"><text:span text:style-name="T153">5</text:span></text:span><text:span text:style-name="Source_20_Text"><text:span text:style-name="T148">n_</text:span></text:span><text:span text:style-name="Source_20_Text"><text:span text:style-name="T152">256_</text:span></text:span><text:span text:style-name="Source_20_Text"><text:span text:style-name="T148">v8_</text:span></text:span><text:span text:style-name="Source_20_Text"><text:span text:style-name="T150">3</text:span></text:span><text:span text:style-name="Source_20_Text"><text:span text:style-name="T148">0e</text:span></text:span></text:p>
      <text:p text:style-name="P134"><text:span text:style-name="Source_20_Text"><text:span text:style-name="T239">В папке </text:span></text:span><text:span text:style-name="Source_20_Text"><text:span text:style-name="T241">home</text:span></text:span><text:span text:style-name="Source_20_Text"><text:span text:style-name="T242">user/yolo5</text:span></text:span></text:p>
      <text:p text:style-name="P133"><text:span text:style-name="Source_20_Text"><text:span text:style-name="T253">(yolo5) user@userevgeny:~/yolov5$ python export.py --weights "best_256_pretrained.pt" --img 256 --batch 1 --include onnx</text:span></text:span></text:p>
      <text:p text:style-name="P134"><text:span text:style-name="Source_20_Text"><text:span text:style-name="T81">export: </text:span></text:span></text:p>
      <text:p text:style-name="P134"><text:span text:style-name="Source_20_Text"><text:span text:style-name="T81">data=data/coco128.yaml, </text:span></text:span></text:p>
      <text:p text:style-name="P134"><text:span text:style-name="Source_20_Text"><text:span text:style-name="T81">weights=['best_256_pretrained.pt'], </text:span></text:span></text:p>
      <text:p text:style-name="P134"><text:span text:style-name="Source_20_Text"><text:span text:style-name="T81">imgsz=[256], </text:span></text:span></text:p>
      <text:p text:style-name="P134"><text:span text:style-name="Source_20_Text"><text:span text:style-name="T81">batch_size=1, </text:span></text:span></text:p>
      <text:p text:style-name="P134"><text:span text:style-name="Source_20_Text"><text:span text:style-name="T81">device=cpu, </text:span></text:span></text:p>
      <text:p text:style-name="P134"><text:span text:style-name="Source_20_Text"><text:span text:style-name="T81">half=False, </text:span></text:span></text:p>
      <text:p text:style-name="P134"><text:span text:style-name="Source_20_Text"><text:span text:style-name="T81">inplace=False, </text:span></text:span></text:p>
      <text:p text:style-name="P134"><text:soft-page-break/><text:span text:style-name="Source_20_Text"><text:span text:style-name="T81">keras=False, </text:span></text:span></text:p>
      <text:p text:style-name="P134"><text:span text:style-name="Source_20_Text"><text:span text:style-name="T81">optimize=False, </text:span></text:span></text:p>
      <text:p text:style-name="P134"><text:span text:style-name="Source_20_Text"><text:span text:style-name="T82">int8=False, </text:span></text:span></text:p>
      <text:p text:style-name="P134"><text:span text:style-name="Source_20_Text"><text:span text:style-name="T81">per_tensor=False, </text:span></text:span></text:p>
      <text:p text:style-name="P134"><text:span text:style-name="Source_20_Text"><text:span text:style-name="T81">dynamic=False, </text:span></text:span></text:p>
      <text:p text:style-name="P134"><text:span text:style-name="Source_20_Text"><text:span text:style-name="T81">simplify=False, </text:span></text:span></text:p>
      <text:p text:style-name="P134"><text:span text:style-name="Source_20_Text"><text:span text:style-name="T81">mlmodel=False, </text:span></text:span></text:p>
      <text:p text:style-name="P134"><text:span text:style-name="Source_20_Text"><text:span text:style-name="T82">opset=17, </text:span></text:span></text:p>
      <text:p text:style-name="P134"><text:span text:style-name="Source_20_Text"><text:span text:style-name="T81">verbose=False, </text:span></text:span></text:p>
      <text:p text:style-name="P134"><text:span text:style-name="Source_20_Text"><text:span text:style-name="T81">workspace=4, </text:span></text:span></text:p>
      <text:p text:style-name="P134"><text:span text:style-name="Source_20_Text"><text:span text:style-name="T81">nms=False, </text:span></text:span></text:p>
      <text:p text:style-name="P134"><text:span text:style-name="Source_20_Text"><text:span text:style-name="T81">agnostic_nms=False, </text:span></text:span></text:p>
      <text:p text:style-name="P134"><text:span text:style-name="Source_20_Text"><text:span text:style-name="T81">topk_per_class=100, </text:span></text:span></text:p>
      <text:p text:style-name="P134"><text:span text:style-name="Source_20_Text"><text:span text:style-name="T81">topk_all=100, </text:span></text:span></text:p>
      <text:p text:style-name="P134"><text:span text:style-name="Source_20_Text"><text:span text:style-name="T81">iou_thres=0.45, </text:span></text:span></text:p>
      <text:p text:style-name="P134"><text:span text:style-name="Source_20_Text"><text:span text:style-name="T81">conf_thres=0.25, </text:span></text:span></text:p>
      <text:p text:style-name="P134"><text:span text:style-name="Source_20_Text"><text:span text:style-name="T81">include=['onnx']</text:span></text:span></text:p>
      <text:p text:style-name="P134"><text:span text:style-name="Source_20_Text"><text:span text:style-name="T258">(yolo5) user@userevgeny:~/yolov5$ </text:span></text:span><text:span text:style-name="Source_20_Text"><text:span text:style-name="T253">python export.py --weights "best_256_pretrained.pt" --img 256 --batch </text:span></text:span><text:span text:style-name="Source_20_Text"><text:span text:style-name="T255">8</text:span></text:span><text:span text:style-name="Source_20_Text"><text:span text:style-name="T253"> --include onnx --</text:span></text:span><text:span text:style-name="Source_20_Text"><text:span text:style-name="T254">int8 <text:s/>--opset 12</text:span></text:span></text:p>
      <text:p text:style-name="P134"><text:span text:style-name="Source_20_Text"><text:span text:style-name="T254"/></text:span></text:p>
      <text:p text:style-name="P135"><text:span text:style-name="Source_20_Text"><text:span text:style-name="T259">скрипт – </text:span></text:span><text:span text:style-name="Source_20_Text"><text:span text:style-name="T260">обучение и тест</text:span></text:span></text:p>
      <text:p text:style-name="P136"><text:span text:style-name="Source_20_Text"><text:span text:style-name="T256">./1_train.sh </text:span></text:span></text:p>
      <text:p text:style-name="P136"><text:span text:style-name="Source_20_Text"><text:span text:style-name="T256">./</text:span></text:span><text:span text:style-name="Source_20_Text"><text:span text:style-name="T257">2_test.sh <text:s text:c="2"/>- <text:s/></text:span></text:span><text:span text:style-name="Source_20_Text"><text:span text:style-name="T45">перестало работать – перейти на Docker</text:span></text:span></text:p>
      <text:p text:style-name="P15"><text:span text:style-name="Source_20_Text"><text:span text:style-name="T244">C нуля</text:span></text:span></text:p>
      <text:p text:style-name="P131"><text:span text:style-name="Source_20_Text"><text:span text:style-name="T148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8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48"> --img </text:span></text:span><text:span text:style-name="Source_20_Text"><text:span text:style-name="T154">256</text:span></text:span><text:span text:style-name="Source_20_Text"><text:span text:style-name="T148"> <text:s/># from scratch</text:span></text:span></text:p>
      <text:p text:style-name="P131"><text:span text:style-name="Source_20_Text"><text:span text:style-name="T148"/></text:span></text:p>
      <text:p text:style-name="P125"><text:span text:style-name="Source_20_Text"><text:span text:style-name="T240">Запустил обучение yolo5n <text:s/>256 <text:s/>30 epoch</text:span></text:span></text:p>
      <text:p text:style-name="P124"><text:span text:style-name="Source_20_Text"><text:span text:style-name="T243"/></text:span></text:p>
      <text:p text:style-name="P131"><text:span text:style-name="Source_20_Text"><text:span text:style-name="T148"/></text:span></text:p>
      <text:p text:style-name="P131"><text:span text:style-name="Source_20_Text"><text:span text:style-name="T148"/></text:span></text:p>
      <text:p text:style-name="P220"><text:span text:style-name="Source_20_Text"><text:span text:style-name="T225">датасет norb for DeepCL</text:span></text:span></text:p>
      <text:p text:style-name="P127"><text:a xlink:type="simple" xlink:href="https://cs.nyu.edu/~ylclab/data/norb-v1.0-small/" text:style-name="Internet_20_link" text:visited-style-name="Visited_20_Internet_20_Link"><text:span text:style-name="Source_20_Text"><text:span text:style-name="T148">https://cs.nyu.edu/~ylclab/data/norb-v1.0-small/</text:span></text:span></text:a></text:p>
      <text:p text:style-name="P127"><text:span text:style-name="Source_20_Text"><text:span text:style-name="T148"/></text:span></text:p>
      <text:p text:style-name="P127"><text:span text:style-name="Source_20_Text"><text:span text:style-name="T155">Сначала запуск команды подготовки датасета</text:span></text:span></text:p>
      <text:p text:style-name="P127"><text:span text:style-name="Source_20_Text"><text:span text:style-name="T155"/></text:span></text:p>
      <text:p text:style-name="P265"><text:span text:style-name="Source_20_Text"><text:span text:style-name="T245">./prepare-norb /home/user/datasets/norb</text:span></text:span></text:p>
      <text:p text:style-name="P140"><text:span text:style-name="Source_20_Text"><text:span text:style-name="T232">shuffling training set....</text:span></text:span></text:p>
      <text:p text:style-name="P140"><text:span text:style-name="Source_20_Text"><text:span text:style-name="T232">0=11612</text:span></text:span></text:p>
      <text:p text:style-name="P140"><text:span text:style-name="Source_20_Text"><text:span text:style-name="T232">1=5449</text:span></text:span></text:p>
      <text:p text:style-name="P140"><text:span text:style-name="Source_20_Text"><text:span text:style-name="T232">2=18254</text:span></text:span></text:p>
      <text:p text:style-name="P140"><text:span text:style-name="Source_20_Text"><text:span text:style-name="T232">3=200</text:span></text:span></text:p>
      <text:p text:style-name="P140"><text:span text:style-name="Source_20_Text"><text:span text:style-name="T232">4=7600</text:span></text:span></text:p>
      <text:p text:style-name="P140"><text:span text:style-name="Source_20_Text"><text:span text:style-name="T232">5=7796</text:span></text:span></text:p>
      <text:p text:style-name="P140"><text:span text:style-name="Source_20_Text"><text:span text:style-name="T232">6=21491</text:span></text:span></text:p>
      <text:p text:style-name="P140"><text:span text:style-name="Source_20_Text"><text:span text:style-name="T232">7=12138</text:span></text:span></text:p>
      <text:p text:style-name="P140"><text:span text:style-name="Source_20_Text"><text:span text:style-name="T232">8=19538</text:span></text:span></text:p>
      <text:p text:style-name="P140"><text:span text:style-name="Source_20_Text"><text:span text:style-name="T232">9=23695</text:span></text:span></text:p>
      <text:p text:style-name="P140"><text:span text:style-name="Source_20_Text"><text:span text:style-name="T232">sampling test set....</text:span></text:span></text:p>
      <text:p text:style-name="P140"><text:span text:style-name="Source_20_Text"><text:span text:style-name="T232">done</text:span></text:span></text:p>
      <text:p text:style-name="P140"><text:span text:style-name="Source_20_Text"><text:span text:style-name="T166"/></text:span></text:p>
      <text:p text:style-name="P140"><text:span text:style-name="Source_20_Text"><text:span text:style-name="T166"/></text:span></text:p>
      <text:p text:style-name="P140"><text:soft-page-break/><text:span text:style-name="Source_20_Text"><text:span text:style-name="T166"/></text:span></text:p>
      <text:p text:style-name="P127"><text:span text:style-name="Source_20_Text"><text:span text:style-name="T155">Запуск обучения</text:span></text:span></text:p>
      <text:p text:style-name="P127"><text:span text:style-name="Source_20_Text"><text:span text:style-name="T155"/></text:span></text:p>
      <text:p text:style-name="P126"><text:span text:style-name="Source_20_Text"><text:span text:style-name="T55"><text:s text:c="4"/>gpuindex=[gpu device index; default value is gpu if present, cpu otw.] (-1)</text:span></text:span></text:p>
      <text:p text:style-name="P126"><text:span text:style-name="Source_20_Text"><text:span text:style-name="T55"><text:s text:c="4"/></text:span></text:span><text:span text:style-name="Source_20_Text"><text:span text:style-name="T223">datadir=[directory to search for train and validate files] ()</text:span></text:span></text:p>
      <text:p text:style-name="P126"><text:span text:style-name="Source_20_Text"><text:span text:style-name="T55"><text:s text:c="4"/>trainfile=[path to training data file] ()</text:span></text:span></text:p>
      <text:p text:style-name="P126"><text:span text:style-name="Source_20_Text"><text:span text:style-name="T55"><text:s text:c="4"/></text:span></text:span><text:span text:style-name="Source_20_Text"><text:span text:style-name="T262">dataset=[choose datadir,trainfile,and validatefile for certain datasets [mnist|norb|kgsgo|cifar10]] (norb)</text:span></text:span></text:p>
      <text:p text:style-name="P126"><text:span text:style-name="Source_20_Text"><text:span text:style-name="T55"><text:s text:c="4"/>validatefile=[path to validation data file] ()</text:span></text:span></text:p>
      <text:p text:style-name="P126"><text:span text:style-name="Source_20_Text"><text:span text:style-name="T55"><text:s text:c="4"/>numtrain=[num training examples] (-1)</text:span></text:span></text:p>
      <text:p text:style-name="P126"><text:span text:style-name="Source_20_Text"><text:span text:style-name="T55"><text:s text:c="4"/>numtest=[num test examples]] (-1)</text:span></text:span></text:p>
      <text:p text:style-name="P126"><text:span text:style-name="Source_20_Text"><text:span text:style-name="T55"><text:s text:c="4"/>batchsize=[batch size] (128)</text:span></text:span></text:p>
      <text:p text:style-name="P126"><text:span text:style-name="Source_20_Text"><text:span text:style-name="T55"><text:s text:c="4"/></text:span></text:span><text:span text:style-name="Source_20_Text"><text:span text:style-name="T223">numepochs=[number epochs] (12)</text:span></text:span></text:p>
      <text:p text:style-name="P126"><text:span text:style-name="Source_20_Text"><text:span text:style-name="T55"><text:s text:c="4"/>netdef=[network definition] (rt2-8c5z-relu-mp2-16c5z-relu-mp3-150n-tanh-10n)</text:span></text:span></text:p>
      <text:p text:style-name="P126"><text:span text:style-name="Source_20_Text"><text:span text:style-name="T55"><text:s text:c="4"/>loadweights=[load weights from file at startup?] (0)</text:span></text:span></text:p>
      <text:p text:style-name="P126"><text:span text:style-name="Source_20_Text"><text:span text:style-name="T55"><text:s text:c="4"/>weightsfile=[file to write weights to] (weights.dat)</text:span></text:span></text:p>
      <text:p text:style-name="P126"><text:span text:style-name="Source_20_Text"><text:span text:style-name="T55"><text:s text:c="4"/>writeweightsinterval=[write weights every this many minutes] (0)</text:span></text:span></text:p>
      <text:p text:style-name="P126"><text:span text:style-name="Source_20_Text"><text:span text:style-name="T55"><text:s text:c="4"/>normalization=[[stddev|maxmin]] (stddev)</text:span></text:span></text:p>
      <text:p text:style-name="P126"><text:span text:style-name="Source_20_Text"><text:span text:style-name="T55"><text:s text:c="4"/>normalizationnumstds=[with stddev normalization, how many stddevs from mean is 1?] (2)</text:span></text:span></text:p>
      <text:p text:style-name="P126"><text:span text:style-name="Source_20_Text"><text:span text:style-name="T55"><text:s text:c="4"/>dumptimings=[dump detailed timings each epoch? [1|0]] (0)</text:span></text:span></text:p>
      <text:p text:style-name="P126"><text:span text:style-name="Source_20_Text"><text:span text:style-name="T55"><text:s text:c="4"/>multinet=[number of Mcdnn columns to train] (1)</text:span></text:span></text:p>
      <text:p text:style-name="P126"><text:span text:style-name="Source_20_Text"><text:span text:style-name="T55"><text:s text:c="4"/>loadondemand=[load data on demand [1|0]] (0)</text:span></text:span></text:p>
      <text:p text:style-name="P126"><text:span text:style-name="Source_20_Text"><text:span text:style-name="T55"><text:s text:c="4"/>filereadbatches=[how many batches to read from file each time? (for loadondemand=1)] (50)</text:span></text:span></text:p>
      <text:p text:style-name="P126"><text:span text:style-name="Source_20_Text"><text:span text:style-name="T55"><text:s text:c="4"/>normalizationexamples=[number of examples to read to determine normalization parameters] (10000)</text:span></text:span></text:p>
      <text:p text:style-name="P126"><text:span text:style-name="Source_20_Text"><text:span text:style-name="T55"><text:s text:c="4"/>weightsinitializer=[initializer for weights, choices: original, uniform (default: original)] (original)</text:span></text:span></text:p>
      <text:p text:style-name="P126"><text:span text:style-name="Source_20_Text"><text:span text:style-name="T55"><text:s text:c="4"/>trainer=[which trainer, sgd, anneal, nesterov, adagrad, rmsprop, or adadelta (default: sgd)] (sgd)</text:span></text:span></text:p>
      <text:p text:style-name="P126"><text:span text:style-name="Source_20_Text"><text:span text:style-name="T55"><text:s text:c="4"/></text:span></text:span><text:span text:style-name="Source_20_Text"><text:span text:style-name="T223">learningrate=[learning rate, a float value, used by all trainers] (1e-05)</text:span></text:span></text:p>
      <text:p text:style-name="P126"><text:span text:style-name="Source_20_Text"><text:span text:style-name="T55"><text:s text:c="4"/>momentum=[momentum, used by sgd and nesterov trainers] (0)</text:span></text:span></text:p>
      <text:p text:style-name="P126"><text:span text:style-name="Source_20_Text"><text:span text:style-name="T55"><text:s text:c="4"/>weightdecay=[weight decay, 0 means no decay; 1 means full decay, used by sgd trainer] (0)</text:span></text:span></text:p>
      <text:p text:style-name="P129"><text:span text:style-name="Source_20_Text"><text:span text:style-name="T166">./deepcl_train learningrate=0.00001 dataset=norb datadir=/home/user/datasets/norb numepochs=40</text:span></text:span></text:p>
      <text:p text:style-name="P137"><text:span text:style-name="Source_20_Text"><text:span text:style-name="T261">40 эпох – точность 80%</text:span></text:span></text:p>
      <text:p text:style-name="P128"><text:span text:style-name="Source_20_Text"><text:span text:style-name="T167">./deepcl_train learningrate=0.00001 dataset=norb datadir=/home/user/datasets/norb numepochs=</text:span></text:span><text:span text:style-name="Source_20_Text"><text:span text:style-name="T168">60</text:span></text:span></text:p>
      <text:p text:style-name="P138"><text:span text:style-name="Source_20_Text"><text:span text:style-name="T263">6</text:span></text:span><text:span text:style-name="Source_20_Text"><text:span text:style-name="T261">0 эпох – точность 8</text:span></text:span><text:span text:style-name="Source_20_Text"><text:span text:style-name="T264">3,4</text:span></text:span><text:span text:style-name="Source_20_Text"><text:span text:style-name="T261">%</text:span></text:span></text:p>
      <text:p text:style-name="P138"><text:span text:style-name="Source_20_Text"><text:span text:style-name="T167">./deepcl_train learningrate=0.00001 dataset=norb datadir=/home/user/datasets/norb numepochs=</text:span></text:span><text:span text:style-name="Source_20_Text"><text:span text:style-name="T169">100</text:span></text:span></text:p>
      <text:p text:style-name="P139"><text:span text:style-name="Source_20_Text"><text:span text:style-name="T265">100</text:span></text:span><text:span text:style-name="Source_20_Text"><text:span text:style-name="T261"> эпох – точность 86.2%</text:span></text:span></text:p>
      <text:p text:style-name="P131"><text:span text:style-name="Source_20_Text"><text:span text:style-name="T148"/></text:span></text:p>
      <text:p text:style-name="P141"><text:span text:style-name="Source_20_Text"><text:span text:style-name="T172">Dataset cifar</text:span></text:span></text:p>
      <text:p text:style-name="P131"><text:span text:style-name="Source_20_Text"><text:span text:style-name="T148"/></text:span></text:p>
      <text:p text:style-name="P131"><text:span text:style-name="Source_20_Text"><text:span text:style-name="T167">./cifar-to-mat /home/user/datasets/cifar</text:span></text:span></text:p>
      <text:p text:style-name="P131"><text:span text:style-name="Source_20_Text"><text:span text:style-name="T229">num examples: 10000 imagesSize 30720000</text:span></text:span></text:p>
      <text:p text:style-name="P131"><text:span text:style-name="Source_20_Text"><text:span text:style-name="T167">./deepcl_train learningrate=0.00001 dataset=cifar10 datadir=/home/user/datasets/cifar numepochs=40</text:span></text:span></text:p>
      <text:p text:style-name="P142"><text:span text:style-name="Source_20_Text"><text:span text:style-name="T261">40 эпох – точность 48.58%</text:span></text:span></text:p>
      <text:p text:style-name="P143"><text:span text:style-name="Source_20_Text"><text:span text:style-name="T167">./deepcl_train learningrate=0.00001 dataset=cifar10 datadir=/home/user/datasets/cifar numepochs=</text:span></text:span><text:span text:style-name="Source_20_Text"><text:span text:style-name="T170">200</text:span></text:span></text:p>
      <text:p text:style-name="P143"><text:span text:style-name="Source_20_Text"><text:span text:style-name="T266">200</text:span></text:span><text:span text:style-name="Source_20_Text"><text:span text:style-name="T261"> эпох – точность 62.91%</text:span></text:span></text:p>
      <text:p text:style-name="P142"><text:span text:style-name="Source_20_Text"/></text:p>
      <text:p text:style-name="P144"><text:span text:style-name="Source_20_Text"><text:span text:style-name="T167">./deepcl_predict weightsfile=weights.dat inputfile=</text:span></text:span><text:span text:style-name="Source_20_Text"><text:span text:style-name="T171">33.jpg</text:span></text:span></text:p>
      <text:p text:style-name="P131"><text:span text:style-name="Source_20_Text"><text:span text:style-name="T56">Usage: ./deepcl_predict [key]=[value] [[key]=[value]] ...</text:span></text:span></text:p>
      <text:p text:style-name="P131"><text:span text:style-name="Source_20_Text"><text:span text:style-name="T60"/></text:span></text:p>
      <text:p text:style-name="P131"><text:span text:style-name="Source_20_Text"><text:span text:style-name="T233">Possible key=value pairs:</text:span></text:span></text:p>
      <text:p text:style-name="P131"><text:span text:style-name="Source_20_Text"><text:span text:style-name="T233">public api, shouldnt change within major version:</text:span></text:span></text:p>
      <text:p text:style-name="P131"><text:span text:style-name="Source_20_Text"><text:span text:style-name="T233"><text:s text:c="4"/>gpuindex=[gpu device index; default value is gpu if present, cpu otw.] (-1)</text:span></text:span></text:p>
      <text:p text:style-name="P131"><text:span text:style-name="Source_20_Text"><text:span text:style-name="T233"><text:s text:c="4"/>weightsfile=[file to read weights from] (weights.dat)</text:span></text:span></text:p>
      <text:p text:style-name="P131"><text:span text:style-name="Source_20_Text"><text:span text:style-name="T233"><text:s text:c="4"/>batchsize=[batch size] (128)</text:span></text:span></text:p>
      <text:p text:style-name="P131"><text:span text:style-name="Source_20_Text"><text:span text:style-name="T234"/></text:span></text:p>
      <text:p text:style-name="P131"><text:span text:style-name="Source_20_Text"><text:span text:style-name="T233">unstable, might change within major version:</text:span></text:span></text:p>
      <text:p text:style-name="P131"><text:span text:style-name="Source_20_Text"><text:span text:style-name="T233"><text:s text:c="4"/>inputfile=[file to read inputs from, if empty, read stdin (default)] ()</text:span></text:span></text:p>
      <text:p text:style-name="P131"><text:span text:style-name="Source_20_Text"><text:span text:style-name="T233"><text:s text:c="4"/>outputfile=[file to write outputs to, if empty, write to stdout] ()</text:span></text:span></text:p>
      <text:p text:style-name="P131"><text:span text:style-name="Source_20_Text"><text:span text:style-name="T233"><text:s text:c="4"/>outputlayer=[layer to write output from, default -1 means: last layer] (-1)</text:span></text:span></text:p>
      <text:p text:style-name="P131"><text:span text:style-name="Source_20_Text"><text:span text:style-name="T233"><text:s text:c="4"/>writelabels=[write integer labels, instead of probabilities etc (default 0)] (0)</text:span></text:span></text:p>
      <text:p text:style-name="P131"><text:soft-page-break/><text:span text:style-name="Source_20_Text"><text:span text:style-name="T233"><text:s text:c="4"/>outputformat=[output format [binary|text]] (text)</text:span></text:span></text:p>
      <text:p text:style-name="P145"><text:span text:style-name="Source_20_Text"><text:span text:style-name="T173">Пока не работает inference</text:span></text:span></text:p>
      <text:p text:style-name="P146"><text:span text:style-name="Source_20_Text"><text:span text:style-name="T174">Читать Readme dataset <text:s/>to <text:s/>jpeg <text:s/>и <text:s/>обучить</text:span></text:span></text:p>
      <text:p text:style-name="P131"><text:span text:style-name="Source_20_Text"><text:span text:style-name="T167"/></text:span></text:p>
      <text:p text:style-name="P131"><text:span text:style-name="Source_20_Text"><text:span text:style-name="T167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02_09_2024_Docker_yolo 8"/></text:p>
      <text:p text:style-name="P131"><text:span text:style-name="Source_20_Text"><text:span text:style-name="T167"/></text:span></text:p>
      <text:p text:style-name="P147"><text:span text:style-name="Source_20_Text"><text:span text:style-name="T207">Docker image yolo8</text:span></text:span></text:p>
      <text:p text:style-name="P148"><text:span text:style-name="Source_20_Text"><text:span text:style-name="T267">docker load &lt; yolo8.tar</text:span></text:span></text:p>
      <text:p text:style-name="P132"><text:span text:style-name="Source_20_Text"><text:span text:style-name="T268">docker image tag afdca96f8b7d </text:span></text:span><text:span text:style-name="Source_20_Text"><text:span text:style-name="T267">yolo8</text:span></text:span></text:p>
      <text:p text:style-name="P131"><text:span text:style-name="Source_20_Text"><text:span text:style-name="T156">mkdir -p ~/yolov8/inputs</text:span></text:span></text:p>
      <text:p text:style-name="P235">Download sample image:</text:p>
      <text:p text:style-name="P235">curl -o ~/yolov8/inputs/test.jpg https://raw.githubusercontent.com/rdcolema/tensorflow-image-classification/master/cat.jpg </text:p>
      <text:p text:style-name="P274">Object detection:</text:p>
      <text:p text:style-name="P244">docker run -it --rm -v ~/yolov8:/yolov8 yolo8 detect predict save model=yolov8<text:span text:style-name="T269">n</text:span>.pt source=inputs/test.jpg</text:p>
      <text:p text:style-name="P293">image 1/1 /yolov8/inputs/test.jpg: 384x640 1 cat, 1 bed, 24.8ms</text:p>
      <text:p text:style-name="P293">Speed: 1.2ms preprocess, 24.8ms inference, 0.9ms postprocess per image at shape (1, 3, 384, 640)</text:p>
      <text:p text:style-name="P293">Results saved to runs/detect/predict3</text:p>
      <text:p text:style-name="P47"><text:span text:style-name="Source_20_Text"><text:span text:style-name="T299">docker run -it --rm -v ~/yolov8:/yolov8 yolo8 detect predict save model=yolov8</text:span></text:span><text:span text:style-name="Source_20_Text"><text:span text:style-name="T302">n</text:span></text:span><text:span text:style-name="Source_20_Text"><text:span text:style-name="T299">.pt source=inputs/</text:span></text:span><text:span text:style-name="Source_20_Text"><text:span text:style-name="T300">bus</text:span></text:span><text:span text:style-name="Source_20_Text"><text:span text:style-name="T299">.jpg</text:span></text:span></text:p>
      <text:p text:style-name="P266"><text:span text:style-name="Source_20_Text"><text:span text:style-name="T287">Успешно</text:span></text:span></text:p>
      <text:p text:style-name="P131"><text:span text:style-name="Source_20_Text"><text:span text:style-name="T167"/></text:span></text:p>
      <text:p text:style-name="P275">Image segmentation:</text:p>
      <text:p text:style-name="P258">docker run -it --rm -v ~/yolov8:/yolov8 yolo8 segment predict save model=yolov8<text:span text:style-name="T325">n</text:span>-seg.pt source=inputs/test.jpg</text:p>
      <text:p text:style-name="P295">image 1/1 /yolov8/inputs/test.jpg: 384x640 1 cat, 1 bed, 35.2ms</text:p>
      <text:p text:style-name="P295">Speed: 1.4ms preprocess, 35.2ms inference, 1.8ms postprocess per image at shape (1, 3, 384, 640)</text:p>
      <text:p text:style-name="P295">Results saved to runs/segment/predict2</text:p>
      <text:p text:style-name="P266"><text:span text:style-name="Source_20_Text"><text:span text:style-name="T287">Успешно</text:span></text:span></text:p>
      <text:p text:style-name="P131"><text:span text:style-name="Source_20_Text"><text:span text:style-name="T167"/></text:span></text:p>
      <text:p text:style-name="P276">Image classification:</text:p>
      <text:p text:style-name="P259">docker run -it --rm -v ~/yolov8:/yolov8 yolo8 classify predict save model=yolov8<text:span text:style-name="T327">n</text:span>-cls.pt source=inputs/test.jpg</text:p>
      <text:p text:style-name="P267">Успешно</text:p>
      <text:p text:style-name="P267"/>
      <text:p text:style-name="P236"><text:span text:style-name="T148">docker run -it --rm <text:s/>yolo8</text:span> <text:s text:c="4"/><text:span text:style-name="T326">Выводит справку команд</text:span></text:p>
      <text:p text:style-name="P236"><text:span text:style-name="Source_20_Text"><text:span text:style-name="T251"/></text:span></text:p>
      <text:p text:style-name="P131"><text:span text:style-name="Source_20_Text"><text:span text:style-name="T167"/></text:span></text:p>
      <text:p text:style-name="P131"><text:span text:style-name="Source_20_Text"><text:span text:style-name="T97"><text:s text:c="8"/>yolo TASK MODE ARGS</text:span></text:span></text:p>
      <text:p text:style-name="P131"><text:span text:style-name="Source_20_Text"><text:span text:style-name="T98"/></text:span></text:p>
      <text:p text:style-name="P131"><text:span text:style-name="Source_20_Text"><text:span text:style-name="T97"><text:s text:c="8"/>Where <text:s text:c="2"/>TASK (optional) is one of {'detect', 'pose', 'obb', 'classify', 'segment'}</text:span></text:span></text:p>
      <text:p text:style-name="P131"><text:span text:style-name="Source_20_Text"><text:span text:style-name="T97"><text:s text:c="16"/>MODE (required) is one of {'predict', 'benchmark', 'val', 'track', 'export', 'train'}</text:span></text:span></text:p>
      <text:p text:style-name="P131"><text:span text:style-name="Source_20_Text"><text:span text:style-name="T97"><text:s text:c="16"/>ARGS (optional) are any number of custom 'arg=value' pairs like 'imgsz=320' that override defaults.</text:span></text:span></text:p>
      <text:p text:style-name="P131"><text:span text:style-name="Source_20_Text"><text:span text:style-name="T97"><text:s text:c="20"/>See all ARGS at https://docs.ultralytics.com/usage/cfg or with 'yolo cfg'</text:span></text:span></text:p>
      <text:p text:style-name="P131"><text:span text:style-name="Source_20_Text"><text:span text:style-name="T98"/></text:span></text:p>
      <text:p text:style-name="P131"><text:span text:style-name="Source_20_Text"><text:span text:style-name="T97"><text:s text:c="4"/>1. Train a detection model for 10 epochs with an initial learning_rate of 0.01</text:span></text:span></text:p>
      <text:p text:style-name="P131"><text:span text:style-name="Source_20_Text"><text:span text:style-name="T97"><text:s text:c="8"/>yolo train data=coco8.yaml model=yolov8n.pt epochs=10 lr0=0.01</text:span></text:span></text:p>
      <text:p text:style-name="P131"><text:span text:style-name="Source_20_Text"><text:span text:style-name="T98"/></text:span></text:p>
      <text:p text:style-name="P131"><text:span text:style-name="Source_20_Text"><text:span text:style-name="T97"><text:s text:c="4"/>2. Predict a YouTube video using a pretrained segmentation model at image size 320:</text:span></text:span></text:p>
      <text:p text:style-name="P131"><text:span text:style-name="Source_20_Text"><text:span text:style-name="T97"><text:s text:c="8"/>yolo predict model=yolov8n-seg.pt source='https://youtu.be/LNwODJXcvt4' imgsz=320</text:span></text:span></text:p>
      <text:p text:style-name="P131"><text:span text:style-name="Source_20_Text"><text:span text:style-name="T98"/></text:span></text:p>
      <text:p text:style-name="P131"><text:span text:style-name="Source_20_Text"><text:span text:style-name="T97"><text:s text:c="4"/>3. Val a pretrained detection model at batch-size 1 and image size 640:</text:span></text:span></text:p>
      <text:p text:style-name="P131"><text:span text:style-name="Source_20_Text"><text:span text:style-name="T97"><text:s text:c="8"/>yolo val model=yolov8n.pt data=coco8.yaml batch=1 imgsz=640</text:span></text:span></text:p>
      <text:p text:style-name="P131"><text:span text:style-name="Source_20_Text"><text:span text:style-name="T98"/></text:span></text:p>
      <text:p text:style-name="P131"><text:span text:style-name="Source_20_Text"><text:span text:style-name="T97"><text:s text:c="4"/>4. Export a YOLOv8n classification model to ONNX format at image size 224 by 128 (no TASK required)</text:span></text:span></text:p>
      <text:p text:style-name="P131"><text:span text:style-name="Source_20_Text"><text:span text:style-name="T97"><text:s text:c="8"/>yolo export model=yolov8n-cls.pt format=onnx imgsz=224,128</text:span></text:span></text:p>
      <text:p text:style-name="P131"><text:span text:style-name="Source_20_Text"><text:span text:style-name="T98"/></text:span></text:p>
      <text:p text:style-name="P131"><text:span text:style-name="Source_20_Text"><text:span text:style-name="T97"><text:s text:c="4"/>5. Explore your datasets using semantic search and SQL with a simple GUI powered by Ultralytics Explorer API</text:span></text:span></text:p>
      <text:p text:style-name="P131"><text:span text:style-name="Source_20_Text"><text:span text:style-name="T97"><text:s text:c="8"/>yolo explorer data=data.yaml model=yolov8n.pt</text:span></text:span></text:p>
      <text:p text:style-name="P131"><text:soft-page-break/><text:span text:style-name="Source_20_Text"><text:span text:style-name="T97"><text:s text:c="4"/></text:span></text:span></text:p>
      <text:p text:style-name="P131"><text:span text:style-name="Source_20_Text"><text:span text:style-name="T97"><text:s text:c="4"/>6. Streamlit real-time webcam inference GUI</text:span></text:span></text:p>
      <text:p text:style-name="P131"><text:span text:style-name="Source_20_Text"><text:span text:style-name="T97"><text:s text:c="8"/>yolo streamlit-predict</text:span></text:span></text:p>
      <text:p text:style-name="P131"><text:span text:style-name="Source_20_Text"><text:span text:style-name="T97"><text:s text:c="8"/></text:span></text:span></text:p>
      <text:p text:style-name="P131"><text:span text:style-name="Source_20_Text"><text:span text:style-name="T97"><text:s text:c="4"/>7. Run special commands:</text:span></text:span></text:p>
      <text:p text:style-name="P131"><text:span text:style-name="Source_20_Text"><text:span text:style-name="T97"><text:s text:c="8"/>yolo help</text:span></text:span></text:p>
      <text:p text:style-name="P131"><text:span text:style-name="Source_20_Text"><text:span text:style-name="T97"><text:s text:c="8"/>yolo checks</text:span></text:span></text:p>
      <text:p text:style-name="P131"><text:span text:style-name="Source_20_Text"><text:span text:style-name="T97"><text:s text:c="8"/>yolo version</text:span></text:span></text:p>
      <text:p text:style-name="P131"><text:span text:style-name="Source_20_Text"><text:span text:style-name="T97"><text:s text:c="8"/>yolo settings</text:span></text:span></text:p>
      <text:p text:style-name="P131"><text:span text:style-name="Source_20_Text"><text:span text:style-name="T97"><text:s text:c="8"/>yolo copy-cfg</text:span></text:span></text:p>
      <text:p text:style-name="P131"><text:span text:style-name="Source_20_Text"><text:span text:style-name="T97"><text:s text:c="8"/>yolo cfg</text:span></text:span></text:p>
      <text:p text:style-name="P131"><text:span text:style-name="Source_20_Text"><text:span text:style-name="T98"/></text:span></text:p>
      <text:p text:style-name="P131"><text:span text:style-name="Source_20_Text"><text:span text:style-name="T97"><text:s text:c="4"/>Docs: https://docs.ultralytics.com</text:span></text:span></text:p>
      <text:p text:style-name="P131"><text:span text:style-name="Source_20_Text"><text:span text:style-name="T97"><text:s text:c="4"/>Community: https://community.ultralytics.com</text:span></text:span></text:p>
      <text:p text:style-name="P131"><text:span text:style-name="Source_20_Text"><text:span text:style-name="T97"><text:s text:c="4"/>GitHub: https://github.com/ultralytics/ultralytics</text:span></text:span></text:p>
      <text:p text:style-name="P131"><text:span text:style-name="Source_20_Text"><text:span text:style-name="T167"/></text:span></text:p>
      <text:p text:style-name="P149"><text:span text:style-name="Source_20_Text"><text:span text:style-name="T156">docker run -it --rm -v ~/yolov8:/yolov8 yolo8 copy-cfg</text:span></text:span></text:p>
      <text:p text:style-name="P269"><text:span text:style-name="Source_20_Text"><text:span text:style-name="T289">copied to /yolov8/default_copy.yaml</text:span></text:span></text:p>
      <text:p text:style-name="P149"><text:span text:style-name="Source_20_Text"><text:span text:style-name="T156"/></text:span></text:p>
      <text:p text:style-name="P149"><text:span text:style-name="Source_20_Text"><text:span text:style-name="T156">docker run -it --rm -v ~/yolov8:/yolov8 yolo8 checks</text:span></text:span></text:p>
      <text:p text:style-name="P149"><text:span text:style-name="Source_20_Text"><text:span text:style-name="T156">docker run -it --rm -v ~/yolov8:/yolov8 yolo8 </text:span></text:span><text:span text:style-name="Source_20_Text"><text:span text:style-name="T157">settings</text:span></text:span></text:p>
      <text:p text:style-name="P149"><text:span text:style-name="Source_20_Text"><text:span text:style-name="T156">docker run -it --rm -v ~/yolov8:/yolov8 yolo8 </text:span></text:span><text:span text:style-name="Source_20_Text"><text:span text:style-name="T157">cfg</text:span></text:span></text:p>
      <text:p text:style-name="P149"><text:span text:style-name="Source_20_Text"><text:span text:style-name="T250"/></text:span></text:p>
      <text:p text:style-name="P131"><text:span text:style-name="Source_20_Text"><text:span text:style-name="T167"/></text:span></text:p>
      <text:p text:style-name="P291"><text:span text:style-name="Source_20_Text"><text:span text:style-name="T301">Train</text:span></text:span><text:span text:style-name="Source_20_Text"><text:span text:style-name="T299">:</text:span></text:span></text:p>
      <text:p text:style-name="P245"><text:span text:style-name="Source_20_Text"><text:span text:style-name="T287">docker run -it --rm </text:span></text:span><text:span text:style-name="Source_20_Text"><text:span text:style-name="T288">-v ~/yolov8:/yolov8 </text:span></text:span><text:span text:style-name="Source_20_Text"><text:span text:style-name="T270">yolo</text:span></text:span><text:span text:style-name="Source_20_Text"><text:span text:style-name="T315">8</text:span></text:span><text:span text:style-name="Source_20_Text"><text:span text:style-name="T270"> train data=coco8.yaml model=yolov8n.pt epochs=</text:span></text:span><text:span text:style-name="Source_20_Text"><text:span text:style-name="T315">2</text:span></text:span><text:span text:style-name="Source_20_Text"><text:span text:style-name="T270"> lr0=0.01</text:span></text:span></text:p>
      <text:p text:style-name="P268"><text:span text:style-name="Source_20_Text"><text:span text:style-name="T287">Успешно </text:span></text:span><text:span text:style-name="Source_20_Text"><text:span text:style-name="T289">cо св</text:span></text:span><text:span text:style-name="Source_20_Text"><text:span text:style-name="T290">оим</text:span></text:span><text:span text:style-name="Source_20_Text"><text:span text:style-name="T289"> датасетом</text:span></text:span></text:p>
      <text:p text:style-name="P268"><text:span text:style-name="Source_20_Text"><text:span text:style-name="T289"/></text:span></text:p>
      <text:p text:style-name="P150"><text:span text:style-name="Source_20_Text"><text:span text:style-name="T83">Положить n</text:span></text:span><text:span text:style-name="Source_20_Text"><text:span text:style-name="T84">ight_fly_256.yaml в yolo8 !!!</text:span></text:span></text:p>
      <text:p text:style-name="P150"><text:span text:style-name="Source_20_Text"><text:span text:style-name="T156">mkdir -p</text:span></text:span><text:span text:style-name="Source_20_Text"><text:span text:style-name="T271"> ~/yolo</text:span></text:span><text:span text:style-name="Source_20_Text"><text:span text:style-name="T272">v</text:span></text:span><text:span text:style-name="Source_20_Text"><text:span text:style-name="T271">8/ultralytics/cfg/datasets</text:span></text:span></text:p>
      <text:p text:style-name="P150"><text:span text:style-name="Source_20_Text"><text:span text:style-name="T271"/></text:span></text:p>
      <text:p text:style-name="P246"><text:span text:style-name="Source_20_Text"><text:span text:style-name="T287">docker run -it --rm --ipc=host </text:span></text:span><text:span text:style-name="Source_20_Text"><text:span text:style-name="T217">--gpus all</text:span></text:span><text:span text:style-name="Source_20_Text"><text:span text:style-name="T287"> </text:span></text:span><text:span text:style-name="Source_20_Text"><text:span text:style-name="T290">\</text:span></text:span></text:p>
      <text:p text:style-name="P246"><text:span text:style-name="Source_20_Text"><text:span text:style-name="T288">-v ~/yolov8:/yolov8 </text:span></text:span><text:span text:style-name="Source_20_Text"><text:span text:style-name="T290">\</text:span></text:span></text:p>
      <text:p text:style-name="P247"><text:span text:style-name="Source_20_Text"><text:span text:style-name="T288">-v ~/</text:span></text:span><text:span text:style-name="Source_20_Text"><text:span text:style-name="T291">datasets</text:span></text:span><text:span text:style-name="Source_20_Text"><text:span text:style-name="T288">:/</text:span></text:span><text:span text:style-name="Source_20_Text"><text:span text:style-name="T291">yolov8/datasets</text:span></text:span><text:span text:style-name="Source_20_Text"><text:span text:style-name="T288"> </text:span></text:span><text:span text:style-name="Source_20_Text"><text:span text:style-name="T290">\</text:span></text:span></text:p>
      <text:p text:style-name="P248"><text:span text:style-name="Source_20_Text"><text:span text:style-name="T270">yolo</text:span></text:span><text:span text:style-name="Source_20_Text"><text:span text:style-name="T315">8</text:span></text:span><text:span text:style-name="Source_20_Text"><text:span text:style-name="T270"> train </text:span></text:span><text:span text:style-name="Source_20_Text"><text:span text:style-name="T218">device=0</text:span></text:span><text:span text:style-name="Source_20_Text"><text:span text:style-name="T292"> </text:span></text:span><text:span text:style-name="Source_20_Text"><text:span text:style-name="T270">data=night_fly_256.yaml model=yolov8n.pt epochs=</text:span></text:span><text:span text:style-name="Source_20_Text"><text:span text:style-name="T315">2</text:span></text:span><text:span text:style-name="Source_20_Text"><text:span text:style-name="T270"> lr0=0.01</text:span></text:span></text:p>
      <text:p text:style-name="P151"><text:span text:style-name="Source_20_Text"><text:span text:style-name="T84">Обучение запускается !!! </text:span></text:span><text:span text:style-name="Source_20_Text"><text:span text:style-name="T85">(без GPU)</text:span></text:span></text:p>
      <text:p text:style-name="P131"><text:span text:style-name="Source_20_Text"><text:span text:style-name="T167"/></text:span></text:p>
      <text:p text:style-name="P131"><text:span text:style-name="Source_20_Text"><text:span text:style-name="T328">Установка NVIDIA Docker Runtime</text:span></text:span></text:p>
      <text:p text:style-name="P131"><text:span text:style-name="Source_20_Text"><text:span text:style-name="T328">Теперь давай установим NVIDIA Docker runtime, чтобы включить поддержку GPU в контейнерах Docker:</text:span></text:span></text:p>
      <text:p text:style-name="P131"><text:span text:style-name="Source_20_Text"><text:span text:style-name="T328"># Add NVIDIA package repositories</text:span></text:span></text:p>
      <text:p text:style-name="P131"><text:span text:style-name="Source_20_Text"><text:span text:style-name="T328">curl -s -L https://nvidia.github.io/nvidia-docker/gpgkey | sudo apt-key add -distribution=$(lsb_release -cs)</text:span></text:span></text:p>
      <text:p text:style-name="P131"><text:span text:style-name="Source_20_Text"><text:span text:style-name="T328">curl -s -L https://nvidia.github.io/nvidia-docker/$distribution/nvidia-docker.list | sudo tee /etc/apt/sources.list.d/nvidia-docker.list</text:span></text:span></text:p>
      <text:p text:style-name="P131"><text:span text:style-name="Source_20_Text"><text:span text:style-name="T328"># Install NVIDIA Docker runtime</text:span></text:span></text:p>
      <text:p text:style-name="P131"><text:span text:style-name="Source_20_Text"><text:span text:style-name="T328">sudo apt-get update</text:span></text:span></text:p>
      <text:p text:style-name="P131"><text:span text:style-name="Source_20_Text"><text:span text:style-name="T328">sudo apt-get install -y nvidia-docker2</text:span></text:span></text:p>
      <text:p text:style-name="P131"><text:span text:style-name="Source_20_Text"><text:span text:style-name="T328"># Restart Docker service to apply changes</text:span></text:span></text:p>
      <text:p text:style-name="P131"><text:span text:style-name="Source_20_Text"><text:span text:style-name="T328">sudo systemctl restart docker</text:span></text:span></text:p>
      <text:p text:style-name="P154"><text:span text:style-name="Source_20_Text"><text:span text:style-name="T84">Подключить GPU не удалось</text:span></text:span></text:p>
      <text:p text:style-name="P155"><text:span text:style-name="Source_20_Text"><text:span text:style-name="T86">Запускаю обучение 10 эпох</text:span></text:span></text:p>
      <text:p text:style-name="P249"><text:span text:style-name="Source_20_Text"><text:span text:style-name="T287">docker run -it --rm </text:span></text:span><text:span text:style-name="Source_20_Text"><text:span text:style-name="T288">-v ~/yolov8:/yolov8 -v ~/</text:span></text:span><text:span text:style-name="Source_20_Text"><text:span text:style-name="T291">datasets</text:span></text:span><text:span text:style-name="Source_20_Text"><text:span text:style-name="T288">:/</text:span></text:span><text:span text:style-name="Source_20_Text"><text:span text:style-name="T291">yolov8/datasets</text:span></text:span><text:span text:style-name="Source_20_Text"><text:span text:style-name="T288"> </text:span></text:span><text:span text:style-name="Source_20_Text"><text:span text:style-name="T270">yolo</text:span></text:span><text:span text:style-name="Source_20_Text"><text:span text:style-name="T315">8</text:span></text:span><text:span text:style-name="Source_20_Text"><text:span text:style-name="T270"> train </text:span></text:span><text:span text:style-name="Source_20_Text"><text:span text:style-name="T292">device=0 </text:span></text:span><text:span text:style-name="Source_20_Text"><text:span text:style-name="T270">data=night_fly_256.yaml model=yolov8n.pt </text:span></text:span><text:span text:style-name="Source_20_Text"><text:span text:style-name="T317">imgsz=256</text:span></text:span><text:span text:style-name="Source_20_Text"><text:span text:style-name="T270"> epochs=</text:span></text:span><text:span text:style-name="Source_20_Text"><text:span text:style-name="T316">10</text:span></text:span><text:span text:style-name="Source_20_Text"><text:span text:style-name="T270"> lr0=0.01</text:span></text:span></text:p>
      <text:p text:style-name="P251"><text:span text:style-name="Source_20_Text"><text:span text:style-name="T92">Файл весов положить в корень yolov8</text:span></text:span></text:p>
      <text:p text:style-name="P250"><text:span text:style-name="Source_20_Text"><text:span text:style-name="T287">docker run -it --rm -v ~/yolov8:/yolov8 </text:span></text:span><text:span text:style-name="Source_20_Text"><text:span text:style-name="T293">\</text:span></text:span></text:p>
      <text:p text:style-name="P250"><text:span text:style-name="Source_20_Text"><text:span text:style-name="T287">yolo8 detect predict save </text:span></text:span><text:span text:style-name="Source_20_Text"><text:span text:style-name="T293">\</text:span></text:span></text:p>
      <text:p text:style-name="P250"><text:span text:style-name="Source_20_Text"><text:span text:style-name="T287">model=</text:span></text:span><text:span text:style-name="Source_20_Text"><text:span text:style-name="T293">add_trained_10_epoche_256.pt</text:span></text:span><text:span text:style-name="Source_20_Text"><text:span text:style-name="T287"> </text:span></text:span><text:span text:style-name="Source_20_Text"><text:span text:style-name="T293">\</text:span></text:span></text:p>
      <text:p text:style-name="P250"><text:span text:style-name="Source_20_Text"><text:span text:style-name="T287">source=inputs/</text:span></text:span><text:span text:style-name="Source_20_Text"><text:span text:style-name="T293">nf</text:span></text:span><text:span text:style-name="Source_20_Text"><text:span text:style-name="T294">1</text:span></text:span><text:span text:style-name="Source_20_Text"><text:span text:style-name="T287">.jpg</text:span></text:span></text:p>
      <text:p text:style-name="P294">image 1/1 /yolov8/inputs/nf1.jpg: 256x256 1 boat, 14.8ms</text:p>
      <text:p text:style-name="P294"><text:soft-page-break/>Speed: 0.5ms preprocess, 14.8ms inference, 0.6ms postprocess per image at shape (1, 3, 256, 256)</text:p>
      <text:p text:style-name="P294">Results saved to runs/detect/predict9</text:p>
      <text:p text:style-name="P249"><text:span text:style-name="Source_20_Text"><text:span text:style-name="T271"/></text:span></text:p>
      <text:p text:style-name="P252"><text:span text:style-name="Source_20_Text"><text:span text:style-name="T91">Конвертирую</text:span></text:span></text:p>
      <text:p text:style-name="P252"><text:span text:style-name="Source_20_Text"><text:span text:style-name="T270">docker run -v </text:span></text:span><text:span text:style-name="Source_20_Text"><text:span text:style-name="T318">~</text:span></text:span><text:span text:style-name="Source_20_Text"><text:span text:style-name="T270">/yolo</text:span></text:span><text:span text:style-name="Source_20_Text"><text:span text:style-name="T318">v</text:span></text:span><text:span text:style-name="Source_20_Text"><text:span text:style-name="T270">8:/share </text:span></text:span><text:span text:style-name="Source_20_Text"><text:span text:style-name="T318">\</text:span></text:span></text:p>
      <text:p text:style-name="P252"><text:span text:style-name="Source_20_Text"><text:span text:style-name="T270">ilooro/rknn-converter:latest </text:span></text:span><text:span text:style-name="Source_20_Text"><text:span text:style-name="T318">\</text:span></text:span></text:p>
      <text:p text:style-name="P252"><text:span text:style-name="Source_20_Text"><text:span text:style-name="T270">--model add_trained_10_epoche_256.pt </text:span></text:span><text:span text:style-name="Source_20_Text"><text:span text:style-name="T318">\</text:span></text:span></text:p>
      <text:p text:style-name="P252"><text:span text:style-name="Source_20_Text"><text:span text:style-name="T270">--height </text:span></text:span><text:span text:style-name="Source_20_Text"><text:span text:style-name="T318">256</text:span></text:span><text:span text:style-name="Source_20_Text"><text:span text:style-name="T270"> --width </text:span></text:span><text:span text:style-name="Source_20_Text"><text:span text:style-name="T318">256</text:span></text:span><text:span text:style-name="Source_20_Text"><text:span text:style-name="T270"> --quant --model_version 8</text:span></text:span></text:p>
      <text:p text:style-name="P253"><text:span text:style-name="Source_20_Text"><text:span text:style-name="T208">Проверить на Апельсине <text:s/></text:span></text:span><text:span text:style-name="Source_20_Text"><text:span text:style-name="T209">~/Yolov8/</text:span></text:span><text:span text:style-name="Source_20_Text"><text:span text:style-name="T208">add_trained_10_epoche_256.rknn</text:span></text:span></text:p>
      <text:p text:style-name="P253"><text:span text:style-name="Source_20_Text"><text:span text:style-name="T319"/></text:span></text:p>
      <text:p text:style-name="P254"><text:span text:style-name="Source_20_Text"><text:span text:style-name="T91">Пробую на другом контейнере </text:span></text:span></text:p>
      <text:p text:style-name="P249"><text:span text:style-name="Source_20_Text"><text:span text:style-name="T271"/></text:span></text:p>
      <text:p text:style-name="P254"><text:span text:style-name="Source_20_Text"><text:span text:style-name="T91">ultralytics/ultralytics <text:s/>- <text:s/>такого фронтенда нет как на afdca96f8b7d <text:s/>есть исходники inference на C++</text:span></text:span></text:p>
      <text:p text:style-name="P254"><text:span text:style-name="Source_20_Text"><text:span text:style-name="T271"/></text:span></text:p>
      <text:p text:style-name="P249"><text:span text:style-name="Source_20_Text"><text:span text:style-name="T271"/></text:span></text:p>
      <text:p text:style-name="P249"><text:span text:style-name="Source_20_Text"><text:span text:style-name="T271"/></text:span></text:p>
      <text:p text:style-name="P154"><text:span text:style-name="Source_20_Text"><text:span text:style-name="T88">Перехожу обратно к DeepCL</text:span></text:span></text:p>
      <text:p text:style-name="P131"><text:span text:style-name="Source_20_Text"><text:span text:style-name="T268">./deepcl_train learningrate=0.00001 dataset=mnist datadir=/home/user/datasets/mnist numepochs=40 </text:span></text:span></text:p>
      <text:p text:style-name="P156"><text:span text:style-name="Source_20_Text"><text:span text:style-name="T268">./mnist-to-jpegs MNIST/t10k-images.idx3-ubyte JPG 1000</text:span></text:span></text:p>
      <text:p text:style-name="P152"><text:span text:style-name="Source_20_Text"><text:span text:style-name="T268">./mnist-to-jpegs /</text:span></text:span><text:span text:style-name="Source_20_Text"><text:span text:style-name="T329">home</text:span></text:span><text:span text:style-name="Source_20_Text"><text:span text:style-name="T268">/</text:span></text:span><text:span text:style-name="Source_20_Text"><text:span text:style-name="T329">user/datasets</text:span></text:span><text:span text:style-name="Source_20_Text"><text:span text:style-name="T268">/mnist/train-images.idx3-ubyte /</text:span></text:span><text:span text:style-name="Source_20_Text"><text:span text:style-name="T329">home</text:span></text:span><text:span text:style-name="Source_20_Text"><text:span text:style-name="T268">/</text:span></text:span><text:span text:style-name="Source_20_Text"><text:span text:style-name="T329">user/datasets</text:span></text:span><text:span text:style-name="Source_20_Text"><text:span text:style-name="T268">/mnist/imagenet 1280</text:span></text:span></text:p>
      <text:p text:style-name="P156"><text:span text:style-name="Source_20_Text"><text:span text:style-name="T167"/></text:span></text:p>
      <text:p text:style-name="P153"><text:span text:style-name="Source_20_Text"><text:span text:style-name="T268">./deepcl_train </text:span></text:span><text:span text:style-name="Source_20_Text"><text:span text:style-name="T330">\</text:span></text:span></text:p>
      <text:p text:style-name="P153"><text:span text:style-name="Source_20_Text"><text:span text:style-name="T268">datadir=/</text:span></text:span><text:span text:style-name="Source_20_Text"><text:span text:style-name="T329">home</text:span></text:span><text:span text:style-name="Source_20_Text"><text:span text:style-name="T268">/</text:span></text:span><text:span text:style-name="Source_20_Text"><text:span text:style-name="T329">user/datasets</text:span></text:span><text:span text:style-name="Source_20_Text"><text:span text:style-name="T268">/mnist/imagenet </text:span></text:span><text:span text:style-name="Source_20_Text"><text:span text:style-name="T330">\</text:span></text:span></text:p>
      <text:p text:style-name="P153"><text:span text:style-name="Source_20_Text"><text:span text:style-name="T268">trainfile=manifest.txt </text:span></text:span><text:span text:style-name="Source_20_Text"><text:span text:style-name="T330">\</text:span></text:span></text:p>
      <text:p text:style-name="P153"><text:span text:style-name="Source_20_Text"><text:span text:style-name="T268">validatefile=manifest.txt </text:span></text:span><text:span text:style-name="Source_20_Text"><text:span text:style-name="T330">\</text:span></text:span></text:p>
      <text:p text:style-name="P153"><text:span text:style-name="Source_20_Text"><text:span text:style-name="T330">numepochs=200 \</text:span></text:span></text:p>
      <text:p text:style-name="P153"><text:span text:style-name="Source_20_Text"><text:span text:style-name="T268">numtrain=1280 numtest=1280</text:span></text:span></text:p>
      <text:p text:style-name="P156"><text:span text:style-name="Source_20_Text"><text:span text:style-name="T167"/></text:span></text:p>
      <text:p text:style-name="P157"><text:span text:style-name="Source_20_Text"><text:span text:style-name="T331">mnist - цифры</text:span></text:span></text:p>
      <text:p text:style-name="P131"><text:span text:style-name="Source_20_Text"><text:span text:style-name="T268">https://github.com/gskielian/JPG-PNG-to-MNIST-NN-Format/blob/master/convert-images-to-mnist-format.py</text:span></text:span></text:p>
      <text:p text:style-name="P131"><text:span text:style-name="Source_20_Text"><text:span text:style-name="T167"/></text:span></text:p>
      <text:p text:style-name="P131"><text:span text:style-name="Source_20_Text"><text:span text:style-name="T206">Работаю с Cifar10</text:span></text:span></text:p>
      <text:p text:style-name="P131"><text:span text:style-name="Source_20_Text"><text:span text:style-name="T167"/></text:span></text:p>
      <text:p text:style-name="P158"><text:span text:style-name="Source_20_Text"><text:span text:style-name="T268">./deepcl_train </text:span></text:span><text:span text:style-name="Source_20_Text"><text:span text:style-name="T332">\</text:span></text:span></text:p>
      <text:p text:style-name="P158"><text:span text:style-name="Source_20_Text"><text:span text:style-name="T268">learningrate=0.00001 </text:span></text:span><text:span text:style-name="Source_20_Text"><text:span text:style-name="T332">\</text:span></text:span></text:p>
      <text:p text:style-name="P158"><text:span text:style-name="Source_20_Text"><text:span text:style-name="T268">dataset=cifar10 </text:span></text:span><text:span text:style-name="Source_20_Text"><text:span text:style-name="T332">\</text:span></text:span></text:p>
      <text:p text:style-name="P158"><text:span text:style-name="Source_20_Text"><text:span text:style-name="T268">datadir=/home/user/datasets/cifar </text:span></text:span><text:span text:style-name="Source_20_Text"><text:span text:style-name="T332">\</text:span></text:span></text:p>
      <text:p text:style-name="P158"><text:span text:style-name="Source_20_Text"><text:span text:style-name="T268">numepochs=</text:span></text:span><text:span text:style-name="Source_20_Text"><text:span text:style-name="T335">1</text:span></text:span><text:span text:style-name="Source_20_Text"><text:span text:style-name="T266">00 </text:span></text:span><text:span text:style-name="Source_20_Text"><text:span text:style-name="T336">\</text:span></text:span></text:p>
      <text:p text:style-name="P160"><text:span text:style-name="Source_20_Text"><text:span text:style-name="T268">loadweights=1 \</text:span></text:span></text:p>
      <text:p text:style-name="P161"><text:span text:style-name="Source_20_Text"><text:span text:style-name="T268">gpuindex=0 \</text:span></text:span></text:p>
      <text:p text:style-name="P162"><text:span text:style-name="Source_20_Text"><text:span text:style-name="T268">netdef=rt2-8c5z-relu-mp2-16c5z-relu-mp3-150n-tanh-10n</text:span></text:span></text:p>
      <text:p text:style-name="P159"><text:span text:style-name="Source_20_Text"/></text:p>
      <text:p text:style-name="P159"><text:span text:style-name="Source_20_Text"><text:span text:style-name="T268">netdef=rt2-8c5z-relu-mp2-16c5z-relu-mp3-150n-tanh-10n <text:s/>- </text:span></text:span><text:span text:style-name="Source_20_Text"><text:span text:style-name="T337">default</text:span></text:span></text:p>
      <text:p text:style-name="P159"><text:span text:style-name="Source_20_Text"/></text:p>
      <text:p text:style-name="P131"><text:span text:style-name="Source_20_Text"><text:span text:style-name="T334"><text:s text:c="4"/>network is defined by a string like: 100C5-MP2-100C5-MP2-100C4-MP2-300N-100N-6N</text:span></text:span></text:p>
      <text:p text:style-name="P131"><text:span text:style-name="Source_20_Text"><text:span text:style-name="T334"><text:s text:c="4"/>100c5 means: a convolutional layer, with 100 filters, each 5x5</text:span></text:span></text:p>
      <text:p text:style-name="P131"><text:span text:style-name="Source_20_Text"><text:span text:style-name="T334"><text:s text:c="4"/>adding z to a convolutional layer makes it zero-padded, eg 8c5z is: a convolutional layer, with 8 filters, each 5x5, zero-padded</text:span></text:span></text:p>
      <text:p text:style-name="P131"><text:span text:style-name="Source_20_Text"><text:span text:style-name="T334"><text:s text:c="4"/>mp2 means a max-pooling layer, over non-overlapping regions of 2x2</text:span></text:span></text:p>
      <text:p text:style-name="P131"><text:span text:style-name="Source_20_Text"><text:span text:style-name="T334"><text:s text:c="4"/>300n means a fully connected layer with 300 hidden units</text:span></text:span></text:p>
      <text:p text:style-name="P131"><text:span text:style-name="Source_20_Text"><text:span text:style-name="T334"><text:s text:c="4"/>relu means a relu layer</text:span></text:span></text:p>
      <text:p text:style-name="P131"><text:span text:style-name="Source_20_Text"><text:span text:style-name="T334"><text:s text:c="4"/>tanh means a tanh layer</text:span></text:span></text:p>
      <text:p text:style-name="P131"><text:span text:style-name="Source_20_Text"><text:span text:style-name="T333"><text:s text:c="4"/>gpuindex=[gpu device index; default value is gpu if present, cpu otw.] (-1)</text:span></text:span></text:p>
      <text:p text:style-name="P131"><text:span text:style-name="Source_20_Text"><text:span text:style-name="T333"><text:s text:c="4"/>datadir=[directory to search for train and validate files] ()</text:span></text:span></text:p>
      <text:p text:style-name="P131"><text:span text:style-name="Source_20_Text"><text:span text:style-name="T333"><text:s text:c="4"/>trainfile=[path to training data file] ()</text:span></text:span></text:p>
      <text:p text:style-name="P131"><text:span text:style-name="Source_20_Text"><text:span text:style-name="T333"><text:s text:c="4"/>dataset=[choose datadir,trainfile,and validatefile for certain datasets [mnist|norb|kgsgo|cifar10]] ()</text:span></text:span></text:p>
      <text:p text:style-name="P131"><text:span text:style-name="Source_20_Text"><text:span text:style-name="T333"><text:s text:c="4"/>validatefile=[path to validation data file] ()</text:span></text:span></text:p>
      <text:p text:style-name="P131"><text:soft-page-break/><text:span text:style-name="Source_20_Text"><text:span text:style-name="T333"><text:s text:c="4"/>numtrain=[num training examples] (-1)</text:span></text:span></text:p>
      <text:p text:style-name="P131"><text:span text:style-name="Source_20_Text"><text:span text:style-name="T333"><text:s text:c="4"/>numtest=[num test examples]] (-1)</text:span></text:span></text:p>
      <text:p text:style-name="P131"><text:span text:style-name="Source_20_Text"><text:span text:style-name="T333"><text:s text:c="4"/>batchsize=[batch size] (128)</text:span></text:span></text:p>
      <text:p text:style-name="P131"><text:span text:style-name="Source_20_Text"><text:span text:style-name="T333"><text:s text:c="4"/>numepochs=[number epochs] (12)</text:span></text:span></text:p>
      <text:p text:style-name="P131"><text:span text:style-name="Source_20_Text"><text:span text:style-name="T333"><text:s text:c="4"/>netdef=[network definition] (rt2-8c5z-relu-mp2-16c5z-relu-mp3-150n-tanh-10n)</text:span></text:span></text:p>
      <text:p text:style-name="P131"><text:span text:style-name="Source_20_Text"><text:span text:style-name="T333"><text:s text:c="4"/>loadweights=[load weights from file at startup?] (0)</text:span></text:span></text:p>
      <text:p text:style-name="P131"><text:span text:style-name="Source_20_Text"><text:span text:style-name="T333"><text:s text:c="4"/>weightsfile=[file to write weights to] (weights.dat)</text:span></text:span></text:p>
      <text:p text:style-name="P131"><text:span text:style-name="Source_20_Text"><text:span text:style-name="T333"><text:s text:c="4"/>writeweightsinterval=[write weights every this many minutes] (0)</text:span></text:span></text:p>
      <text:p text:style-name="P131"><text:span text:style-name="Source_20_Text"><text:span text:style-name="T333"><text:s text:c="4"/>normalization=[[stddev|maxmin]] (stddev)</text:span></text:span></text:p>
      <text:p text:style-name="P131"><text:span text:style-name="Source_20_Text"><text:span text:style-name="T333"><text:s text:c="4"/>normalizationnumstds=[with stddev normalization, how many stddevs from mean is 1?] (2)</text:span></text:span></text:p>
      <text:p text:style-name="P131"><text:span text:style-name="Source_20_Text"><text:span text:style-name="T333"><text:s text:c="4"/>dumptimings=[dump detailed timings each epoch? [1|0]] (0)</text:span></text:span></text:p>
      <text:p text:style-name="P131"><text:span text:style-name="Source_20_Text"><text:span text:style-name="T333"><text:s text:c="4"/>multinet=[number of Mcdnn columns to train] (1)</text:span></text:span></text:p>
      <text:p text:style-name="P131"><text:span text:style-name="Source_20_Text"><text:span text:style-name="T333"><text:s text:c="4"/>loadondemand=[load data on demand [1|0]] (0)</text:span></text:span></text:p>
      <text:p text:style-name="P131"><text:span text:style-name="Source_20_Text"><text:span text:style-name="T333"><text:s text:c="4"/>filereadbatches=[how many batches to read from file each time? (for loadondemand=1)] (50)</text:span></text:span></text:p>
      <text:p text:style-name="P131"><text:span text:style-name="Source_20_Text"><text:span text:style-name="T333"><text:s text:c="4"/>normalizationexamples=[number of examples to read to determine normalization parameters] (10000)</text:span></text:span></text:p>
      <text:p text:style-name="P131"><text:span text:style-name="Source_20_Text"><text:span text:style-name="T333"><text:s text:c="4"/>weightsinitializer=[initializer for weights, choices: original, uniform (default: original)] (original)</text:span></text:span></text:p>
      <text:p text:style-name="P131"><text:span text:style-name="Source_20_Text"><text:span text:style-name="T333"><text:s text:c="4"/>trainer=[which trainer, sgd, anneal, nesterov, adagrad, rmsprop, or adadelta (default: sgd)] (sgd)</text:span></text:span></text:p>
      <text:p text:style-name="P131"><text:span text:style-name="Source_20_Text"><text:span text:style-name="T333"><text:s text:c="4"/>learningrate=[learning rate, a float value, used by all trainers] (1e-05)</text:span></text:span></text:p>
      <text:p text:style-name="P131"><text:span text:style-name="Source_20_Text"><text:span text:style-name="T333"><text:s text:c="4"/>momentum=[momentum, used by sgd and nesterov trainers] (0)</text:span></text:span></text:p>
      <text:p text:style-name="P131"><text:span text:style-name="Source_20_Text"><text:span text:style-name="T333"><text:s text:c="4"/>weightdecay=[weight decay, 0 means no decay; 1 means full decay, used by sgd trainer] (0)</text:span></text:span></text:p>
      <text:p text:style-name="P131"><text:span text:style-name="Source_20_Text"><text:span text:style-name="T167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63"><text:span text:style-name="Source_20_Text"><text:span text:style-name="T268">./deepcl_train learningrate=0.00001 dataset=cifar10 datadir=/home/user/datasets/cifar numepochs=</text:span></text:span><text:span text:style-name="Source_20_Text"><text:span text:style-name="T338">10</text:span></text:span><text:span text:style-name="Source_20_Text"><text:span text:style-name="T266">00 </text:span></text:span><text:span text:style-name="Source_20_Text"><text:span text:style-name="T268">loadweights=1 gpuindex=0 \</text:span></text:span></text:p>
      <text:p text:style-name="P163"><text:span text:style-name="Source_20_Text"><text:span text:style-name="T268">netdef=rt2-8c5z-relu-mp2-16c5z-relu-mp3-150n-tanh-10n</text:span></text:span></text:p>
      <text:p text:style-name="P224"><text:span text:style-name="Source_20_Text"><text:span text:style-name="T99">500 <text:s/>эпох - 69.59%</text:span></text:span></text:p>
      <text:p text:style-name="P224"><text:span text:style-name="Source_20_Text"><text:span text:style-name="T99">1000 эпох –</text:span></text:span><text:span text:style-name="Source_20_Text"><text:span text:style-name="T199"> </text:span></text:span><text:span text:style-name="Source_20_Text"><text:span text:style-name="T99">71.97%</text:span></text:span></text:p>
      <text:p text:style-name="P225"><text:span text:style-name="Source_20_Text"><text:span text:style-name="T100">1500 эпох – 72.49%</text:span></text:span></text:p>
      <text:p text:style-name="P226"><text:span text:style-name="Source_20_Text"><text:span text:style-name="T101">30</text:span></text:span><text:span text:style-name="Source_20_Text"><text:span text:style-name="T100">00 эпох – </text:span></text:span><text:span text:style-name="Source_20_Text"><text:span text:style-name="T102">то же</text:span></text:span></text:p>
      <text:p text:style-name="P164"><text:span text:style-name="Source_20_Text"><text:span text:style-name="T268">./deepcl_train learningrate=0.00001 dataset=cifar10 datadir=/home/user/datasets/cifar numepochs=</text:span></text:span><text:span text:style-name="Source_20_Text"><text:span text:style-name="T338">10</text:span></text:span><text:span text:style-name="Source_20_Text"><text:span text:style-name="T266">00 </text:span></text:span><text:span text:style-name="Source_20_Text"><text:span text:style-name="T268">loadweights=1 gpuindex=0 \</text:span></text:span></text:p>
      <text:p text:style-name="P164"><text:span text:style-name="Source_20_Text"><text:span text:style-name="T268">netdef=rt2-8c5z-relu-mp2-16c5z-relu-mp3-</text:span></text:span><text:span text:style-name="Source_20_Text"><text:span text:style-name="T338">30</text:span></text:span><text:span text:style-name="Source_20_Text"><text:span text:style-name="T268">0n-tanh-</text:span></text:span><text:span text:style-name="Source_20_Text"><text:span text:style-name="T338">3</text:span></text:span><text:span text:style-name="Source_20_Text"><text:span text:style-name="T268">0n</text:span></text:span></text:p>
      <text:p text:style-name="P227"><text:span text:style-name="Source_20_Text"><text:span text:style-name="T99">1000 эпох –</text:span></text:span><text:span text:style-name="Source_20_Text"><text:span text:style-name="T199"> </text:span></text:span><text:span text:style-name="Source_20_Text"><text:span text:style-name="T99">71.98%</text:span></text:span></text:p>
      <text:p text:style-name="P165"><text:span text:style-name="Source_20_Text"><text:span text:style-name="T268">./deepcl_train learningrate=0.00001 dataset=cifar10 datadir=/home/user/datasets/cifar numepochs=</text:span></text:span><text:span text:style-name="Source_20_Text"><text:span text:style-name="T338">10</text:span></text:span><text:span text:style-name="Source_20_Text"><text:span text:style-name="T266">00 </text:span></text:span><text:span text:style-name="Source_20_Text"><text:span text:style-name="T268">loadweights=1 gpuindex=0 \</text:span></text:span></text:p>
      <text:p text:style-name="P165"><text:span text:style-name="Source_20_Text"><text:span text:style-name="T268">netdef=rt2-</text:span></text:span><text:span text:style-name="Source_20_Text"><text:span text:style-name="T339">16</text:span></text:span><text:span text:style-name="Source_20_Text"><text:span text:style-name="T268">c5z-relu-mp2-</text:span></text:span><text:span text:style-name="Source_20_Text"><text:span text:style-name="T339">32</text:span></text:span><text:span text:style-name="Source_20_Text"><text:span text:style-name="T268">c5z-relu-mp3-150n-tanh-10n</text:span></text:span></text:p>
      <text:p text:style-name="P228"><text:span text:style-name="Source_20_Text"><text:span text:style-name="T99">1000 эпох –</text:span></text:span><text:span text:style-name="Source_20_Text"><text:span text:style-name="T199"> </text:span></text:span><text:span text:style-name="Source_20_Text"><text:span text:style-name="T99">74.82%</text:span></text:span></text:p>
      <text:p text:style-name="P166"><text:span text:style-name="Source_20_Text"><text:span text:style-name="T268">./deepcl_train learningrate=0.00001 dataset=cifar10 datadir=/home/user/datasets/cifar numepochs=</text:span></text:span><text:span text:style-name="Source_20_Text"><text:span text:style-name="T338">10</text:span></text:span><text:span text:style-name="Source_20_Text"><text:span text:style-name="T266">00 </text:span></text:span><text:span text:style-name="Source_20_Text"><text:span text:style-name="T268">loadweights=1 gpuindex=0 \</text:span></text:span></text:p>
      <text:p text:style-name="P166"><text:span text:style-name="Source_20_Text"><text:span text:style-name="T268">netdef=rt2-</text:span></text:span><text:span text:style-name="Source_20_Text"><text:span text:style-name="T340">32</text:span></text:span><text:span text:style-name="Source_20_Text"><text:span text:style-name="T268">c5z-relu-mp2-</text:span></text:span><text:span text:style-name="Source_20_Text"><text:span text:style-name="T340">64</text:span></text:span><text:span text:style-name="Source_20_Text"><text:span text:style-name="T268">c5z-relu-mp3-150n-tanh-10n</text:span></text:span></text:p>
      <text:p text:style-name="P229"><text:span text:style-name="Source_20_Text"><text:span text:style-name="T103">680</text:span></text:span><text:span text:style-name="Source_20_Text"><text:span text:style-name="T99"> эпох –</text:span></text:span><text:span text:style-name="Source_20_Text"><text:span text:style-name="T199"> </text:span></text:span><text:span text:style-name="Source_20_Text"><text:span text:style-name="T103">76</text:span></text:span><text:span text:style-name="Source_20_Text"><text:span text:style-name="T99">%</text:span></text:span></text:p>
      <text:p text:style-name="P228"><text:span text:style-name="Source_20_Text"><text:span text:style-name="T99"/></text:span></text:p>
      <text:p text:style-name="P223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223"><text:span text:style-name="Source_20_Text"><text:span text:style-name="T197"/></text:span></text:p>
      <text:p text:style-name="P18"><text:span text:style-name="Source_20_Text"><text:span text:style-name="T33">0</text:span></text:span><text:span text:style-name="Source_20_Text"><text:span text:style-name="T38">4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30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97">https://github.com/avourakis/Dataset-to-CIFAR-10/blob/master/dataset_to_cifar.py</text:span></text:span></text:a></text:p>
      <text:p text:style-name="P230"><text:span text:style-name="Source_20_Text"><text:span text:style-name="T99">работает но нужно доводить до ума</text:span></text:span></text:p>
      <text:p text:style-name="P233"><text:span text:style-name="Source_20_Text"><text:span text:style-name="T197"/></text:span></text:p>
      <text:p text:style-name="P223"><text:a xlink:type="simple" xlink:href="https://github.com/gskielian/PNG-2-CIFAR10/tree/master" text:style-name="Internet_20_link" text:visited-style-name="Visited_20_Internet_20_Link"><text:span text:style-name="Source_20_Text"><text:span text:style-name="T197">https://github.com/gskielian/PNG-2-CIFAR10/tree/master</text:span></text:span></text:a></text:p>
      <text:p text:style-name="P223"><text:span text:style-name="Source_20_Text"><text:span text:style-name="T197"/></text:span></text:p>
      <text:p text:style-name="P232"><text:span text:style-name="Source_20_Text"><text:span text:style-name="T200">Использую этот скрипт для конвертации </text:span></text:span></text:p>
      <text:p text:style-name="P223"><text:span text:style-name="Source_20_Text"><text:span text:style-name="T197"/></text:span></text:p>
      <text:p text:style-name="P231"><text:span text:style-name="Source_20_Text"><text:span text:style-name="T197">./deepcl_train </text:span></text:span></text:p>
      <text:p text:style-name="P231"><text:span text:style-name="Source_20_Text"><text:span text:style-name="T197">learningrate=0.00001 </text:span></text:span></text:p>
      <text:p text:style-name="P231"><text:span text:style-name="Source_20_Text"><text:span text:style-name="T197">dataset=cifar10 </text:span></text:span></text:p>
      <text:p text:style-name="P231"><text:span text:style-name="Source_20_Text"><text:span text:style-name="T197">datadir=/home/user/Desktop/ds </text:span></text:span></text:p>
      <text:p text:style-name="P231"><text:span text:style-name="Source_20_Text"><text:span text:style-name="T197">numepochs=1000 </text:span></text:span></text:p>
      <text:p text:style-name="P231"><text:span text:style-name="Source_20_Text"><text:span text:style-name="T197">loadweights=1 </text:span></text:span></text:p>
      <text:p text:style-name="P231"><text:span text:style-name="Source_20_Text"><text:span text:style-name="T197">gpuindex=0 </text:span></text:span></text:p>
      <text:p text:style-name="P231"><text:span text:style-name="Source_20_Text"><text:span text:style-name="T197">netdef=rt2-150n</text:span></text:span></text:p>
      <text:p text:style-name="P231"><text:soft-page-break/><text:span text:style-name="Source_20_Text"><text:span text:style-name="T104">Постепенно обучается <text:s/></text:span></text:span><text:span text:style-name="Source_20_Text"><text:span text:style-name="T105">200 эпох - </text:span></text:span><text:span text:style-name="Source_20_Text"><text:span text:style-name="T104">97.8846% <text:s/>если default netdef <text:s/>то мгновенно </text:span></text:span><text:span text:style-name="Source_20_Text"><text:span text:style-name="T106">100%</text:span></text:span></text:p>
      <text:p text:style-name="P231"><text:span text:style-name="Source_20_Text"><text:span text:style-name="T197"/></text:span></text:p>
      <text:p text:style-name="P223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7">https://visualstudiomagazine.com/Articles/2022/04/01/preparing-cifar-data.aspx</text:span></text:span></text:a></text:p>
      <text:p text:style-name="P131"><text:span text:style-name="Source_20_Text"><text:span text:style-name="T167"/></text:span></text:p>
      <text:p text:style-name="P167"><text:span text:style-name="Source_20_Text"><text:span text:style-name="T341">Возвращаюсь к YOLO8</text:span></text:span></text:p>
      <text:p text:style-name="P64"><text:a xlink:type="simple" xlink:href="https://habr.com/ru/articles/714232/#2" text:style-name="Internet_20_link" text:visited-style-name="Visited_20_Internet_20_Link"><text:span text:style-name="Source_20_Text"><text:span text:style-name="T160">https://habr.com/ru/articles/714232/#2</text:span></text:span></text:a><text:span text:style-name="Source_20_Text"><text:span text:style-name="T148"> <text:s text:c="4"/>Обучите YOLOv8 на пользовательском наборе данных</text:span></text:span></text:p>
      <text:p text:style-name="P64"><text:span text:style-name="Source_20_Text"><text:span text:style-name="T160"/></text:span></text:p>
      <text:p text:style-name="P168"/>
      <text:p text:style-name="P169"><text:span text:style-name="T229">(yolo5) user@userevgeny:~/WORK/NEURO/yolo8$</text:span><text:span text:style-name="T148"> <text:s text:c="2"/></text:span><text:span text:style-name="T158">дообучение</text:span></text:p>
      <text:p text:style-name="P171"><text:span text:style-name="Source_20_Text"><text:span text:style-name="T53">conda activate yolo5 &amp;&amp; \</text:span></text:span></text:p>
      <text:p text:style-name="P169">yolo task=detect <text:span text:style-name="T342">\</text:span></text:p>
      <text:p text:style-name="P169">mode=train <text:span text:style-name="T342">\</text:span></text:p>
      <text:p text:style-name="P169">model=yolov8n.pt <text:span text:style-name="T342">\</text:span></text:p>
      <text:p text:style-name="P169">imgsz=<text:span text:style-name="T342">256</text:span> <text:span text:style-name="T342">\</text:span></text:p>
      <text:p text:style-name="P169">data=night_fly_<text:span text:style-name="T343">256</text:span>.yaml <text:span text:style-name="T342">\</text:span></text:p>
      <text:p text:style-name="P169">epochs=<text:span text:style-name="T344">1</text:span>0 <text:span text:style-name="T342">\</text:span></text:p>
      <text:p text:style-name="P169">batch=8 <text:span text:style-name="T342">\</text:span></text:p>
      <text:p text:style-name="P169">name=yolov8n_v8_<text:span text:style-name="T345">1</text:span>0e</text:p>
      <text:p text:style-name="P64"><text:span text:style-name="Source_20_Text"><text:span text:style-name="T160"/></text:span></text:p>
      <text:p text:style-name="P300">(yolo5) user@userevgeny:~/WORK/NEURO/yolo8$</text:p>
      <text:p text:style-name="P171"><text:span text:style-name="Source_20_Text"><text:span text:style-name="T53">conda activate yolo5 &amp;&amp; \</text:span></text:span></text:p>
      <text:p text:style-name="P61"><text:span text:style-name="Source_20_Text">yolo task=detect </text:span><text:span text:style-name="Source_20_Text"><text:span text:style-name="T345">\</text:span></text:span></text:p>
      <text:p text:style-name="P61"><text:span text:style-name="Source_20_Text">mode=predict </text:span><text:span text:style-name="Source_20_Text"><text:span text:style-name="T345">\</text:span></text:span></text:p>
      <text:p text:style-name="P61"><text:span text:style-name="Source_20_Text">model=/home/user/WORK/NEURO/yolo8/runs/detect/yolov8n_v8_10e/weights/best.pt </text:span><text:span text:style-name="Source_20_Text"><text:span text:style-name="T345">\</text:span></text:span></text:p>
      <text:p text:style-name="P61"><text:span text:style-name="Source_20_Text">source=night_flyght.MP4 </text:span><text:span text:style-name="Source_20_Text"><text:span text:style-name="T345">\</text:span></text:span></text:p>
      <text:p text:style-name="P61"><text:span text:style-name="Source_20_Text">show=True </text:span><text:span text:style-name="Source_20_Text"><text:span text:style-name="T345">\</text:span></text:span></text:p>
      <text:p text:style-name="P61"><text:span text:style-name="Source_20_Text">imgsz=</text:span><text:span text:style-name="Source_20_Text"><text:span text:style-name="T345">256</text:span></text:span><text:span text:style-name="Source_20_Text"> </text:span><text:span text:style-name="Source_20_Text"><text:span text:style-name="T345">\</text:span></text:span></text:p>
      <text:p text:style-name="P61"><text:span text:style-name="Source_20_Text">name=yolov8n_v8_</text:span><text:span text:style-name="Source_20_Text"><text:span text:style-name="T345">1</text:span></text:span><text:span text:style-name="Source_20_Text">0e_infer</text:span><text:span text:style-name="Source_20_Text"><text:span text:style-name="T345">256</text:span></text:span><text:span text:style-name="Source_20_Text"> </text:span><text:span text:style-name="Source_20_Text"><text:span text:style-name="T345">\</text:span></text:span></text:p>
      <text:p text:style-name="P61"><text:span text:style-name="Source_20_Text">hide_labels=True</text:span></text:p>
      <text:p text:style-name="P64"><text:span text:style-name="Source_20_Text"><text:span text:style-name="T63">Доо</text:span></text:span><text:span text:style-name="Source_20_Text"><text:span text:style-name="T62">бучилась <text:s/>работает</text:span></text:span></text:p>
      <text:p text:style-name="P64"><text:span text:style-name="Source_20_Text"><text:span text:style-name="T62"/></text:span></text:p>
      <text:p text:style-name="P308"># Build a new model from YAML and start training from scratch</text:p>
      <text:p text:style-name="P296">(yolo5) user@userevgeny:~/WORK/NEURO/yolo8$</text:p>
      <text:p text:style-name="P66"><text:span text:style-name="Source_20_Text">yolo task=detect mode=train </text:span><text:span text:style-name="Source_20_Text"><text:span text:style-name="T346">\</text:span></text:span></text:p>
      <text:p text:style-name="P65"><text:span text:style-name="Source_20_Text">data=night_fly_256.yaml </text:span><text:span text:style-name="Source_20_Text"><text:span text:style-name="T346">\</text:span></text:span></text:p>
      <text:p text:style-name="P65"><text:span text:style-name="Source_20_Text">model=yolov8n.yaml </text:span><text:span text:style-name="Source_20_Text"><text:span text:style-name="T346">\</text:span></text:span></text:p>
      <text:p text:style-name="P65"><text:span text:style-name="Source_20_Text">epochs=</text:span><text:span text:style-name="Source_20_Text"><text:span text:style-name="T346">2</text:span></text:span><text:span text:style-name="Source_20_Text"> </text:span><text:span text:style-name="Source_20_Text"><text:span text:style-name="T346">\</text:span></text:span></text:p>
      <text:p text:style-name="P65"><text:span text:style-name="Source_20_Text">imgsz=</text:span><text:span text:style-name="Source_20_Text"><text:span text:style-name="T346">256 </text:span></text:span><text:span text:style-name="Source_20_Text"><text:span text:style-name="T347">\</text:span></text:span></text:p>
      <text:p text:style-name="P67"><text:span text:style-name="Source_20_Text"><text:span text:style-name="T107">int8</text:span></text:span><text:span text:style-name="Source_20_Text"><text:span text:style-name="T108">=true \</text:span></text:span></text:p>
      <text:p text:style-name="P68"><text:span text:style-name="Source_20_Text"><text:span text:style-name="T107">show_conf</text:span></text:span><text:span text:style-name="Source_20_Text"><text:span text:style-name="T109">=false \</text:span></text:span></text:p>
      <text:p text:style-name="P69"><text:span text:style-name="Source_20_Text"><text:span text:style-name="T107">device</text:span></text:span><text:span text:style-name="Source_20_Text"><text:span text:style-name="T110">=</text:span></text:span><text:span text:style-name="Source_20_Text"><text:span text:style-name="T111">0</text:span></text:span><text:span text:style-name="Source_20_Text"><text:span text:style-name="T110"> \</text:span></text:span></text:p>
      <text:p text:style-name="P64"><text:span text:style-name="Source_20_Text"><text:span text:style-name="T346">name=</text:span></text:span><text:span text:style-name="Source_20_Text"><text:span text:style-name="T348">train_</text:span></text:span><text:span text:style-name="Source_20_Text"><text:span text:style-name="T346">yolov8n_</text:span></text:span><text:span text:style-name="Source_20_Text"><text:span text:style-name="T348">3</text:span></text:span><text:span text:style-name="Source_20_Text"><text:span text:style-name="T347">0e</text:span></text:span></text:p>
      <text:p text:style-name="P64"><text:span text:style-name="Source_20_Text"><text:span text:style-name="T62"/></text:span></text:p>
      <text:p text:style-name="P67"><text:span text:style-name="Source_20_Text"><text:span text:style-name="T64">yolo cfg</text:span></text:span></text:p>
      <text:p text:style-name="P64"><text:span text:style-name="Source_20_Text"><text:span text:style-name="T62"/></text:span></text:p>
      <text:p text:style-name="P64"><text:span text:style-name="Source_20_Text"><text:span text:style-name="T107">task: detect</text:span></text:span></text:p>
      <text:p text:style-name="P64"><text:span text:style-name="Source_20_Text"><text:span text:style-name="T107">mode: train</text:span></text:span></text:p>
      <text:p text:style-name="P64"><text:span text:style-name="Source_20_Text"><text:span text:style-name="T107">model: null</text:span></text:span></text:p>
      <text:p text:style-name="P64"><text:span text:style-name="Source_20_Text"><text:span text:style-name="T107">data: null</text:span></text:span></text:p>
      <text:p text:style-name="P64"><text:span text:style-name="Source_20_Text"><text:span text:style-name="T107">epochs: 100</text:span></text:span></text:p>
      <text:p text:style-name="P64"><text:span text:style-name="Source_20_Text"><text:span text:style-name="T107">time: null</text:span></text:span></text:p>
      <text:p text:style-name="P64"><text:span text:style-name="Source_20_Text"><text:span text:style-name="T107">patience: 100</text:span></text:span></text:p>
      <text:p text:style-name="P64"><text:span text:style-name="Source_20_Text"><text:span text:style-name="T107">batch: 16</text:span></text:span></text:p>
      <text:p text:style-name="P64"><text:span text:style-name="Source_20_Text"><text:span text:style-name="T107">imgsz: 640</text:span></text:span></text:p>
      <text:p text:style-name="P64"><text:span text:style-name="Source_20_Text"><text:span text:style-name="T107">save: true</text:span></text:span></text:p>
      <text:p text:style-name="P64"><text:span text:style-name="Source_20_Text"><text:span text:style-name="T107">save_period: -1</text:span></text:span></text:p>
      <text:p text:style-name="P64"><text:span text:style-name="Source_20_Text"><text:span text:style-name="T107">cache: false</text:span></text:span></text:p>
      <text:p text:style-name="P64"><text:span text:style-name="Source_20_Text"><text:span text:style-name="T107">device: null</text:span></text:span></text:p>
      <text:p text:style-name="P64"><text:span text:style-name="Source_20_Text"><text:span text:style-name="T107">workers: 8</text:span></text:span></text:p>
      <text:p text:style-name="P64"><text:span text:style-name="Source_20_Text"><text:span text:style-name="T107">project: null</text:span></text:span></text:p>
      <text:p text:style-name="P64"><text:soft-page-break/><text:span text:style-name="Source_20_Text"><text:span text:style-name="T107">name: null</text:span></text:span></text:p>
      <text:p text:style-name="P64"><text:span text:style-name="Source_20_Text"><text:span text:style-name="T107">exist_ok: false</text:span></text:span></text:p>
      <text:p text:style-name="P64"><text:span text:style-name="Source_20_Text"><text:span text:style-name="T107">pretrained: true</text:span></text:span></text:p>
      <text:p text:style-name="P64"><text:span text:style-name="Source_20_Text"><text:span text:style-name="T107">optimizer: auto</text:span></text:span></text:p>
      <text:p text:style-name="P64"><text:span text:style-name="Source_20_Text"><text:span text:style-name="T107">verbose: true</text:span></text:span></text:p>
      <text:p text:style-name="P64"><text:span text:style-name="Source_20_Text"><text:span text:style-name="T107">seed: 0</text:span></text:span></text:p>
      <text:p text:style-name="P64"><text:span text:style-name="Source_20_Text"><text:span text:style-name="T107">deterministic: true</text:span></text:span></text:p>
      <text:p text:style-name="P64"><text:span text:style-name="Source_20_Text"><text:span text:style-name="T107">single_cls: false</text:span></text:span></text:p>
      <text:p text:style-name="P64"><text:span text:style-name="Source_20_Text"><text:span text:style-name="T107">rect: false</text:span></text:span></text:p>
      <text:p text:style-name="P64"><text:span text:style-name="Source_20_Text"><text:span text:style-name="T107">cos_lr: false</text:span></text:span></text:p>
      <text:p text:style-name="P64"><text:span text:style-name="Source_20_Text"><text:span text:style-name="T107">close_mosaic: 10</text:span></text:span></text:p>
      <text:p text:style-name="P64"><text:span text:style-name="Source_20_Text"><text:span text:style-name="T107">resume: false</text:span></text:span></text:p>
      <text:p text:style-name="P64"><text:span text:style-name="Source_20_Text"><text:span text:style-name="T107">amp: true</text:span></text:span></text:p>
      <text:p text:style-name="P64"><text:span text:style-name="Source_20_Text"><text:span text:style-name="T107">fraction: 1.0</text:span></text:span></text:p>
      <text:p text:style-name="P64"><text:span text:style-name="Source_20_Text"><text:span text:style-name="T107">profile: false</text:span></text:span></text:p>
      <text:p text:style-name="P64"><text:span text:style-name="Source_20_Text"><text:span text:style-name="T107">freeze: None</text:span></text:span></text:p>
      <text:p text:style-name="P64"><text:span text:style-name="Source_20_Text"><text:span text:style-name="T107">multi_scale: false</text:span></text:span></text:p>
      <text:p text:style-name="P64"><text:span text:style-name="Source_20_Text"><text:span text:style-name="T107">overlap_mask: true</text:span></text:span></text:p>
      <text:p text:style-name="P64"><text:span text:style-name="Source_20_Text"><text:span text:style-name="T107">mask_ratio: 4</text:span></text:span></text:p>
      <text:p text:style-name="P64"><text:span text:style-name="Source_20_Text"><text:span text:style-name="T107">dropout: 0.0</text:span></text:span></text:p>
      <text:p text:style-name="P64"><text:span text:style-name="Source_20_Text"><text:span text:style-name="T107">val: true</text:span></text:span></text:p>
      <text:p text:style-name="P64"><text:span text:style-name="Source_20_Text"><text:span text:style-name="T107">split: val</text:span></text:span></text:p>
      <text:p text:style-name="P64"><text:span text:style-name="Source_20_Text"><text:span text:style-name="T107">save_json: false</text:span></text:span></text:p>
      <text:p text:style-name="P64"><text:span text:style-name="Source_20_Text"><text:span text:style-name="T107">save_hybrid: false</text:span></text:span></text:p>
      <text:p text:style-name="P64"><text:span text:style-name="Source_20_Text"><text:span text:style-name="T107">conf: null</text:span></text:span></text:p>
      <text:p text:style-name="P64"><text:span text:style-name="Source_20_Text"><text:span text:style-name="T107">iou: 0.7</text:span></text:span></text:p>
      <text:p text:style-name="P64"><text:span text:style-name="Source_20_Text"><text:span text:style-name="T107">max_det: 300</text:span></text:span></text:p>
      <text:p text:style-name="P64"><text:span text:style-name="Source_20_Text"><text:span text:style-name="T107">half: false</text:span></text:span></text:p>
      <text:p text:style-name="P64"><text:span text:style-name="Source_20_Text"><text:span text:style-name="T107">dnn: false</text:span></text:span></text:p>
      <text:p text:style-name="P64"><text:span text:style-name="Source_20_Text"><text:span text:style-name="T107">plots: true</text:span></text:span></text:p>
      <text:p text:style-name="P64"><text:span text:style-name="Source_20_Text"><text:span text:style-name="T107">source: null</text:span></text:span></text:p>
      <text:p text:style-name="P64"><text:span text:style-name="Source_20_Text"><text:span text:style-name="T107">vid_stride: 1</text:span></text:span></text:p>
      <text:p text:style-name="P64"><text:span text:style-name="Source_20_Text"><text:span text:style-name="T107">stream_buffer: false</text:span></text:span></text:p>
      <text:p text:style-name="P64"><text:span text:style-name="Source_20_Text"><text:span text:style-name="T107">visualize: false</text:span></text:span></text:p>
      <text:p text:style-name="P64"><text:span text:style-name="Source_20_Text"><text:span text:style-name="T107">augment: false</text:span></text:span></text:p>
      <text:p text:style-name="P64"><text:span text:style-name="Source_20_Text"><text:span text:style-name="T107">agnostic_nms: false</text:span></text:span></text:p>
      <text:p text:style-name="P64"><text:span text:style-name="Source_20_Text"><text:span text:style-name="T107">classes: null</text:span></text:span></text:p>
      <text:p text:style-name="P64"><text:span text:style-name="Source_20_Text"><text:span text:style-name="T107">retina_masks: false</text:span></text:span></text:p>
      <text:p text:style-name="P64"><text:span text:style-name="Source_20_Text"><text:span text:style-name="T107">embed: null</text:span></text:span></text:p>
      <text:p text:style-name="P64"><text:span text:style-name="Source_20_Text"><text:span text:style-name="T107">show: false</text:span></text:span></text:p>
      <text:p text:style-name="P64"><text:span text:style-name="Source_20_Text"><text:span text:style-name="T107">save_frames: false</text:span></text:span></text:p>
      <text:p text:style-name="P64"><text:span text:style-name="Source_20_Text"><text:span text:style-name="T107">save_txt: false</text:span></text:span></text:p>
      <text:p text:style-name="P64"><text:span text:style-name="Source_20_Text"><text:span text:style-name="T107">save_conf: false</text:span></text:span></text:p>
      <text:p text:style-name="P64"><text:span text:style-name="Source_20_Text"><text:span text:style-name="T107">save_crop: false</text:span></text:span></text:p>
      <text:p text:style-name="P64"><text:span text:style-name="Source_20_Text"><text:span text:style-name="T107">show_labels: true</text:span></text:span></text:p>
      <text:p text:style-name="P64"><text:span text:style-name="Source_20_Text"><text:span text:style-name="T107">show_conf: true</text:span></text:span></text:p>
      <text:p text:style-name="P64"><text:span text:style-name="Source_20_Text"><text:span text:style-name="T107">show_boxes: true</text:span></text:span></text:p>
      <text:p text:style-name="P64"><text:span text:style-name="Source_20_Text"><text:span text:style-name="T107">line_width: null</text:span></text:span></text:p>
      <text:p text:style-name="P64"><text:span text:style-name="Source_20_Text"><text:span text:style-name="T107">format: torchscript</text:span></text:span></text:p>
      <text:p text:style-name="P64"><text:span text:style-name="Source_20_Text"><text:span text:style-name="T107">keras: false</text:span></text:span></text:p>
      <text:p text:style-name="P64"><text:span text:style-name="Source_20_Text"><text:span text:style-name="T107">optimize: false</text:span></text:span></text:p>
      <text:p text:style-name="P64"><text:span text:style-name="Source_20_Text"><text:span text:style-name="T107">int8: false</text:span></text:span></text:p>
      <text:p text:style-name="P64"><text:span text:style-name="Source_20_Text"><text:span text:style-name="T107">dynamic: false</text:span></text:span></text:p>
      <text:p text:style-name="P64"><text:span text:style-name="Source_20_Text"><text:span text:style-name="T107">simplify: false</text:span></text:span></text:p>
      <text:p text:style-name="P64"><text:span text:style-name="Source_20_Text"><text:span text:style-name="T107">opset: null</text:span></text:span></text:p>
      <text:p text:style-name="P64"><text:span text:style-name="Source_20_Text"><text:span text:style-name="T107">workspace: 4</text:span></text:span></text:p>
      <text:p text:style-name="P64"><text:span text:style-name="Source_20_Text"><text:span text:style-name="T107">nms: false</text:span></text:span></text:p>
      <text:p text:style-name="P64"><text:span text:style-name="Source_20_Text"><text:span text:style-name="T107">lr0: 0.01</text:span></text:span></text:p>
      <text:p text:style-name="P64"><text:span text:style-name="Source_20_Text"><text:span text:style-name="T107">lrf: 0.01</text:span></text:span></text:p>
      <text:p text:style-name="P64"><text:span text:style-name="Source_20_Text"><text:span text:style-name="T107">momentum: 0.937</text:span></text:span></text:p>
      <text:p text:style-name="P64"><text:span text:style-name="Source_20_Text"><text:span text:style-name="T107">weight_decay: 0.0005</text:span></text:span></text:p>
      <text:p text:style-name="P64"><text:span text:style-name="Source_20_Text"><text:span text:style-name="T107">warmup_epochs: 3.0</text:span></text:span></text:p>
      <text:p text:style-name="P64"><text:span text:style-name="Source_20_Text"><text:span text:style-name="T107">warmup_momentum: 0.8</text:span></text:span></text:p>
      <text:p text:style-name="P64"><text:span text:style-name="Source_20_Text"><text:span text:style-name="T107">warmup_bias_lr: 0.1</text:span></text:span></text:p>
      <text:p text:style-name="P64"><text:soft-page-break/><text:span text:style-name="Source_20_Text"><text:span text:style-name="T107">box: 7.5</text:span></text:span></text:p>
      <text:p text:style-name="P64"><text:span text:style-name="Source_20_Text"><text:span text:style-name="T107">cls: 0.5</text:span></text:span></text:p>
      <text:p text:style-name="P64"><text:span text:style-name="Source_20_Text"><text:span text:style-name="T107">dfl: 1.5</text:span></text:span></text:p>
      <text:p text:style-name="P64"><text:span text:style-name="Source_20_Text"><text:span text:style-name="T107">pose: 12.0</text:span></text:span></text:p>
      <text:p text:style-name="P64"><text:span text:style-name="Source_20_Text"><text:span text:style-name="T107">kobj: 1.0</text:span></text:span></text:p>
      <text:p text:style-name="P64"><text:span text:style-name="Source_20_Text"><text:span text:style-name="T107">label_smoothing: 0.0</text:span></text:span></text:p>
      <text:p text:style-name="P64"><text:span text:style-name="Source_20_Text"><text:span text:style-name="T107">nbs: 64</text:span></text:span></text:p>
      <text:p text:style-name="P64"><text:span text:style-name="Source_20_Text"><text:span text:style-name="T107">hsv_h: 0.015</text:span></text:span></text:p>
      <text:p text:style-name="P64"><text:span text:style-name="Source_20_Text"><text:span text:style-name="T107">hsv_s: 0.7</text:span></text:span></text:p>
      <text:p text:style-name="P64"><text:span text:style-name="Source_20_Text"><text:span text:style-name="T107">hsv_v: 0.4</text:span></text:span></text:p>
      <text:p text:style-name="P64"><text:span text:style-name="Source_20_Text"><text:span text:style-name="T107">degrees: 0.0</text:span></text:span></text:p>
      <text:p text:style-name="P64"><text:span text:style-name="Source_20_Text"><text:span text:style-name="T107">translate: 0.1</text:span></text:span></text:p>
      <text:p text:style-name="P64"><text:span text:style-name="Source_20_Text"><text:span text:style-name="T107">scale: 0.5</text:span></text:span></text:p>
      <text:p text:style-name="P64"><text:span text:style-name="Source_20_Text"><text:span text:style-name="T107">shear: 0.0</text:span></text:span></text:p>
      <text:p text:style-name="P64"><text:span text:style-name="Source_20_Text"><text:span text:style-name="T107">perspective: 0.0</text:span></text:span></text:p>
      <text:p text:style-name="P64"><text:span text:style-name="Source_20_Text"><text:span text:style-name="T107">flipud: 0.0</text:span></text:span></text:p>
      <text:p text:style-name="P64"><text:span text:style-name="Source_20_Text"><text:span text:style-name="T107">fliplr: 0.5</text:span></text:span></text:p>
      <text:p text:style-name="P64"><text:span text:style-name="Source_20_Text"><text:span text:style-name="T107">bgr: 0.0</text:span></text:span></text:p>
      <text:p text:style-name="P64"><text:span text:style-name="Source_20_Text"><text:span text:style-name="T107">mosaic: 1.0</text:span></text:span></text:p>
      <text:p text:style-name="P64"><text:span text:style-name="Source_20_Text"><text:span text:style-name="T107">mixup: 0.0</text:span></text:span></text:p>
      <text:p text:style-name="P64"><text:span text:style-name="Source_20_Text"><text:span text:style-name="T107">copy_paste: 0.0</text:span></text:span></text:p>
      <text:p text:style-name="P64"><text:span text:style-name="Source_20_Text"><text:span text:style-name="T107">auto_augment: randaugment</text:span></text:span></text:p>
      <text:p text:style-name="P64"><text:span text:style-name="Source_20_Text"><text:span text:style-name="T107">erasing: 0.4</text:span></text:span></text:p>
      <text:p text:style-name="P64"><text:span text:style-name="Source_20_Text"><text:span text:style-name="T107">crop_fraction: 1.0</text:span></text:span></text:p>
      <text:p text:style-name="P64"><text:span text:style-name="Source_20_Text"><text:span text:style-name="T107">cfg: null</text:span></text:span></text:p>
      <text:p text:style-name="P64"><text:span text:style-name="Source_20_Text"><text:span text:style-name="T107">tracker: botsort.yaml</text:span></text:span></text:p>
      <text:p text:style-name="P64"><text:span text:style-name="Source_20_Text"><text:span text:style-name="T107"/></text:span></text:p>
      <text:p text:style-name="P298">(yolo5) user@userevgeny:~/WORK/NEURO/yolo8$</text:p>
      <text:p text:style-name="P76"><text:span text:style-name="Source_20_Text"><text:span text:style-name="T372">conda activate yolo5 &amp;&amp; \</text:span></text:span></text:p>
      <text:p text:style-name="P62"><text:span text:style-name="Source_20_Text">yolo task=detect </text:span><text:span text:style-name="Source_20_Text"><text:span text:style-name="T345">\</text:span></text:span></text:p>
      <text:p text:style-name="P62"><text:span text:style-name="Source_20_Text">mode=predict </text:span><text:span text:style-name="Source_20_Text"><text:span text:style-name="T345">\</text:span></text:span></text:p>
      <text:p text:style-name="P62"><text:span text:style-name="Source_20_Text">model=/home/user/WORK/NEURO/yolo8/runs/detect/train_yolov8n_30e/weights/best.pt </text:span><text:span text:style-name="Source_20_Text"><text:span text:style-name="T345">\</text:span></text:span></text:p>
      <text:p text:style-name="P62"><text:span text:style-name="Source_20_Text">source=night_flyght.MP4 </text:span><text:span text:style-name="Source_20_Text"><text:span text:style-name="T345">\</text:span></text:span></text:p>
      <text:p text:style-name="P62"><text:span text:style-name="Source_20_Text">show=True </text:span><text:span text:style-name="Source_20_Text"><text:span text:style-name="T345">\</text:span></text:span></text:p>
      <text:p text:style-name="P62"><text:span text:style-name="Source_20_Text">imgsz=</text:span><text:span text:style-name="Source_20_Text"><text:span text:style-name="T370">1080</text:span></text:span><text:span text:style-name="Source_20_Text"> </text:span><text:span text:style-name="Source_20_Text"><text:span text:style-name="T345">\</text:span></text:span></text:p>
      <text:p text:style-name="P62"><text:span text:style-name="Source_20_Text">name=yolov8n_</text:span><text:span text:style-name="Source_20_Text"><text:span text:style-name="T350">3</text:span></text:span><text:span text:style-name="Source_20_Text">0e_infer</text:span><text:span text:style-name="Source_20_Text"><text:span text:style-name="T345">256</text:span></text:span><text:span text:style-name="Source_20_Text"> </text:span><text:span text:style-name="Source_20_Text"><text:span text:style-name="T345">\</text:span></text:span></text:p>
      <text:p text:style-name="P62"><text:span text:style-name="Source_20_Text">hide_labels=True</text:span></text:p>
      <text:p text:style-name="P63"><text:span text:style-name="Source_20_Text"><text:span text:style-name="T65">О</text:span></text:span><text:span text:style-name="Source_20_Text"><text:span text:style-name="T62">бучилась </text:span></text:span><text:span text:style-name="Source_20_Text"><text:span text:style-name="T65">с нуля</text:span></text:span><text:span text:style-name="Source_20_Text"><text:span text:style-name="T62"> <text:s/>работает</text:span></text:span></text:p>
      <text:p text:style-name="P64"><text:span text:style-name="Source_20_Text"><text:span text:style-name="T107"/></text:span></text:p>
      <text:p text:style-name="P64"><text:span text:style-name="Source_20_Text"><text:span text:style-name="T355"/></text:span></text:p>
      <text:p text:style-name="P64"><text:span text:style-name="Source_20_Text"><text:span text:style-name="T357">Обязательные для ONNX </text:span></text:span><text:span text:style-name="Source_20_Text"><text:span text:style-name="T352">imgsz, half, dynamic, simplify, opset, batch</text:span></text:span></text:p>
      <text:p text:style-name="P64"><text:span text:style-name="Source_20_Text"><text:span text:style-name="T107"/></text:span></text:p>
      <text:p text:style-name="P319">ЭКСПОРТ <text:s/>в <text:s/>onnx</text:p>
      <text:p text:style-name="P297">(yolo5) user@userevgeny:~/WORK/NEURO/yolo8$</text:p>
      <text:p text:style-name="P76"><text:span text:style-name="Source_20_Text"><text:span text:style-name="T372">conda activate yolo5 &amp;&amp; \</text:span></text:span></text:p>
      <text:p text:style-name="P62"><text:span text:style-name="Source_20_Text">olo export </text:span><text:span text:style-name="Source_20_Text"><text:span text:style-name="T350">\</text:span></text:span></text:p>
      <text:p text:style-name="P62"><text:span text:style-name="Source_20_Text">model=/home/user/WORK/NEURO/yolo8/runs/detect/train_yolov8n_30e/weights/best.pt </text:span><text:span text:style-name="Source_20_Text"><text:span text:style-name="T350">\</text:span></text:span></text:p>
      <text:p text:style-name="P62"><text:span text:style-name="Source_20_Text"><text:span text:style-name="T350">format</text:span></text:span><text:span text:style-name="Source_20_Text">=onnx </text:span><text:span text:style-name="Source_20_Text"><text:span text:style-name="T369">\</text:span></text:span></text:p>
      <text:p text:style-name="P72"><text:span text:style-name="Source_20_Text"><text:span text:style-name="T356">imgsz=</text:span></text:span><text:span text:style-name="Source_20_Text"><text:span text:style-name="T353">256</text:span></text:span><text:span text:style-name="Source_20_Text"><text:span text:style-name="T351"> </text:span></text:span><text:span text:style-name="Source_20_Text"><text:span text:style-name="T353">\</text:span></text:span></text:p>
      <text:p text:style-name="P75"><text:span text:style-name="Source_20_Text"><text:span text:style-name="T358">opset=12 \</text:span></text:span></text:p>
      <text:p text:style-name="P74"><text:span text:style-name="Source_20_Text"><text:span text:style-name="T354">dynamic</text:span></text:span><text:span text:style-name="Source_20_Text"><text:span text:style-name="T358">=</text:span></text:span><text:span text:style-name="Source_20_Text"><text:span text:style-name="T357">true </text:span></text:span><text:span text:style-name="Source_20_Text"><text:span text:style-name="T358">\</text:span></text:span></text:p>
      <text:p text:style-name="P74"><text:span text:style-name="Source_20_Text"><text:span text:style-name="T354">batch</text:span></text:span><text:span text:style-name="Source_20_Text"><text:span text:style-name="T358">=1 \</text:span></text:span></text:p>
      <text:p text:style-name="P75"><text:span text:style-name="Source_20_Text"><text:span text:style-name="T353">int8</text:span></text:span><text:span text:style-name="Source_20_Text"><text:span text:style-name="T357">=true \</text:span></text:span></text:p>
      <text:p text:style-name="P75"><text:span text:style-name="Source_20_Text"><text:span text:style-name="T357">data=night_fly_256.yaml \</text:span></text:span></text:p>
      <text:p text:style-name="P73"><text:span text:style-name="Source_20_Text"><text:span text:style-name="T359">device=0</text:span></text:span></text:p>
      <text:p text:style-name="P73"><text:span text:style-name="Source_20_Text"><text:span text:style-name="T359"/></text:span></text:p>
      <text:p text:style-name="P75"><text:span text:style-name="Source_20_Text"><text:span text:style-name="T360">#</text:span></text:span><text:span text:style-name="Source_20_Text"><text:span text:style-name="T354">half</text:span></text:span><text:span text:style-name="Source_20_Text"><text:span text:style-name="T356">=</text:span></text:span><text:span text:style-name="Source_20_Text"><text:span text:style-name="T357">true</text:span></text:span><text:span text:style-name="Source_20_Text"><text:span text:style-name="T351"> </text:span></text:span><text:span text:style-name="Source_20_Text"><text:span text:style-name="T359">\</text:span></text:span></text:p>
      <text:p text:style-name="P75"><text:span text:style-name="Source_20_Text"><text:span text:style-name="T360">#</text:span></text:span><text:span text:style-name="Source_20_Text"><text:span text:style-name="T354">simplify</text:span></text:span><text:span text:style-name="Source_20_Text"><text:span text:style-name="T358">=</text:span></text:span><text:span text:style-name="Source_20_Text"><text:span text:style-name="T357">true </text:span></text:span><text:span text:style-name="Source_20_Text"><text:span text:style-name="T358">\</text:span></text:span></text:p>
      <text:p text:style-name="P74"><text:span text:style-name="Source_20_Text"><text:span text:style-name="T357"/></text:span></text:p>
      <text:p text:style-name="P78"><text:span text:style-name="Source_20_Text"><text:span text:style-name="T66">проверка работы onnx</text:span></text:span></text:p>
      <text:p text:style-name="P299">(yolo5) user@userevgeny:~/WORK/NEURO/yolo8$</text:p>
      <text:p text:style-name="P77"><text:span text:style-name="Source_20_Text"><text:span text:style-name="T372">conda activate yolo5 &amp;&amp; \</text:span></text:span></text:p>
      <text:p text:style-name="P77"><text:span text:style-name="Source_20_Text">yolo task=detect </text:span><text:span text:style-name="Source_20_Text"><text:span text:style-name="T345">\</text:span></text:span></text:p>
      <text:p text:style-name="P77"><text:span text:style-name="Source_20_Text">mode=predict </text:span><text:span text:style-name="Source_20_Text"><text:span text:style-name="T345">\</text:span></text:span></text:p>
      <text:p text:style-name="P77"><text:soft-page-break/><text:span text:style-name="Source_20_Text">model=/home/user/WORK/NEURO/yolo8/runs/detect/train_yolov8n_30e/weights/</text:span><text:span text:style-name="Source_20_Text"><text:span text:style-name="T373">best.onnx</text:span></text:span><text:span text:style-name="Source_20_Text"> </text:span><text:span text:style-name="Source_20_Text"><text:span text:style-name="T345">\</text:span></text:span></text:p>
      <text:p text:style-name="P77"><text:span text:style-name="Source_20_Text">source=night_flyght.MP4 </text:span><text:span text:style-name="Source_20_Text"><text:span text:style-name="T345">\</text:span></text:span></text:p>
      <text:p text:style-name="P77"><text:span text:style-name="Source_20_Text">show=True </text:span><text:span text:style-name="Source_20_Text"><text:span text:style-name="T345">\</text:span></text:span></text:p>
      <text:p text:style-name="P77"><text:span text:style-name="Source_20_Text">imgsz=</text:span><text:span text:style-name="Source_20_Text"><text:span text:style-name="T370">1080</text:span></text:span><text:span text:style-name="Source_20_Text"> </text:span><text:span text:style-name="Source_20_Text"><text:span text:style-name="T345">\</text:span></text:span></text:p>
      <text:p text:style-name="P77"><text:span text:style-name="Source_20_Text">name=yolov8n_</text:span><text:span text:style-name="Source_20_Text"><text:span text:style-name="T350">3</text:span></text:span><text:span text:style-name="Source_20_Text">0e_infer</text:span><text:span text:style-name="Source_20_Text"><text:span text:style-name="T345">256</text:span></text:span><text:span text:style-name="Source_20_Text"> </text:span><text:span text:style-name="Source_20_Text"><text:span text:style-name="T345">\</text:span></text:span></text:p>
      <text:p text:style-name="P77"><text:span text:style-name="Source_20_Text">hide_labels=True</text:span></text:p>
      <text:p text:style-name="P79"><text:span text:style-name="Source_20_Text"><text:span text:style-name="T67">успешно</text:span></text:span></text:p>
      <text:p text:style-name="P74"><text:span text:style-name="Source_20_Text"><text:span text:style-name="T357"/></text:span></text:p>
      <text:p text:style-name="P20"><text:span text:style-name="Source_20_Text"><text:span text:style-name="T33">0</text:span></text:span><text:span text:style-name="Source_20_Text"><text:span text:style-name="T39">5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64"><text:span text:style-name="Source_20_Text"><text:span text:style-name="T62"/></text:span></text:p>
      <text:p text:style-name="P311"><text:span text:style-name="Source_20_Text"><text:span text:style-name="T210"/></text:span></text:p>
      <text:p text:style-name="P310"><text:span text:style-name="Source_20_Text"><text:span text:style-name="T76">Сконвертировано предобученная <text:s/>onnx (yolo5) в rknn <text:s/>Работает</text:span></text:span></text:p>
      <text:p text:style-name="P309"><text:span text:style-name="Source_20_Text"/></text:p>
      <text:p text:style-name="P310"><text:span text:style-name="Source_20_Text"><text:span text:style-name="T247">cd ~/WORK/NEURO/rknn-toolkit2-2.1.0/rknn-toolkit2/examples/onnx/yolov5 &amp;&amp; \</text:span></text:span></text:p>
      <text:p text:style-name="P310"><text:span text:style-name="Source_20_Text"><text:span text:style-name="T246">conda activate fastdeploy </text:span></text:span><text:span text:style-name="Source_20_Text"><text:span text:style-name="T247">&amp;&amp; \</text:span></text:span></text:p>
      <text:p text:style-name="P310"><text:span text:style-name="Source_20_Text"><text:span text:style-name="T247">python test.py</text:span></text:span></text:p>
      <text:p text:style-name="P310"><text:span text:style-name="Source_20_Text"><text:span text:style-name="T210"/></text:span></text:p>
      <text:p text:style-name="P312"><text:span text:style-name="Source_20_Text"><text:span text:style-name="T247">cd </text:span></text:span><text:span text:style-name="Source_20_Text"><text:span text:style-name="T248">~</text:span></text:span><text:span text:style-name="Source_20_Text"><text:span text:style-name="T247">/Desktop/CONVERT_ONNX_RKNN &amp;&amp; \</text:span></text:span></text:p>
      <text:p text:style-name="P312"><text:span text:style-name="Source_20_Text"><text:span text:style-name="T246">conda activate fastdeploy </text:span></text:span><text:span text:style-name="Source_20_Text"><text:span text:style-name="T247">&amp;&amp; \</text:span></text:span></text:p>
      <text:p text:style-name="P312"><text:span text:style-name="Source_20_Text"><text:span text:style-name="T247">python test.py</text:span></text:span></text:p>
      <text:p text:style-name="P310"><text:span text:style-name="Source_20_Text"><text:span text:style-name="T210"/></text:span></text:p>
      <text:p text:style-name="P310"><text:span text:style-name="Source_20_Text"><text:span text:style-name="T112"/></text:span></text:p>
      <text:p text:style-name="P310"><text:span text:style-name="Source_20_Text"><text:span text:style-name="T112"/></text:span></text:p>
      <text:p text:style-name="P313"><text:span text:style-name="Source_20_Text"><text:span text:style-name="T113">Разобраться экспорт onnx</text:span></text:span></text:p>
      <text:p text:style-name="P255"><text:span text:style-name="Source_20_Text"><text:span text:style-name="T287">docker run -it --rm -v ~/yolov8:/yolov8 yolo8 detect predict save model=yolov8</text:span></text:span><text:span text:style-name="Source_20_Text"><text:span text:style-name="T295">n</text:span></text:span><text:span text:style-name="Source_20_Text"><text:span text:style-name="T287">.pt source=inputs/test.jpg</text:span></text:span></text:p>
      <text:p text:style-name="P170"><text:span text:style-name="Source_20_Text"><text:span text:style-name="T273">docker run -it --rm -v ~/yolov8:/yolov8 </text:span></text:span><text:span text:style-name="Source_20_Text"><text:span text:style-name="T97">yolo</text:span></text:span><text:span text:style-name="Source_20_Text"><text:span text:style-name="T119">8</text:span></text:span><text:span text:style-name="Source_20_Text"><text:span text:style-name="T97"> export model= </text:span></text:span><text:span text:style-name="Source_20_Text"><text:span text:style-name="T273">yolov8</text:span></text:span><text:span text:style-name="Source_20_Text"><text:span text:style-name="T274">n</text:span></text:span><text:span text:style-name="Source_20_Text"><text:span text:style-name="T273">.pt</text:span></text:span><text:span text:style-name="Source_20_Text"><text:span text:style-name="T97"> format=onnx imgsz=</text:span></text:span><text:span text:style-name="Source_20_Text"><text:span text:style-name="T119">640</text:span></text:span><text:span text:style-name="Source_20_Text"><text:span text:style-name="T97">,</text:span></text:span><text:span text:style-name="Source_20_Text"><text:span text:style-name="T119">640</text:span></text:span></text:p>
      <text:p text:style-name="P313"><text:span text:style-name="Source_20_Text"><text:span text:style-name="T113"/></text:span></text:p>
      <text:p text:style-name="P172"><text:span text:style-name="T229">(yolo5) user@userevgeny:~/WORK/NEURO/yolo8$</text:span><text:span text:style-name="T148"> <text:s text:c="2"/></text:span><text:span text:style-name="T158">дообучение</text:span></text:p>
      <text:p text:style-name="P172"><text:span text:style-name="Source_20_Text"><text:span text:style-name="T53">conda activate yolo5 &amp;&amp; \</text:span></text:span></text:p>
      <text:p text:style-name="P172">yolo task=detect <text:span text:style-name="T342">\</text:span></text:p>
      <text:p text:style-name="P172">mode=train <text:span text:style-name="T342">\</text:span></text:p>
      <text:p text:style-name="P172">model=yolov8n.pt <text:span text:style-name="T342">\</text:span></text:p>
      <text:p text:style-name="P172">imgsz=<text:span text:style-name="T342">256</text:span> <text:span text:style-name="T342">\</text:span></text:p>
      <text:p text:style-name="P172">data=night_fly_<text:span text:style-name="T343">256</text:span>.yaml <text:span text:style-name="T342">\</text:span></text:p>
      <text:p text:style-name="P172">epochs=<text:span text:style-name="T374">2</text:span> <text:span text:style-name="T342">\</text:span></text:p>
      <text:p text:style-name="P172">name=yolov8n_<text:span text:style-name="T374">2</text:span>e</text:p>
      <text:p text:style-name="P81"><text:span text:style-name="Source_20_Text"><text:span text:style-name="T160"/></text:span></text:p>
      <text:p text:style-name="P301">(yolo5) user@userevgeny:~/WORK/NEURO/yolo8$</text:p>
      <text:p text:style-name="P172"><text:span text:style-name="Source_20_Text"><text:span text:style-name="T53">conda activate yolo5 &amp;&amp; \</text:span></text:span></text:p>
      <text:p text:style-name="P80"><text:span text:style-name="Source_20_Text">yolo task=detect </text:span><text:span text:style-name="Source_20_Text"><text:span text:style-name="T345">\</text:span></text:span></text:p>
      <text:p text:style-name="P80"><text:span text:style-name="Source_20_Text">mode=predict </text:span><text:span text:style-name="Source_20_Text"><text:span text:style-name="T345">\</text:span></text:span></text:p>
      <text:p text:style-name="P80"><text:span text:style-name="Source_20_Text">model=/home/user/WORK/NEURO/yolo8/runs/detect/yolov8n_2e/weights/best.pt </text:span><text:span text:style-name="Source_20_Text"><text:span text:style-name="T345">\</text:span></text:span></text:p>
      <text:p text:style-name="P80"><text:span text:style-name="Source_20_Text">source=night_flyght.MP4 </text:span><text:span text:style-name="Source_20_Text"><text:span text:style-name="T345">\</text:span></text:span></text:p>
      <text:p text:style-name="P80"><text:span text:style-name="Source_20_Text">show=True </text:span><text:span text:style-name="Source_20_Text"><text:span text:style-name="T345">\</text:span></text:span></text:p>
      <text:p text:style-name="P80"><text:span text:style-name="Source_20_Text">imgsz=</text:span><text:span text:style-name="Source_20_Text"><text:span text:style-name="T376">640</text:span></text:span><text:span text:style-name="Source_20_Text"> </text:span><text:span text:style-name="Source_20_Text"><text:span text:style-name="T345">\</text:span></text:span></text:p>
      <text:p text:style-name="P80"><text:span text:style-name="Source_20_Text">name=yolov8n_</text:span><text:span text:style-name="Source_20_Text"><text:span text:style-name="T375">2</text:span></text:span><text:span text:style-name="Source_20_Text">e_infer</text:span><text:span text:style-name="Source_20_Text"><text:span text:style-name="T376">640</text:span></text:span><text:span text:style-name="Source_20_Text"> </text:span><text:span text:style-name="Source_20_Text"><text:span text:style-name="T345">\</text:span></text:span></text:p>
      <text:p text:style-name="P80"><text:span text:style-name="Source_20_Text">hide_labels=True</text:span></text:p>
      <text:p text:style-name="P80"><text:span text:style-name="Source_20_Text"/></text:p>
      <text:p text:style-name="P302">(yolo5) user@userevgeny:~/WORK/NEURO/yolo8$</text:p>
      <text:p text:style-name="P173"><text:span text:style-name="Source_20_Text"><text:span text:style-name="T53">conda activate yolo5 &amp;&amp; \</text:span></text:span></text:p>
      <text:p text:style-name="P82"><text:span text:style-name="Source_20_Text">yolo task=detect </text:span><text:span text:style-name="Source_20_Text"><text:span text:style-name="T345">\</text:span></text:span></text:p>
      <text:p text:style-name="P82"><text:span text:style-name="Source_20_Text">mode=predict </text:span><text:span text:style-name="Source_20_Text"><text:span text:style-name="T345">\</text:span></text:span></text:p>
      <text:p text:style-name="P82"><text:span text:style-name="Source_20_Text">model=/home/user/WORK/NEURO/yolo8/runs/detect/yolov8n_2e/weights/best.pt </text:span><text:span text:style-name="Source_20_Text"><text:span text:style-name="T345">\</text:span></text:span></text:p>
      <text:p text:style-name="P82"><text:span text:style-name="Source_20_Text">source=</text:span><text:span text:style-name="Source_20_Text"><text:span text:style-name="T377">nf_256.jpg</text:span></text:span><text:span text:style-name="Source_20_Text"> </text:span><text:span text:style-name="Source_20_Text"><text:span text:style-name="T345">\</text:span></text:span></text:p>
      <text:p text:style-name="P82"><text:span text:style-name="Source_20_Text">show=True </text:span><text:span text:style-name="Source_20_Text"><text:span text:style-name="T345">\</text:span></text:span></text:p>
      <text:p text:style-name="P82"><text:span text:style-name="Source_20_Text">imgsz=</text:span><text:span text:style-name="Source_20_Text"><text:span text:style-name="T376">640</text:span></text:span><text:span text:style-name="Source_20_Text"> </text:span><text:span text:style-name="Source_20_Text"><text:span text:style-name="T345">\</text:span></text:span></text:p>
      <text:p text:style-name="P82"><text:span text:style-name="Source_20_Text">name=yolov8n_</text:span><text:span text:style-name="Source_20_Text"><text:span text:style-name="T375">2</text:span></text:span><text:span text:style-name="Source_20_Text">e_infer</text:span><text:span text:style-name="Source_20_Text"><text:span text:style-name="T376">640</text:span></text:span><text:span text:style-name="Source_20_Text"> </text:span><text:span text:style-name="Source_20_Text"><text:span text:style-name="T345">\</text:span></text:span></text:p>
      <text:p text:style-name="P82"><text:span text:style-name="Source_20_Text">hide_labels=True</text:span></text:p>
      <text:p text:style-name="P313"><text:span text:style-name="Source_20_Text"><text:span text:style-name="T63">Доо</text:span></text:span><text:span text:style-name="Source_20_Text"><text:span text:style-name="T62">бучилась <text:s/>работает</text:span></text:span></text:p>
      <text:p text:style-name="P302"><text:soft-page-break/>(yolo5) user@userevgeny:~/WORK/NEURO/yolo8$</text:p>
      <text:p text:style-name="P173"><text:span text:style-name="Source_20_Text"><text:span text:style-name="T53">conda activate yolo5 &amp;&amp; \</text:span></text:span></text:p>
      <text:p text:style-name="P82"><text:span text:style-name="Source_20_Text">yolo </text:span><text:span text:style-name="Source_20_Text"><text:span text:style-name="T379">mode</text:span></text:span><text:span text:style-name="Source_20_Text">=</text:span><text:span text:style-name="Source_20_Text"><text:span text:style-name="T377">export</text:span></text:span><text:span text:style-name="Source_20_Text"> </text:span><text:span text:style-name="Source_20_Text"><text:span text:style-name="T345">\</text:span></text:span></text:p>
      <text:p text:style-name="P82"><text:span text:style-name="Source_20_Text">model=/home/user/WORK/NEURO/yolo8/runs/detect/yolov8n_2e/weights/best.pt </text:span><text:span text:style-name="Source_20_Text"><text:span text:style-name="T345">\</text:span></text:span></text:p>
      <text:p text:style-name="P82"><text:span text:style-name="Source_20_Text">imgsz=</text:span><text:span text:style-name="Source_20_Text"><text:span text:style-name="T380">640</text:span></text:span><text:span text:style-name="Source_20_Text"><text:span text:style-name="T378">,</text:span></text:span><text:span text:style-name="Source_20_Text"><text:span text:style-name="T380">640</text:span></text:span><text:span text:style-name="Source_20_Text"> </text:span><text:span text:style-name="Source_20_Text"><text:span text:style-name="T345">\</text:span></text:span></text:p>
      <text:p text:style-name="P174"><text:span text:style-name="Source_20_Text"><text:span text:style-name="T57">format=onnx</text:span></text:span></text:p>
      <text:p text:style-name="P303">(yolo5) user@userevgeny:~/WORK/NEURO/yolo8$</text:p>
      <text:p text:style-name="P175"><text:span text:style-name="Source_20_Text"><text:span text:style-name="T53">conda activate yolo5 &amp;&amp; \</text:span></text:span></text:p>
      <text:p text:style-name="P83"><text:span text:style-name="Source_20_Text">yolo task=detect </text:span><text:span text:style-name="Source_20_Text"><text:span text:style-name="T345">\</text:span></text:span></text:p>
      <text:p text:style-name="P83"><text:span text:style-name="Source_20_Text">mode=predict </text:span><text:span text:style-name="Source_20_Text"><text:span text:style-name="T345">\</text:span></text:span></text:p>
      <text:p text:style-name="P83"><text:span text:style-name="Source_20_Text">model=/home/user/WORK/NEURO/yolo8/runs/detect/yolov8n_2e/weights/best.</text:span><text:span text:style-name="Source_20_Text"><text:span text:style-name="T381">onnx</text:span></text:span><text:span text:style-name="Source_20_Text"> </text:span><text:span text:style-name="Source_20_Text"><text:span text:style-name="T345">\</text:span></text:span></text:p>
      <text:p text:style-name="P83"><text:span text:style-name="Source_20_Text">source=night_flyght.MP4 </text:span><text:span text:style-name="Source_20_Text"><text:span text:style-name="T345">\</text:span></text:span></text:p>
      <text:p text:style-name="P83"><text:span text:style-name="Source_20_Text">show=True </text:span><text:span text:style-name="Source_20_Text"><text:span text:style-name="T345">\</text:span></text:span></text:p>
      <text:p text:style-name="P83"><text:span text:style-name="Source_20_Text">imgsz=</text:span><text:span text:style-name="Source_20_Text"><text:span text:style-name="T376">640</text:span></text:span><text:span text:style-name="Source_20_Text"> </text:span><text:span text:style-name="Source_20_Text"><text:span text:style-name="T345">\</text:span></text:span></text:p>
      <text:p text:style-name="P83"><text:span text:style-name="Source_20_Text">name=yolov8n_</text:span><text:span text:style-name="Source_20_Text"><text:span text:style-name="T375">2</text:span></text:span><text:span text:style-name="Source_20_Text">e_infer</text:span><text:span text:style-name="Source_20_Text"><text:span text:style-name="T376">640</text:span></text:span><text:span text:style-name="Source_20_Text"> </text:span><text:span text:style-name="Source_20_Text"><text:span text:style-name="T345">\</text:span></text:span></text:p>
      <text:p text:style-name="P83"><text:span text:style-name="Source_20_Text">hide_labels=True</text:span></text:p>
      <text:p text:style-name="P315"><text:span text:style-name="Source_20_Text"><text:span text:style-name="T116">onxx работает </text:span></text:span><text:span text:style-name="Source_20_Text"><text:span text:style-name="T117">(конвертация есть только из 5 модели)</text:span></text:span></text:p>
      <text:p text:style-name="P310"><text:span text:style-name="Source_20_Text"><text:span text:style-name="T210"/></text:span></text:p>
      <text:p text:style-name="P309"><text:span text:style-name="Source_20_Text"><text:span text:style-name="T210"/></text:span></text:p>
      <text:p text:style-name="P21"><text:span text:style-name="Source_20_Text"><text:span text:style-name="T33">0</text:span></text:span><text:span text:style-name="Source_20_Text"><text:span text:style-name="T40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11"><text:span text:style-name="Source_20_Text"><text:span text:style-name="T30">snap install netron</text:span></text:span></text:p>
      <text:p text:style-name="P316"># Build a new model from YAML and start training from scratch</text:p>
      <text:p text:style-name="P304">(yolo5) user@userevgeny:~/WORK/NEURO/yolo8$</text:p>
      <text:p text:style-name="P85"><text:span text:style-name="Source_20_Text">conda activate yolo5 &amp;&amp; \</text:span></text:p>
      <text:p text:style-name="P85"><text:span text:style-name="Source_20_Text">yolo task=detect mode=train </text:span><text:span text:style-name="Source_20_Text"><text:span text:style-name="T346">\</text:span></text:span></text:p>
      <text:p text:style-name="P104"><text:span text:style-name="Source_20_Text">data=/home/user/WORK/NEURO/yolo8/night_fly_256.yaml </text:span><text:span text:style-name="Source_20_Text"><text:span text:style-name="T346">\</text:span></text:span></text:p>
      <text:p text:style-name="P85"><text:span text:style-name="Source_20_Text">model=/home/user/WORK/NEURO/yolo8/yolov8</text:span><text:span text:style-name="Source_20_Text"><text:span text:style-name="T383">n</text:span></text:span><text:span text:style-name="Source_20_Text">_1_class.yaml </text:span><text:span text:style-name="Source_20_Text"><text:span text:style-name="T346">\</text:span></text:span></text:p>
      <text:p text:style-name="P85"><text:span text:style-name="Source_20_Text">epochs=</text:span><text:span text:style-name="Source_20_Text"><text:span text:style-name="T382">2</text:span></text:span><text:span text:style-name="Source_20_Text"><text:span text:style-name="T383">0</text:span></text:span><text:span text:style-name="Source_20_Text"> </text:span><text:span text:style-name="Source_20_Text"><text:span text:style-name="T346">\</text:span></text:span></text:p>
      <text:p text:style-name="P85"><text:span text:style-name="Source_20_Text">imgsz=</text:span><text:span text:style-name="Source_20_Text"><text:span text:style-name="T346">256 </text:span></text:span><text:span text:style-name="Source_20_Text"><text:span text:style-name="T347">\</text:span></text:span></text:p>
      <text:p text:style-name="P85"><text:span text:style-name="Source_20_Text"><text:span text:style-name="T346">name=</text:span></text:span><text:span text:style-name="Source_20_Text"><text:span text:style-name="T348">train_</text:span></text:span><text:span text:style-name="Source_20_Text"><text:span text:style-name="T346">yolov8n_</text:span></text:span><text:span text:style-name="Source_20_Text"><text:span text:style-name="T384">2</text:span></text:span><text:span text:style-name="Source_20_Text"><text:span text:style-name="T347">0e</text:span></text:span></text:p>
      <text:p text:style-name="P105"><text:span text:style-name="Source_20_Text"><text:span text:style-name="T107">int8</text:span></text:span><text:span text:style-name="Source_20_Text"><text:span text:style-name="T108">=true \</text:span></text:span></text:p>
      <text:p text:style-name="P105"><text:span text:style-name="Source_20_Text"><text:span text:style-name="T107">show_conf</text:span></text:span><text:span text:style-name="Source_20_Text"><text:span text:style-name="T109">=false \</text:span></text:span></text:p>
      <text:p text:style-name="P105"><text:span text:style-name="Source_20_Text"><text:span text:style-name="T107">device</text:span></text:span><text:span text:style-name="Source_20_Text"><text:span text:style-name="T110">=</text:span></text:span><text:span text:style-name="Source_20_Text"><text:span text:style-name="T111">0</text:span></text:span><text:span text:style-name="Source_20_Text"><text:span text:style-name="T110"> \</text:span></text:span></text:p>
      <text:p text:style-name="P21"><text:span text:style-name="Source_20_Text"><text:span text:style-name="T34"/></text:span></text:p>
      <text:p text:style-name="P304">(yolo5) user@userevgeny:~/WORK/NEURO/yolo8$</text:p>
      <text:p text:style-name="P84"><text:span text:style-name="Source_20_Text"><text:span text:style-name="T372">conda activate yolo5 &amp;&amp; \</text:span></text:span></text:p>
      <text:p text:style-name="P84"><text:span text:style-name="Source_20_Text">yolo task=detect </text:span><text:span text:style-name="Source_20_Text"><text:span text:style-name="T345">\</text:span></text:span></text:p>
      <text:p text:style-name="P84"><text:span text:style-name="Source_20_Text">mode=predict </text:span><text:span text:style-name="Source_20_Text"><text:span text:style-name="T345">\</text:span></text:span></text:p>
      <text:p text:style-name="P84"><text:span text:style-name="Source_20_Text">model=/home/user/WORK/NEURO/yolo8/runs/detect/train_yolov8n_20e/weights/best.pt </text:span><text:span text:style-name="Source_20_Text"><text:span text:style-name="T345">\</text:span></text:span></text:p>
      <text:p text:style-name="P84"><text:span text:style-name="Source_20_Text">source=night_flyght.MP4 </text:span><text:span text:style-name="Source_20_Text"><text:span text:style-name="T345">\</text:span></text:span></text:p>
      <text:p text:style-name="P84"><text:span text:style-name="Source_20_Text">show=True </text:span><text:span text:style-name="Source_20_Text"><text:span text:style-name="T345">\</text:span></text:span></text:p>
      <text:p text:style-name="P84"><text:span text:style-name="Source_20_Text">imgsz=</text:span><text:span text:style-name="Source_20_Text"><text:span text:style-name="T370">1080</text:span></text:span><text:span text:style-name="Source_20_Text"> </text:span><text:span text:style-name="Source_20_Text"><text:span text:style-name="T345">\</text:span></text:span></text:p>
      <text:p text:style-name="P84"><text:span text:style-name="Source_20_Text">name=yolov8n_</text:span><text:span text:style-name="Source_20_Text"><text:span text:style-name="T350">3</text:span></text:span><text:span text:style-name="Source_20_Text">0e_infer</text:span><text:span text:style-name="Source_20_Text"><text:span text:style-name="T345">256</text:span></text:span><text:span text:style-name="Source_20_Text"> </text:span><text:span text:style-name="Source_20_Text"><text:span text:style-name="T345">\</text:span></text:span></text:p>
      <text:p text:style-name="P84"><text:span text:style-name="Source_20_Text">hide_labels=True</text:span></text:p>
      <text:p text:style-name="P85"><text:span text:style-name="Source_20_Text"><text:span text:style-name="T65">О</text:span></text:span><text:span text:style-name="Source_20_Text"><text:span text:style-name="T62">бучилась </text:span></text:span><text:span text:style-name="Source_20_Text"><text:span text:style-name="T65">с нуля</text:span></text:span><text:span text:style-name="Source_20_Text"><text:span text:style-name="T62"> <text:s/>работает</text:span></text:span></text:p>
      <text:p text:style-name="P85"><text:span text:style-name="Source_20_Text"><text:span text:style-name="T120"/></text:span></text:p>
      <text:p text:style-name="P320">ЭКСПОРТ <text:s/>в <text:s/>onnx</text:p>
      <text:p text:style-name="P305">(yolo5) user@userevgeny:~/WORK/NEURO/yolo8$</text:p>
      <text:p text:style-name="P86"><text:span text:style-name="Source_20_Text"><text:span text:style-name="T372">conda activate yolo5 &amp;&amp; \</text:span></text:span></text:p>
      <text:p text:style-name="P86"><text:span text:style-name="Source_20_Text">yolo export </text:span><text:span text:style-name="Source_20_Text"><text:span text:style-name="T350">\</text:span></text:span></text:p>
      <text:p text:style-name="P86"><text:span text:style-name="Source_20_Text">model=/home/user/WORK/NEURO/yolo8/runs/detect/train_yolov8n_20e/weights/best.pt </text:span><text:span text:style-name="Source_20_Text"><text:span text:style-name="T350">\</text:span></text:span></text:p>
      <text:p text:style-name="P86"><text:span text:style-name="Source_20_Text"><text:span text:style-name="T350">format</text:span></text:span><text:span text:style-name="Source_20_Text">=onnx </text:span><text:span text:style-name="Source_20_Text"><text:span text:style-name="T369">\</text:span></text:span></text:p>
      <text:p text:style-name="P87"><text:span text:style-name="Source_20_Text"><text:span text:style-name="T356">imgsz=</text:span></text:span><text:span text:style-name="Source_20_Text"><text:span text:style-name="T353">256</text:span></text:span><text:span text:style-name="Source_20_Text"><text:span text:style-name="T351"> </text:span></text:span><text:span text:style-name="Source_20_Text"><text:span text:style-name="T353">\</text:span></text:span></text:p>
      <text:p text:style-name="P87"><text:span text:style-name="Source_20_Text"><text:span text:style-name="T358">opset=12 \</text:span></text:span></text:p>
      <text:p text:style-name="P87"><text:span text:style-name="Source_20_Text"><text:span text:style-name="T357">data=night_fly_256.yaml </text:span></text:span></text:p>
      <text:p text:style-name="P87"><text:span text:style-name="Source_20_Text"><text:span text:style-name="T357"/></text:span></text:p>
      <text:p text:style-name="P87"><text:span text:style-name="Source_20_Text"><text:span text:style-name="T364">#</text:span></text:span><text:span text:style-name="Source_20_Text"><text:span text:style-name="T359">device=0</text:span></text:span></text:p>
      <text:p text:style-name="P87"><text:span text:style-name="Source_20_Text"><text:span text:style-name="T364">#</text:span></text:span><text:span text:style-name="Source_20_Text"><text:span text:style-name="T354">dynamic</text:span></text:span><text:span text:style-name="Source_20_Text"><text:span text:style-name="T358">=</text:span></text:span><text:span text:style-name="Source_20_Text"><text:span text:style-name="T357">true </text:span></text:span><text:span text:style-name="Source_20_Text"><text:span text:style-name="T358">\</text:span></text:span></text:p>
      <text:p text:style-name="P87"><text:span text:style-name="Source_20_Text"><text:span text:style-name="T364">#</text:span></text:span><text:span text:style-name="Source_20_Text"><text:span text:style-name="T354">batch</text:span></text:span><text:span text:style-name="Source_20_Text"><text:span text:style-name="T358">=1 \</text:span></text:span></text:p>
      <text:p text:style-name="P87"><text:span text:style-name="Source_20_Text"><text:span text:style-name="T364">#</text:span></text:span><text:span text:style-name="Source_20_Text"><text:span text:style-name="T353">int8</text:span></text:span><text:span text:style-name="Source_20_Text"><text:span text:style-name="T357">=true \</text:span></text:span></text:p>
      <text:p text:style-name="P87"><text:span text:style-name="Source_20_Text"><text:span text:style-name="T360">#</text:span></text:span><text:span text:style-name="Source_20_Text"><text:span text:style-name="T354">half</text:span></text:span><text:span text:style-name="Source_20_Text"><text:span text:style-name="T356">=</text:span></text:span><text:span text:style-name="Source_20_Text"><text:span text:style-name="T357">true</text:span></text:span><text:span text:style-name="Source_20_Text"><text:span text:style-name="T351"> </text:span></text:span><text:span text:style-name="Source_20_Text"><text:span text:style-name="T359">\</text:span></text:span></text:p>
      <text:p text:style-name="P87"><text:span text:style-name="Source_20_Text"><text:span text:style-name="T360">#</text:span></text:span><text:span text:style-name="Source_20_Text"><text:span text:style-name="T354">simplify</text:span></text:span><text:span text:style-name="Source_20_Text"><text:span text:style-name="T358">=</text:span></text:span><text:span text:style-name="Source_20_Text"><text:span text:style-name="T357">true </text:span></text:span><text:span text:style-name="Source_20_Text"><text:span text:style-name="T358">\</text:span></text:span></text:p>
      <text:p text:style-name="P87"><text:span text:style-name="Source_20_Text"><text:span text:style-name="T357"/></text:span></text:p>
      <text:p text:style-name="P87"><text:soft-page-break/><text:span text:style-name="Source_20_Text"><text:span text:style-name="T66">проверка работы onnx</text:span></text:span></text:p>
      <text:p text:style-name="P305">(yolo5) user@userevgeny:~/WORK/NEURO/yolo8$</text:p>
      <text:p text:style-name="P86"><text:span text:style-name="Source_20_Text"><text:span text:style-name="T372">conda activate yolo5 &amp;&amp; \</text:span></text:span></text:p>
      <text:p text:style-name="P86"><text:span text:style-name="Source_20_Text">yolo task=detect </text:span><text:span text:style-name="Source_20_Text"><text:span text:style-name="T345">\</text:span></text:span></text:p>
      <text:p text:style-name="P86"><text:span text:style-name="Source_20_Text">mode=predict </text:span><text:span text:style-name="Source_20_Text"><text:span text:style-name="T345">\</text:span></text:span></text:p>
      <text:p text:style-name="P86"><text:span text:style-name="Source_20_Text">model=/home/user/WORK/NEURO/yolo8/runs/detect/train_yolov8n_20e/weights/</text:span><text:span text:style-name="Source_20_Text"><text:span text:style-name="T373">best.onnx</text:span></text:span><text:span text:style-name="Source_20_Text"> </text:span><text:span text:style-name="Source_20_Text"><text:span text:style-name="T345">\</text:span></text:span></text:p>
      <text:p text:style-name="P86"><text:span text:style-name="Source_20_Text">source=n</text:span><text:span text:style-name="Source_20_Text"><text:span text:style-name="T388">f_256.jpg</text:span></text:span><text:span text:style-name="Source_20_Text"> </text:span><text:span text:style-name="Source_20_Text"><text:span text:style-name="T345">\</text:span></text:span></text:p>
      <text:p text:style-name="P86"><text:span text:style-name="Source_20_Text">show=True </text:span><text:span text:style-name="Source_20_Text"><text:span text:style-name="T345">\</text:span></text:span></text:p>
      <text:p text:style-name="P86"><text:span text:style-name="Source_20_Text">imgsz=</text:span><text:span text:style-name="Source_20_Text"><text:span text:style-name="T386">256</text:span></text:span><text:span text:style-name="Source_20_Text"> </text:span><text:span text:style-name="Source_20_Text"><text:span text:style-name="T345">\</text:span></text:span></text:p>
      <text:p text:style-name="P86"><text:span text:style-name="Source_20_Text">name=yolov8n_</text:span><text:span text:style-name="Source_20_Text"><text:span text:style-name="T385">2</text:span></text:span><text:span text:style-name="Source_20_Text">0e_infer</text:span><text:span text:style-name="Source_20_Text"><text:span text:style-name="T345">256</text:span></text:span><text:span text:style-name="Source_20_Text"> </text:span><text:span text:style-name="Source_20_Text"><text:span text:style-name="T345">\</text:span></text:span></text:p>
      <text:p text:style-name="P86"><text:span text:style-name="Source_20_Text">hide_labels=True</text:span></text:p>
      <text:p text:style-name="P106"><text:span text:style-name="Source_20_Text"><text:span text:style-name="T68">Детекция есть </text:span></text:span></text:p>
      <text:p text:style-name="P88"><text:span text:style-name="Source_20_Text"/></text:p>
      <text:p text:style-name="P89"><text:span text:style-name="Source_20_Text"><text:span text:style-name="T68">Теперь нужно convert </text:span></text:span><text:span text:style-name="Source_20_Text"><text:span text:style-name="T69">yolo8 </text:span></text:span><text:span text:style-name="Source_20_Text"><text:span text:style-name="T68">to rknn and inference in OrangeOi</text:span></text:span></text:p>
      <text:p text:style-name="P89"><text:span text:style-name="Source_20_Text"><text:span text:style-name="T68"/></text:span></text:p>
      <text:p text:style-name="P317"><text:span text:style-name="Source_20_Text"><text:span text:style-name="T349">ЭКСПОРТ <text:s/>в <text:s/>onnx </text:span></text:span><text:span text:style-name="Source_20_Text"><text:span text:style-name="T368">и в rknn</text:span></text:span></text:p>
      <text:p text:style-name="P107"><text:span text:style-name="Source_20_Text"><text:span text:style-name="T351">docker run -v </text:span></text:span><text:span text:style-name="Source_20_Text">/home/user/WORK/NEURO/yolo8/runs/detect/train_yolov8n_20e/weights</text:span><text:span text:style-name="Source_20_Text"><text:span text:style-name="T351">:/share </text:span></text:span><text:span text:style-name="Source_20_Text"><text:span text:style-name="T353">\</text:span></text:span></text:p>
      <text:p text:style-name="P107"><text:span text:style-name="Source_20_Text"><text:span text:style-name="T351">ilooro/rknn-converter:latest </text:span></text:span><text:span text:style-name="Source_20_Text"><text:span text:style-name="T353">\</text:span></text:span></text:p>
      <text:p text:style-name="P107"><text:span text:style-name="Source_20_Text"><text:span text:style-name="T351">--model best.pt </text:span></text:span><text:span text:style-name="Source_20_Text"><text:span text:style-name="T353">\</text:span></text:span></text:p>
      <text:p text:style-name="P107"><text:span text:style-name="Source_20_Text"><text:span text:style-name="T351">--height </text:span></text:span><text:span text:style-name="Source_20_Text"><text:span text:style-name="T353">256</text:span></text:span><text:span text:style-name="Source_20_Text"><text:span text:style-name="T351"> </text:span></text:span><text:span text:style-name="Source_20_Text"><text:span text:style-name="T353">\</text:span></text:span></text:p>
      <text:p text:style-name="P107"><text:span text:style-name="Source_20_Text"><text:span text:style-name="T351">--width </text:span></text:span><text:span text:style-name="Source_20_Text"><text:span text:style-name="T353">256</text:span></text:span><text:span text:style-name="Source_20_Text"><text:span text:style-name="T351"> </text:span></text:span><text:span text:style-name="Source_20_Text"><text:span text:style-name="T353">\</text:span></text:span></text:p>
      <text:p text:style-name="P107"><text:span text:style-name="Source_20_Text"><text:span text:style-name="T351">--quant </text:span></text:span><text:span text:style-name="Source_20_Text"><text:span text:style-name="T353">\</text:span></text:span></text:p>
      <text:p text:style-name="P107"><text:span text:style-name="Source_20_Text"><text:span text:style-name="T351">--model_version 8</text:span></text:span></text:p>
      <text:p text:style-name="P89"><text:span text:style-name="Source_20_Text"><text:span text:style-name="T68"/></text:span></text:p>
      <text:p text:style-name="P90"><text:span text:style-name="Source_20_Text"><text:span text:style-name="T121">Новый репозиторий от Rockchip <text:s/>-</text:span></text:span><text:span text:style-name="Source_20_Text"><text:span text:style-name="T122"> все yolo <text:s/>- работаю с 8</text:span></text:span></text:p>
      <text:p text:style-name="P89"><text:a xlink:type="simple" xlink:href="https://github.com/airockchip/rknn_model_zoo/tree/main" text:style-name="Internet_20_link" text:visited-style-name="Visited_20_Internet_20_Link"><text:span text:style-name="Source_20_Text"><text:span text:style-name="T392">https://github.com/airockchip/rknn_model_zoo/tree/main</text:span></text:span></text:a></text:p>
      <text:p text:style-name="P89"><text:span text:style-name="Source_20_Text"/></text:p>
      <text:p text:style-name="P89"><text:span text:style-name="Source_20_Text"/></text:p>
      <text:p text:style-name="P318"><text:span text:style-name="Source_20_Text"><text:span text:style-name="T349">ЭКСПОРТ <text:s/>в <text:s/>onnx </text:span></text:span><text:span text:style-name="Source_20_Text"><text:span text:style-name="T368">и в rknn </text:span></text:span><text:span text:style-name="Source_20_Text"><text:span text:style-name="T394">coco128</text:span></text:span></text:p>
      <text:p text:style-name="P108"><text:span text:style-name="Source_20_Text"><text:span text:style-name="T351">docker run -v /home/user/WORK/NEURO/yolo8/to_docker:/share </text:span></text:span><text:span text:style-name="Source_20_Text"><text:span text:style-name="T353">\</text:span></text:span></text:p>
      <text:p text:style-name="P108"><text:span text:style-name="Source_20_Text"><text:span text:style-name="T351">ilooro/rknn-converter:latest </text:span></text:span><text:span text:style-name="Source_20_Text"><text:span text:style-name="T353">\</text:span></text:span></text:p>
      <text:p text:style-name="P108"><text:span text:style-name="Source_20_Text"><text:span text:style-name="T351">--model yolov8n.pt </text:span></text:span><text:span text:style-name="Source_20_Text"><text:span text:style-name="T353">\</text:span></text:span></text:p>
      <text:p text:style-name="P108"><text:span text:style-name="Source_20_Text"><text:span text:style-name="T351">--model_version 8 </text:span></text:span><text:span text:style-name="Source_20_Text"><text:span text:style-name="T365">\</text:span></text:span></text:p>
      <text:p text:style-name="P109"><text:span text:style-name="Source_20_Text"><text:span text:style-name="T351">--height </text:span></text:span><text:span text:style-name="Source_20_Text"><text:span text:style-name="T365">640</text:span></text:span><text:span text:style-name="Source_20_Text"><text:span text:style-name="T351"> </text:span></text:span><text:span text:style-name="Source_20_Text"><text:span text:style-name="T353">\</text:span></text:span></text:p>
      <text:p text:style-name="P109"><text:span text:style-name="Source_20_Text"><text:span text:style-name="T351">--width </text:span></text:span><text:span text:style-name="Source_20_Text"><text:span text:style-name="T365">640 </text:span></text:span><text:span text:style-name="Source_20_Text"><text:span text:style-name="T366">\</text:span></text:span></text:p>
      <text:p text:style-name="P110"><text:span text:style-name="Source_20_Text"><text:span text:style-name="T351">--quant </text:span></text:span></text:p>
      <text:p text:style-name="P89"><text:span text:style-name="Source_20_Text"><text:s/></text:span></text:p>
      <text:p text:style-name="P89"><text:span text:style-name="Source_20_Text"><text:span text:style-name="T229">(base) user@userevgeny:~/WORK/NEURO/rknn_model_zoo$</text:span></text:span><text:span text:style-name="Source_20_Text"> </text:span></text:p>
      <text:p text:style-name="P89"><text:span text:style-name="Source_20_Text"><text:span text:style-name="T387">./build-linux.sh -t rk35</text:span></text:span><text:span text:style-name="Source_20_Text"><text:span text:style-name="T393">88</text:span></text:span><text:span text:style-name="Source_20_Text"><text:span text:style-name="T387"> -a aarch64 -d yolov</text:span></text:span><text:span text:style-name="Source_20_Text"><text:span text:style-name="T393">8</text:span></text:span></text:p>
      <text:p text:style-name="P89"><text:span text:style-name="Source_20_Text"><text:span text:style-name="T68"/></text:span></text:p>
      <text:p text:style-name="P91"><text:span text:style-name="Source_20_Text"><text:span text:style-name="T70">Файл rknn <text:s/>и <text:s/>полученный inference <text:s/>перенесены на Orange - <text:s/>работает с автобусом</text:span></text:span></text:p>
      <text:p text:style-name="P92"><text:span text:style-name="Source_20_Text"><text:span text:style-name="T77">Создаю новый проект - inference_yolo_8_</text:span></text:span><text:span text:style-name="Source_20_Text"><text:span text:style-name="T78">in_RK3588</text:span></text:span></text:p>
      <text:p text:style-name="P89"><text:span text:style-name="Source_20_Text"><text:span text:style-name="T68"/></text:span></text:p>
      <text:p text:style-name="P93"><text:span text:style-name="Source_20_Text"><text:span text:style-name="T224">cd /home/user/WORK/Github/sublime_tests/Current/inference_yolo_8_in_RK3588</text:span></text:span></text:p>
      <text:p text:style-name="P89"><text:span text:style-name="Source_20_Text"><text:span text:style-name="T252"/></text:span></text:p>
      <text:p text:style-name="P89"><text:span text:style-name="Source_20_Text"><text:span text:style-name="T142">./1_convert_onnx_rknn.sh <text:s text:c="3"/></text:span></text:span><text:span text:style-name="Source_20_Text"><text:span text:style-name="T13">конвертация onnx to rknn</text:span></text:span></text:p>
      <text:p text:style-name="P89"><text:span text:style-name="Source_20_Text"><text:span text:style-name="T143">./2_start.sh <text:s text:c="15"/></text:span></text:span><text:span text:style-name="Source_20_Text"><text:span text:style-name="T13">Компиляция </text:span></text:span></text:p>
      <text:p text:style-name="P93"><text:span text:style-name="Source_20_Text"><text:span text:style-name="T143">Перенос папки install to board</text:span></text:span></text:p>
      <text:p text:style-name="P93"><text:span text:style-name="Source_20_Text"><text:span text:style-name="T143"/></text:span></text:p>
      <text:p text:style-name="P94"><text:span text:style-name="Source_20_Text"><text:span text:style-name="T118">Программа не крашится но не определяет</text:span></text:span></text:p>
      <text:p text:style-name="P93"><text:span text:style-name="Source_20_Text"><text:span text:style-name="T143"/></text:span></text:p>
      <text:p text:style-name="P321">ЭКСПОРТ <text:s/>в <text:s/>onnx <text:s/></text:p>
      <text:p text:style-name="P306">(yolo5) user@userevgeny:~/WORK/NEURO/yolo8$</text:p>
      <text:p text:style-name="P95"><text:span text:style-name="Source_20_Text"><text:span text:style-name="T372">conda activate yolo5 &amp;&amp; \</text:span></text:span></text:p>
      <text:p text:style-name="P95"><text:span text:style-name="Source_20_Text">yolo export </text:span><text:span text:style-name="Source_20_Text"><text:span text:style-name="T350">\</text:span></text:span></text:p>
      <text:p text:style-name="P95"><text:span text:style-name="Source_20_Text">model=/home/user/WORK/NEURO/yolo8/runs/detect/train_yolov8n_20e/weights/best.pt </text:span><text:span text:style-name="Source_20_Text"><text:span text:style-name="T350">\</text:span></text:span></text:p>
      <text:p text:style-name="P95"><text:span text:style-name="Source_20_Text"><text:span text:style-name="T350">format</text:span></text:span><text:span text:style-name="Source_20_Text">=onnx </text:span><text:span text:style-name="Source_20_Text"><text:span text:style-name="T369">\</text:span></text:span></text:p>
      <text:p text:style-name="P96"><text:span text:style-name="Source_20_Text"><text:span text:style-name="T356">imgsz=</text:span></text:span><text:span text:style-name="Source_20_Text"><text:span text:style-name="T353">256</text:span></text:span><text:span text:style-name="Source_20_Text"><text:span text:style-name="T351"> </text:span></text:span><text:span text:style-name="Source_20_Text"><text:span text:style-name="T353">\</text:span></text:span></text:p>
      <text:p text:style-name="P96"><text:span text:style-name="Source_20_Text"><text:span text:style-name="T358">opset=1</text:span></text:span><text:span text:style-name="Source_20_Text"><text:span text:style-name="T367">9</text:span></text:span><text:span text:style-name="Source_20_Text"><text:span text:style-name="T358"> \</text:span></text:span></text:p>
      <text:p text:style-name="P96"><text:span text:style-name="Source_20_Text"><text:span text:style-name="T357">data=night_fly_256.yaml </text:span></text:span></text:p>
      <text:p text:style-name="P93"><text:soft-page-break/><text:span text:style-name="Source_20_Text"><text:span text:style-name="T146">docker run -v ~/WORK/NEURO/yolo8/to_docker:/share \</text:span></text:span></text:p>
      <text:p text:style-name="P93"><text:span text:style-name="Source_20_Text"><text:span text:style-name="T146">ilooro/rknn-converter:latest \</text:span></text:span></text:p>
      <text:p text:style-name="P93"><text:span text:style-name="Source_20_Text"><text:span text:style-name="T146">--model yolov8n.pt \</text:span></text:span></text:p>
      <text:p text:style-name="P93"><text:span text:style-name="Source_20_Text"><text:span text:style-name="T146">--height 640 --width 640 --quant --model_version 8</text:span></text:span></text:p>
      <text:p text:style-name="P97"><text:span text:style-name="Source_20_Text"><text:span text:style-name="T114">Получили yolov8n.rknn <text:s text:c="2"/>- <text:s/></text:span></text:span><text:span text:style-name="Source_20_Text"><text:span text:style-name="T115">работает на плате</text:span></text:span></text:p>
      <text:p text:style-name="P93"><text:span text:style-name="Source_20_Text"><text:span text:style-name="T143"/></text:span></text:p>
      <text:p text:style-name="P176"><text:span text:style-name="T229">(yolo5) user@userevgeny:~/WORK/NEURO/yolo8$</text:span><text:span text:style-name="T148"> <text:s text:c="2"/></text:span><text:span text:style-name="T158">дообучение</text:span></text:p>
      <text:p text:style-name="P176"><text:span text:style-name="Source_20_Text"><text:span text:style-name="T53">conda activate yolo5 &amp;&amp; \</text:span></text:span></text:p>
      <text:p text:style-name="P176">yolo task=detect <text:span text:style-name="T342">\</text:span></text:p>
      <text:p text:style-name="P176">mode=train <text:span text:style-name="T342">\</text:span></text:p>
      <text:p text:style-name="P176">model=yolov8n.pt <text:span text:style-name="T342">\</text:span></text:p>
      <text:p text:style-name="P176">data=night_fly_<text:span text:style-name="T343">256</text:span>.yaml <text:span text:style-name="T342">\</text:span></text:p>
      <text:p text:style-name="P176">epochs=<text:span text:style-name="T344">1</text:span>0 <text:span text:style-name="T342">\</text:span></text:p>
      <text:p text:style-name="P176">name=yolov8n_<text:span text:style-name="T345">1</text:span>0e</text:p>
      <text:p text:style-name="P99"><text:span text:style-name="Source_20_Text"><text:span text:style-name="T160"/></text:span></text:p>
      <text:p text:style-name="P176"><text:span text:style-name="Source_20_Text"><text:span text:style-name="T229">#imgsz=256 \</text:span></text:span></text:p>
      <text:p text:style-name="P176"><text:span text:style-name="Source_20_Text"><text:span text:style-name="T229">#batch=8 \</text:span></text:span></text:p>
      <text:p text:style-name="P112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307">(yolo5) user@userevgeny:~/WORK/NEURO/yolo8$</text:p>
      <text:p text:style-name="P176"><text:span text:style-name="Source_20_Text"><text:span text:style-name="T53">conda activate yolo5 &amp;&amp; \</text:span></text:span></text:p>
      <text:p text:style-name="P98"><text:span text:style-name="Source_20_Text">yolo task=detect </text:span><text:span text:style-name="Source_20_Text"><text:span text:style-name="T345">\</text:span></text:span></text:p>
      <text:p text:style-name="P98"><text:span text:style-name="Source_20_Text">mode=predict </text:span><text:span text:style-name="Source_20_Text"><text:span text:style-name="T345">\</text:span></text:span></text:p>
      <text:p text:style-name="P100"><text:span text:style-name="Source_20_Text">model=/home/user/WORK/NEURO/yolo8/runs/detect/yolov8n_10e/weights/best.pt </text:span><text:span text:style-name="Source_20_Text"><text:span text:style-name="T345">\</text:span></text:span></text:p>
      <text:p text:style-name="P98"><text:span text:style-name="Source_20_Text">source=night_flyght.MP4 </text:span><text:span text:style-name="Source_20_Text"><text:span text:style-name="T345">\</text:span></text:span></text:p>
      <text:p text:style-name="P98"><text:span text:style-name="Source_20_Text">show=True </text:span><text:span text:style-name="Source_20_Text"><text:span text:style-name="T345">\</text:span></text:span></text:p>
      <text:p text:style-name="P98"><text:span text:style-name="Source_20_Text">imgsz=</text:span><text:span text:style-name="Source_20_Text"><text:span text:style-name="T396">1024</text:span></text:span><text:span text:style-name="Source_20_Text"> </text:span><text:span text:style-name="Source_20_Text"><text:span text:style-name="T345">\</text:span></text:span></text:p>
      <text:p text:style-name="P98"><text:span text:style-name="Source_20_Text">hide_labels=True</text:span></text:p>
      <text:p text:style-name="P99"><text:span text:style-name="Source_20_Text"><text:span text:style-name="T79">Доо</text:span></text:span><text:span text:style-name="Source_20_Text"><text:span text:style-name="T80">бучилась <text:s/>работает</text:span></text:span></text:p>
      <text:p text:style-name="P101"><text:span text:style-name="Source_20_Text"><text:span text:style-name="T345">docker run -v ~/WORK/NEURO/yolo8/to_docker:/share \</text:span></text:span></text:p>
      <text:p text:style-name="P101"><text:span text:style-name="Source_20_Text"><text:span text:style-name="T345">ilooro/rknn-converter:latest \</text:span></text:span></text:p>
      <text:p text:style-name="P101"><text:span text:style-name="Source_20_Text"><text:span text:style-name="T345">--model </text:span></text:span><text:span text:style-name="Source_20_Text"><text:span text:style-name="T395">best</text:span></text:span><text:span text:style-name="Source_20_Text"><text:span text:style-name="T345">.pt \</text:span></text:span></text:p>
      <text:p text:style-name="P101"><text:span text:style-name="Source_20_Text"><text:span text:style-name="T345">--height 640 --width 640 --quant --model_version 8</text:span></text:span></text:p>
      <text:p text:style-name="P93"><text:span text:style-name="Source_20_Text"><text:span text:style-name="T143"/></text:span></text:p>
      <text:p text:style-name="P102"><text:span text:style-name="Source_20_Text"><text:span text:style-name="T144">Дообучение onnx от Rockchip – </text:span></text:span><text:span text:style-name="Source_20_Text"><text:span text:style-name="T145">не принимает onnx</text:span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30"><text:span text:style-name="Source_20_Text"><text:span text:style-name="T42">Дома </text:span></text:span><text:span text:style-name="Source_20_Text"><text:span text:style-name="T33">0</text:span></text:span><text:span text:style-name="Source_20_Text"><text:span text:style-name="T42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 <text:s text:c="2"/></text:span></text:span><text:span text:style-name="Source_20_Text"><text:span text:style-name="T42">Docker</text:span></text:span><text:bookmark text:name="06_09_2024_Docker"/></text:p>
      <text:p text:style-name="P177"><text:span text:style-name="Source_20_Text"><text:span text:style-name="T235">yolov8 <text:s text:c="21"/>latest <text:s text:c="8"/>afdca96f8b7d <text:s text:c="2"/>6 days ago <text:s text:c="5"/>11.3GB</text:span></text:span></text:p>
      <text:p text:style-name="P181"><text:span text:style-name="Source_20_Text"><text:span text:style-name="T158"/></text:span></text:p>
      <text:p text:style-name="P179"><text:span text:style-name="Source_20_Text"><text:span text:style-name="T15">Docker image yolo8</text:span></text:span></text:p>
      <text:p text:style-name="P179"><text:span text:style-name="Source_20_Text"><text:span text:style-name="T267">docker load &lt; yolo8.tar</text:span></text:span></text:p>
      <text:p text:style-name="P178"><text:span text:style-name="Source_20_Text"><text:span text:style-name="T268">docker image tag afdca96f8b7d </text:span></text:span><text:span text:style-name="Source_20_Text"><text:span text:style-name="T267">yolo8</text:span></text:span></text:p>
      <text:p text:style-name="P179"><text:span text:style-name="Source_20_Text"><text:span text:style-name="T268">mkdir -p ~/yolov8/inputs</text:span></text:span></text:p>
      <text:p text:style-name="P237">Download sample image:</text:p>
      <text:p text:style-name="P237">curl -o ~/yolov8/inputs/test.jpg https://raw.githubusercontent.com/rdcolema/tensorflow-image-classification/master/cat.jpg </text:p>
      <text:p text:style-name="P278"/>
      <text:p text:style-name="P278"><text:span text:style-name="T399">Train</text:span>:</text:p>
      <text:p text:style-name="P189"><text:span text:style-name="Source_20_Text"><text:span text:style-name="T275">docker run -it --rm </text:span></text:span><text:span text:style-name="Source_20_Text"><text:span text:style-name="T280">\</text:span></text:span></text:p>
      <text:p text:style-name="P189"><text:span text:style-name="Source_20_Text"><text:span text:style-name="T275">-v ~/yolov8:/yolov8 \</text:span></text:span></text:p>
      <text:p text:style-name="P182"><text:span text:style-name="Source_20_Text"><text:span text:style-name="T275">yolov8 </text:span></text:span><text:span text:style-name="Source_20_Text"><text:span text:style-name="T279">detect </text:span></text:span><text:span text:style-name="Source_20_Text"><text:span text:style-name="T275">train \</text:span></text:span></text:p>
      <text:p text:style-name="P113"><text:span text:style-name="Source_20_Text"><text:span text:style-name="T303">model=yolov8n.pt \</text:span></text:span></text:p>
      <text:p text:style-name="P113"><text:span text:style-name="Source_20_Text"><text:span text:style-name="T303">epochs=10 </text:span></text:span><text:span text:style-name="Source_20_Text"><text:span text:style-name="T304">\</text:span></text:span></text:p>
      <text:p text:style-name="P113"><text:span text:style-name="Source_20_Text"><text:span text:style-name="T304">imgsz=640 </text:span></text:span><text:span text:style-name="Source_20_Text"><text:span text:style-name="T305">\</text:span></text:span></text:p>
      <text:p text:style-name="P183"><text:span text:style-name="Source_20_Text"><text:span text:style-name="T275">data=coco8.yaml </text:span></text:span><text:span text:style-name="Source_20_Text"><text:span text:style-name="T276">\</text:span></text:span></text:p>
      <text:p text:style-name="P183"><text:span text:style-name="Source_20_Text"><text:span text:style-name="T275">pretrained=</text:span></text:span><text:span text:style-name="Source_20_Text"><text:span text:style-name="T276">False</text:span></text:span></text:p>
      <text:p text:style-name="P115"><text:span text:style-name="Source_20_Text"><text:span text:style-name="T306">#</text:span></text:span><text:span text:style-name="Source_20_Text"><text:span text:style-name="T305">device=0 \</text:span></text:span></text:p>
      <text:p text:style-name="P277"/>
      <text:p text:style-name="P281"><text:span text:style-name="T399">Train </text:span><text:span text:style-name="T407">from scratch</text:span>:</text:p>
      <text:p text:style-name="P189"><text:span text:style-name="Source_20_Text"><text:span text:style-name="T275">docker run -it --rm </text:span></text:span><text:span text:style-name="Source_20_Text"><text:span text:style-name="T280">\</text:span></text:span></text:p>
      <text:p text:style-name="P189"><text:span text:style-name="Source_20_Text"><text:span text:style-name="T275">-v ~/yolov8:/yolov8 \</text:span></text:span></text:p>
      <text:p text:style-name="P186"><text:span text:style-name="Source_20_Text"><text:span text:style-name="T275">yolov8 </text:span></text:span><text:span text:style-name="Source_20_Text"><text:span text:style-name="T279">detect </text:span></text:span><text:span text:style-name="Source_20_Text"><text:span text:style-name="T275">train \</text:span></text:span></text:p>
      <text:p text:style-name="P114"><text:span text:style-name="Source_20_Text"><text:span text:style-name="T402">model=yolov8n.yaml</text:span></text:span><text:span text:style-name="Source_20_Text"><text:span text:style-name="T309"> \</text:span></text:span></text:p>
      <text:p text:style-name="P187"><text:span text:style-name="Source_20_Text"><text:span text:style-name="T307">data=coco8.yaml </text:span></text:span><text:span text:style-name="Source_20_Text"><text:span text:style-name="T308">\</text:span></text:span></text:p>
      <text:p text:style-name="P114"><text:span text:style-name="Source_20_Text"><text:span text:style-name="T303">epochs=10 </text:span></text:span><text:span text:style-name="Source_20_Text"><text:span text:style-name="T304">\</text:span></text:span></text:p>
      <text:p text:style-name="P114"><text:span text:style-name="Source_20_Text"><text:span text:style-name="T304">imgsz=640 </text:span></text:span><text:span text:style-name="Source_20_Text"><text:span text:style-name="T305">\</text:span></text:span></text:p>
      <text:p text:style-name="P281"/>
      <text:p text:style-name="P277">Object detection:</text:p>
      <text:p text:style-name="P239">docker run -it --rm <text:span text:style-name="T409">\</text:span></text:p>
      <text:p text:style-name="P239">-v ~/yolov8:/yolov8 <text:span text:style-name="T397">\</text:span></text:p>
      <text:p text:style-name="P237">yolo<text:span text:style-name="T397">v</text:span>8 detect predict save <text:span text:style-name="T397">\</text:span></text:p>
      <text:p text:style-name="P237">model=yolov8<text:span text:style-name="T269">n</text:span>.pt <text:span text:style-name="T397">\</text:span></text:p>
      <text:p text:style-name="P237">source=inputs/test.jpg</text:p>
      <text:p text:style-name="P237"/>
      <text:p text:style-name="P277">Image segmentation:</text:p>
      <text:p text:style-name="P241">docker run -it --rm -v ~/yolov8:/yolov8 <text:span text:style-name="T398">\</text:span></text:p>
      <text:p text:style-name="P241">yolo<text:span text:style-name="T398">v</text:span>8 segment predict save <text:span text:style-name="T398">\</text:span></text:p>
      <text:p text:style-name="P241">model=yolov8<text:span text:style-name="T325">n</text:span>-seg.pt <text:span text:style-name="T398">\</text:span></text:p>
      <text:p text:style-name="P241">source=inputs/test.jpg</text:p>
      <text:p text:style-name="P180"><text:span text:style-name="Source_20_Text"><text:span text:style-name="T167"/></text:span></text:p>
      <text:p text:style-name="P277">Image classification:</text:p>
      <text:p text:style-name="P242">docker run -it --rm -v ~/yolov8:/yolov8 <text:span text:style-name="T399">\</text:span></text:p>
      <text:p text:style-name="P242">yolo<text:span text:style-name="T399">v</text:span>8 classify predict save <text:span text:style-name="T399">\</text:span></text:p>
      <text:p text:style-name="P242">model=yolov8<text:span text:style-name="T327">n</text:span>-cls.pt <text:span text:style-name="T399">\</text:span></text:p>
      <text:p text:style-name="P242">source=inputs/test.jpg</text:p>
      <text:p text:style-name="P270"/>
      <text:p text:style-name="P237"><text:span text:style-name="T148">docker run -it --rm <text:s/>yolo8</text:span> <text:s text:c="4"/><text:span text:style-name="T326">Выводит справку команд</text:span></text:p>
      <text:p text:style-name="P237"><text:span text:style-name="Source_20_Text"><text:span text:style-name="T251"/></text:span></text:p>
      <text:p text:style-name="P279"><text:span text:style-name="T401">web camera</text:span>:</text:p>
      <text:p text:style-name="P238">docker run -it --rm -v ~/yolov8:/yolov8 -<text:span text:style-name="T400">p 8501:8501 </text:span><text:span text:style-name="T397">\</text:span></text:p>
      <text:p text:style-name="P238">yolo<text:span text:style-name="T397">v</text:span>8 streamlit-predict</text:p>
      <text:p text:style-name="P238"><text:span text:style-name="Source_20_Text"><text:span text:style-name="T275"/></text:span></text:p>
      <text:p text:style-name="P280"><text:span text:style-name="Source_20_Text"><text:span text:style-name="T296">Export to onnx</text:span></text:span><text:span text:style-name="Source_20_Text"><text:span text:style-name="T287">:</text:span></text:span></text:p>
      <text:p text:style-name="P243">docker run -it --rm -v ~/yolov8:/yolov8 <text:span text:style-name="T399">\</text:span></text:p>
      <text:p text:style-name="P243"><text:span text:style-name="Source_20_Text"><text:span text:style-name="T297">yolov8 export \</text:span></text:span></text:p>
      <text:p text:style-name="P184"><text:span text:style-name="Source_20_Text"><text:span text:style-name="T275">model=yolov8n.pt \</text:span></text:span></text:p>
      <text:p text:style-name="P184"><text:span text:style-name="Source_20_Text"><text:span text:style-name="T275">format=onnx \</text:span></text:span></text:p>
      <text:p text:style-name="P184"><text:soft-page-break/><text:span text:style-name="Source_20_Text"><text:span text:style-name="T275">opse</text:span></text:span><text:span text:style-name="Source_20_Text"><text:span text:style-name="T277">t=12</text:span></text:span><text:span text:style-name="Source_20_Text"><text:span text:style-name="T275"> </text:span></text:span><text:span text:style-name="Source_20_Text"><text:span text:style-name="T277">\</text:span></text:span></text:p>
      <text:p text:style-name="P184"><text:span text:style-name="Source_20_Text"><text:span text:style-name="T275">imgsz=640,640 </text:span></text:span></text:p>
      <text:p text:style-name="P185"><text:span text:style-name="Source_20_Text"><text:span text:style-name="T278"/></text:span></text:p>
      <text:p text:style-name="P282"><text:span text:style-name="T399">Train </text:span><text:span text:style-name="T407">from scratch </text:span><text:span text:style-name="T408">night_fly</text:span>:</text:p>
      <text:p text:style-name="P188"><text:span text:style-name="Source_20_Text"><text:span text:style-name="T83">Положить n</text:span></text:span><text:span text:style-name="Source_20_Text"><text:span text:style-name="T84">ight_fly_256.yaml в yolo8 !!!</text:span></text:span></text:p>
      <text:p text:style-name="P188"><text:span text:style-name="Source_20_Text"><text:span text:style-name="T281">mkdir -p ~/yolov8/ultralytics/cfg/datasets</text:span></text:span></text:p>
      <text:p text:style-name="P188"><text:span text:style-name="Source_20_Text"><text:span text:style-name="T271"/></text:span></text:p>
      <text:p text:style-name="P256"><text:span text:style-name="Source_20_Text"><text:span text:style-name="T320">docker run -it --rm --ipc=host --gpus all \</text:span></text:span></text:p>
      <text:p text:style-name="P256"><text:span text:style-name="Source_20_Text"><text:span text:style-name="T320">-v ~/yolov8:/yolov8 \</text:span></text:span></text:p>
      <text:p text:style-name="P256"><text:span text:style-name="Source_20_Text"><text:span text:style-name="T320">-v ~/datasets:/yolov8/datasets \</text:span></text:span></text:p>
      <text:p text:style-name="P257"><text:span text:style-name="Source_20_Text"><text:span text:style-name="T320">yolo8 </text:span></text:span><text:span text:style-name="Source_20_Text"><text:span text:style-name="T321">detect </text:span></text:span><text:span text:style-name="Source_20_Text"><text:span text:style-name="T320">train </text:span></text:span><text:span text:style-name="Source_20_Text"><text:span text:style-name="T321">\</text:span></text:span></text:p>
      <text:p text:style-name="P257"><text:span text:style-name="Source_20_Text"><text:span text:style-name="T320">device=0 </text:span></text:span><text:span text:style-name="Source_20_Text"><text:span text:style-name="T321">\</text:span></text:span></text:p>
      <text:p text:style-name="P257"><text:span text:style-name="Source_20_Text"><text:span text:style-name="T320">data=night_fly_256.yaml </text:span></text:span><text:span text:style-name="Source_20_Text"><text:span text:style-name="T321">\</text:span></text:span></text:p>
      <text:p text:style-name="P257"><text:span text:style-name="Source_20_Text"><text:span text:style-name="T320">model=yolov8n.yaml </text:span></text:span><text:span text:style-name="Source_20_Text"><text:span text:style-name="T321">\</text:span></text:span></text:p>
      <text:p text:style-name="P257"><text:span text:style-name="Source_20_Text"><text:span text:style-name="T320">epochs=</text:span></text:span><text:span text:style-name="Source_20_Text"><text:span text:style-name="T321">5 \</text:span></text:span><text:span text:style-name="Source_20_Text"><text:span text:style-name="T320"> </text:span></text:span></text:p>
      <text:p text:style-name="P257"><text:span text:style-name="Source_20_Text"><text:span text:style-name="T320">lr0=0.01</text:span></text:span></text:p>
      <text:p text:style-name="P188"><text:span text:style-name="Source_20_Text"><text:span text:style-name="T93">Обучение запускается !!! </text:span></text:span><text:span text:style-name="Source_20_Text"><text:span text:style-name="T94">(без GPU)</text:span></text:span></text:p>
      <text:p text:style-name="P177"><text:span text:style-name="Source_20_Text"><text:span text:style-name="T158"/></text:span></text:p>
      <text:p text:style-name="P22"><text:span text:style-name="Source_20_Text"><text:span text:style-name="T33"/></text:span></text:p>
      <text:p text:style-name="P23"><text:span text:style-name="Source_20_Text"><text:span text:style-name="T33">0</text:span></text:span><text:span text:style-name="Source_20_Text"><text:span text:style-name="T41">9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"><text:bookmark text:name="09_09_2024_night_fly_OK !!!!"/><text:span text:style-name="Source_20_Text"><text:span text:style-name="T34"/></text:span></text:p>
      <text:p text:style-name="P283">Object detection:</text:p>
      <text:p text:style-name="P240">docker run -it --rm <text:span text:style-name="T409">\</text:span></text:p>
      <text:p text:style-name="P240">-v ~/yolov8:/yolov8 <text:span text:style-name="T397">\</text:span></text:p>
      <text:p text:style-name="P240">afdca96f8b7d detect predict save <text:span text:style-name="T397">\</text:span></text:p>
      <text:p text:style-name="P240">model=yolov8<text:span text:style-name="T269">n</text:span>.pt <text:span text:style-name="T397">\</text:span></text:p>
      <text:p text:style-name="P240"><text:span text:style-name="Source_20_Text"><text:span text:style-name="T287">source=inputs/test.jpg</text:span></text:span></text:p>
      <text:p text:style-name="P22"><text:span text:style-name="Source_20_Text"><text:span text:style-name="T34"/></text:span></text:p>
      <text:p text:style-name="P284"><text:span text:style-name="T399">Train</text:span>:</text:p>
      <text:p text:style-name="P190"><text:span text:style-name="Source_20_Text"><text:span text:style-name="T275">docker run -it --rm </text:span></text:span><text:span text:style-name="Source_20_Text"><text:span text:style-name="T280">\</text:span></text:span></text:p>
      <text:p text:style-name="P190"><text:span text:style-name="Source_20_Text"><text:span text:style-name="T275">-v ~/yolov8:/yolov8 \</text:span></text:span></text:p>
      <text:p text:style-name="P192"><text:span text:style-name="Source_20_Text"><text:span text:style-name="T275">afdca96f8b7d </text:span></text:span><text:span text:style-name="Source_20_Text"><text:span text:style-name="T279">detect </text:span></text:span><text:span text:style-name="Source_20_Text"><text:span text:style-name="T275">train \</text:span></text:span></text:p>
      <text:p text:style-name="P116"><text:span text:style-name="Source_20_Text"><text:span text:style-name="T303">model=yolov8n.pt \</text:span></text:span></text:p>
      <text:p text:style-name="P116"><text:span text:style-name="Source_20_Text"><text:span text:style-name="T303">epochs=10 </text:span></text:span><text:span text:style-name="Source_20_Text"><text:span text:style-name="T304">\</text:span></text:span></text:p>
      <text:p text:style-name="P116"><text:span text:style-name="Source_20_Text"><text:span text:style-name="T304">imgsz=640 </text:span></text:span><text:span text:style-name="Source_20_Text"><text:span text:style-name="T305">\</text:span></text:span></text:p>
      <text:p text:style-name="P191"><text:span text:style-name="Source_20_Text"><text:span text:style-name="T275">data=coco8.yaml </text:span></text:span><text:span text:style-name="Source_20_Text"><text:span text:style-name="T276">\</text:span></text:span></text:p>
      <text:p text:style-name="P191"><text:span text:style-name="Source_20_Text"><text:span text:style-name="T275">pretrained=</text:span></text:span><text:span text:style-name="Source_20_Text"><text:span text:style-name="T276">False</text:span></text:span></text:p>
      <text:p text:style-name="P22"><text:span text:style-name="Source_20_Text"><text:span text:style-name="T34"/></text:span></text:p>
      <text:p text:style-name="P285"><text:span text:style-name="Source_20_Text">T</text:span><text:span text:style-name="Source_20_Text"><text:span text:style-name="T298">o rknn</text:span></text:span><text:span text:style-name="Source_20_Text"><text:span text:style-name="T287">:</text:span></text:span></text:p>
      <text:p text:style-name="P22"><text:span text:style-name="Source_20_Text"><text:span text:style-name="T281">docker run -v </text:span></text:span><text:span text:style-name="Source_20_Text"><text:span text:style-name="T282">~</text:span></text:span><text:span text:style-name="Source_20_Text"><text:span text:style-name="T281">/yolov8/runs/detect/train11/weights:/share \</text:span></text:span></text:p>
      <text:p text:style-name="P22"><text:span text:style-name="Source_20_Text"><text:span text:style-name="T281">ilooro/rknn-converter:latest \</text:span></text:span></text:p>
      <text:p text:style-name="P22"><text:span text:style-name="Source_20_Text"><text:span text:style-name="T281">--model </text:span></text:span><text:span text:style-name="Source_20_Text"><text:span text:style-name="T282">best</text:span></text:span><text:span text:style-name="Source_20_Text"><text:span text:style-name="T281">.pt \</text:span></text:span></text:p>
      <text:p text:style-name="P24"><text:span text:style-name="Source_20_Text"><text:span text:style-name="T281">--height 640 --width 640 </text:span></text:span><text:span text:style-name="Source_20_Text"><text:span text:style-name="T282">\</text:span></text:span></text:p>
      <text:p text:style-name="P24"><text:span text:style-name="Source_20_Text"><text:span text:style-name="T281">--quant </text:span></text:span><text:span text:style-name="Source_20_Text"><text:span text:style-name="T282">\</text:span></text:span></text:p>
      <text:p text:style-name="P24"><text:span text:style-name="Source_20_Text"><text:span text:style-name="T281">--model_version 8</text:span></text:span></text:p>
      <text:p text:style-name="P193"><text:span text:style-name="Source_20_Text"><text:span text:style-name="T95">На апельсине работает</text:span></text:span></text:p>
      <text:p text:style-name="P22"><text:span text:style-name="Source_20_Text"><text:span text:style-name="T34"/></text:span></text:p>
      <text:p text:style-name="P287"><text:span text:style-name="T399">Train </text:span><text:span text:style-name="T407">from scratch </text:span><text:span text:style-name="T419">in Docker</text:span>:</text:p>
      <text:p text:style-name="P272">night_fly_256.yaml.yaml <text:span text:style-name="T410">положить в ~/yolov8 </text:span><text:span text:style-name="T411">(см ниже содержание)</text:span></text:p>
      <text:p text:style-name="P25"><text:span text:style-name="Source_20_Text"><text:span text:style-name="T405">path: night_fly_256 # dataset root dir</text:span></text:span></text:p>
      <text:p text:style-name="P25"><text:span text:style-name="Source_20_Text"><text:span text:style-name="T405">train: images # train images (relative to 'path') 128 images</text:span></text:span></text:p>
      <text:p text:style-name="P25"><text:span text:style-name="Source_20_Text"><text:span text:style-name="T405">val: images # val images (relative to 'path') 128 images</text:span></text:span></text:p>
      <text:p text:style-name="P25"><text:span text:style-name="Source_20_Text"><text:span text:style-name="T405">test: # test images (optional)</text:span></text:span></text:p>
      <text:p text:style-name="P25"><text:span text:style-name="Source_20_Text"><text:span text:style-name="T405"># Classes</text:span></text:span></text:p>
      <text:p text:style-name="P25"><text:span text:style-name="Source_20_Text"><text:span text:style-name="T405">names:</text:span></text:span></text:p>
      <text:p text:style-name="P260"><text:span text:style-name="Source_20_Text"><text:span text:style-name="T406"><text:s text:c="2"/>0: boat</text:span></text:span></text:p>
      <text:p text:style-name="P273"/>
      <text:p text:style-name="P194"><text:span text:style-name="Source_20_Text"><text:span text:style-name="T283">docker run -it --rm \</text:span></text:span></text:p>
      <text:p text:style-name="P194"><text:span text:style-name="Source_20_Text"><text:span text:style-name="T283">-v ~/yolov8:/yolov8 \</text:span></text:span></text:p>
      <text:p text:style-name="P196"><text:span text:style-name="Source_20_Text"><text:span text:style-name="T283">-v ~/</text:span></text:span><text:span text:style-name="Source_20_Text"><text:span text:style-name="T284">datasets</text:span></text:span><text:span text:style-name="Source_20_Text"><text:span text:style-name="T283">:/yolov8/</text:span></text:span><text:span text:style-name="Source_20_Text"><text:span text:style-name="T284">datasets</text:span></text:span><text:span text:style-name="Source_20_Text"><text:span text:style-name="T283"> \</text:span></text:span></text:p>
      <text:p text:style-name="P194"><text:span text:style-name="Source_20_Text"><text:span text:style-name="T283">afdca96f8b7d detect train \</text:span></text:span></text:p>
      <text:p text:style-name="P117"><text:span text:style-name="Source_20_Text"><text:span text:style-name="T403">model=yolov8n.yaml</text:span></text:span><text:span text:style-name="Source_20_Text"><text:span text:style-name="T310"> \</text:span></text:span></text:p>
      <text:p text:style-name="P195"><text:span text:style-name="Source_20_Text"><text:span text:style-name="T283">data=night_fly_256.yaml \</text:span></text:span></text:p>
      <text:p text:style-name="P117"><text:span text:style-name="Source_20_Text"><text:span text:style-name="T310">epochs=</text:span></text:span><text:span text:style-name="Source_20_Text"><text:span text:style-name="T311">2</text:span></text:span><text:span text:style-name="Source_20_Text"><text:span text:style-name="T310">0 \</text:span></text:span></text:p>
      <text:p text:style-name="P117"><text:span text:style-name="Source_20_Text"><text:span text:style-name="T310">imgsz=</text:span></text:span><text:span text:style-name="Source_20_Text"><text:span text:style-name="T311">256</text:span></text:span><text:span text:style-name="Source_20_Text"><text:span text:style-name="T310"> \</text:span></text:span></text:p>
      <text:p text:style-name="P22"><text:span text:style-name="Source_20_Text"><text:span text:style-name="T404">pretrained=False</text:span></text:span></text:p>
      <text:p text:style-name="P22"><text:span text:style-name="Source_20_Text"><text:span text:style-name="T404"/></text:span></text:p>
      <text:p text:style-name="P286"><text:span text:style-name="Source_20_Text"><text:span text:style-name="T323">To rknn </text:span></text:span><text:span text:style-name="Source_20_Text"><text:span text:style-name="T322">:</text:span></text:span></text:p>
      <text:p text:style-name="P26"><text:span text:style-name="Source_20_Text"><text:span text:style-name="T283">docker run -v </text:span></text:span><text:span text:style-name="Source_20_Text"><text:span text:style-name="T285">~</text:span></text:span><text:span text:style-name="Source_20_Text"><text:span text:style-name="T283">/yolov8/runs/detect/train1</text:span></text:span><text:span text:style-name="Source_20_Text"><text:span text:style-name="T286">4</text:span></text:span><text:span text:style-name="Source_20_Text"><text:span text:style-name="T283">/weights:/share \</text:span></text:span></text:p>
      <text:p text:style-name="P26"><text:span text:style-name="Source_20_Text"><text:span text:style-name="T283">ilooro/rknn-converter:latest \</text:span></text:span></text:p>
      <text:p text:style-name="P26"><text:span text:style-name="Source_20_Text"><text:span text:style-name="T283">--model </text:span></text:span><text:span text:style-name="Source_20_Text"><text:span text:style-name="T285">best</text:span></text:span><text:span text:style-name="Source_20_Text"><text:span text:style-name="T283">.pt \</text:span></text:span></text:p>
      <text:p text:style-name="P26"><text:span text:style-name="Source_20_Text"><text:span text:style-name="T283">--height </text:span></text:span><text:span text:style-name="Source_20_Text"><text:span text:style-name="T286">256</text:span></text:span><text:span text:style-name="Source_20_Text"><text:span text:style-name="T283"> --width </text:span></text:span><text:span text:style-name="Source_20_Text"><text:span text:style-name="T286">256</text:span></text:span><text:span text:style-name="Source_20_Text"><text:span text:style-name="T283"> </text:span></text:span><text:span text:style-name="Source_20_Text"><text:span text:style-name="T285">\</text:span></text:span></text:p>
      <text:p text:style-name="P26"><text:span text:style-name="Source_20_Text"><text:span text:style-name="T283">--quant </text:span></text:span><text:span text:style-name="Source_20_Text"><text:span text:style-name="T285">\</text:span></text:span></text:p>
      <text:p text:style-name="P26"><text:span text:style-name="Source_20_Text"><text:span text:style-name="T404">--model_version 8</text:span></text:span></text:p>
      <text:p text:style-name="P197"><text:span text:style-name="Source_20_Text"><text:span text:style-name="T96">На апельсине работает !!!! </text:span></text:span><text:span text:style-name="Source_20_Text"><text:span text:style-name="T87">точность распознавания 30 – 60% <text:s/>nf11.jpg не распознался</text:span></text:span></text:p>
      <text:p text:style-name="P22"><text:span text:style-name="Source_20_Text"><text:span text:style-name="T179">20 epochs completed in 2.354 hours.</text:span></text:span></text:p>
      <text:p text:style-name="P22"><text:span text:style-name="Source_20_Text"><text:span text:style-name="T179">Optimizer stripped from runs/detect/train14/weights/last.pt, 6.2MB</text:span></text:span></text:p>
      <text:p text:style-name="P22"><text:span text:style-name="Source_20_Text"><text:span text:style-name="T179">Optimizer stripped from runs/detect/train14/weights/best.pt, 6.2MB</text:span></text:span></text:p>
      <text:p text:style-name="P22"><text:span text:style-name="Source_20_Text"><text:span text:style-name="T180"/></text:span></text:p>
      <text:p text:style-name="P22"><text:soft-page-break/><text:span text:style-name="Source_20_Text"><text:span text:style-name="T179">Validating runs/detect/train14/weights/best.pt...</text:span></text:span></text:p>
      <text:p text:style-name="P22"><text:span text:style-name="Source_20_Text"><text:span text:style-name="T179">Ultralytics YOLOv8.2.84 🚀 Python-3.10.12 torch-2.4.0+cu121 CPU (Intel Core(TM) i7-10700 2.90GHz)</text:span></text:span></text:p>
      <text:p text:style-name="P22"><text:span text:style-name="Source_20_Text"><text:span text:style-name="T179">YOLOv8n summary (fused): 168 layers, 3,005,843 parameters, 0 gradients, 8.1 GFLOPs</text:span></text:span></text:p>
      <text:p text:style-name="P22"><text:span text:style-name="Source_20_Text"><text:span text:style-name="T17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7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79">Speed: 0.2ms preprocess, 7.5ms inference, 0.0ms loss, 0.2ms postprocess per image</text:span></text:span></text:p>
      <text:p text:style-name="P22"><text:span text:style-name="Source_20_Text"><text:span text:style-name="T179">Results saved to runs/detect/train14</text:span></text:span></text:p>
      <text:p text:style-name="P22"><text:span text:style-name="Source_20_Text"><text:span text:style-name="T179"/></text:span></text:p>
      <text:p text:style-name="P32"><text:span text:style-name="Source_20_Text"><text:span text:style-name="T49">Закускаю в докере 40 эпох</text:span></text:span></text:p>
      <text:p text:style-name="P198"><text:span text:style-name="Source_20_Text"><text:span text:style-name="T283">docker run -it --rm \</text:span></text:span></text:p>
      <text:p text:style-name="P198"><text:span text:style-name="Source_20_Text"><text:span text:style-name="T283">-v ~/yolov8:/yolov8 \</text:span></text:span></text:p>
      <text:p text:style-name="P198"><text:span text:style-name="Source_20_Text"><text:span text:style-name="T283">-v ~/</text:span></text:span><text:span text:style-name="Source_20_Text"><text:span text:style-name="T284">datasets</text:span></text:span><text:span text:style-name="Source_20_Text"><text:span text:style-name="T283">:/yolov8/</text:span></text:span><text:span text:style-name="Source_20_Text"><text:span text:style-name="T284">datasets</text:span></text:span><text:span text:style-name="Source_20_Text"><text:span text:style-name="T283"> \</text:span></text:span></text:p>
      <text:p text:style-name="P198"><text:span text:style-name="Source_20_Text"><text:span text:style-name="T283">afdca96f8b7d detect train \</text:span></text:span></text:p>
      <text:p text:style-name="P118"><text:span text:style-name="Source_20_Text"><text:span text:style-name="T403">model=yolov8n.yaml</text:span></text:span><text:span text:style-name="Source_20_Text"><text:span text:style-name="T310"> \</text:span></text:span></text:p>
      <text:p text:style-name="P199"><text:span text:style-name="Source_20_Text"><text:span text:style-name="T283">data=night_fly_256.yaml \</text:span></text:span></text:p>
      <text:p text:style-name="P118"><text:span text:style-name="Source_20_Text"><text:span text:style-name="T310">epochs=</text:span></text:span><text:span text:style-name="Source_20_Text"><text:span text:style-name="T312">4</text:span></text:span><text:span text:style-name="Source_20_Text"><text:span text:style-name="T310">0 \</text:span></text:span></text:p>
      <text:p text:style-name="P118"><text:span text:style-name="Source_20_Text"><text:span text:style-name="T310">imgsz=</text:span></text:span><text:span text:style-name="Source_20_Text"><text:span text:style-name="T311">256</text:span></text:span><text:span text:style-name="Source_20_Text"><text:span text:style-name="T310"> \</text:span></text:span></text:p>
      <text:p text:style-name="P31"><text:span text:style-name="Source_20_Text"><text:span text:style-name="T404">pretrained=False</text:span></text:span></text:p>
      <text:p text:style-name="P22"><text:span text:style-name="Source_20_Text"><text:span text:style-name="T17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81">Overriding model.yaml nc=80 with nc=1</text:span></text:span></text:p>
      <text:p text:style-name="P22"><text:span text:style-name="Source_20_Text"><text:span text:style-name="T34"/></text:span></text:p>
      <text:p text:style-name="P27"><text:span text:style-name="Source_20_Text"><text:span text:style-name="T71">Попробовать обучать не в Докере (не работает GPU) а на GPU <text:s/>- </text:span></text:span><text:span text:style-name="Source_20_Text"><text:span text:style-name="T72">сделано</text:span></text:span></text:p>
      <text:p text:style-name="P289"/>
      <text:p text:style-name="P290"><text:span text:style-name="T399">Train </text:span><text:span text:style-name="T407">from scratch </text:span><text:span text:style-name="T419">in </text:span><text:span text:style-name="T420">GPU</text:span>:</text:p>
      <text:p text:style-name="P288"/>
      <text:p text:style-name="P271"><text:span text:style-name="T412">night_fly_256.</text:span><text:span text:style-name="T414">yaml <text:s/>положить в </text:span><text:span text:style-name="Source_20_Text"><text:span text:style-name="T324">~/WORK/NEURO/yolo8</text:span></text:span></text:p>
      <text:p text:style-name="P262">path: ../../<text:span text:style-name="T421">datasets/</text:span>night_fly_256</text:p>
      <text:p text:style-name="P262">train: images</text:p>
      <text:p text:style-name="P262">val: images</text:p>
      <text:p text:style-name="P262"># class names</text:p>
      <text:p text:style-name="P262">names: </text:p>
      <text:p text:style-name="P262"><text:s text:c="2"/>0: boat</text:p>
      <text:p text:style-name="P263"/>
      <text:p text:style-name="P264">(yolo5) user@userevgeny:~/WORK/NEURO/yolo8$</text:p>
      <text:p text:style-name="P120"><text:span text:style-name="Source_20_Text"><text:span text:style-name="T413">cd </text:span></text:span><text:span text:style-name="Source_20_Text"><text:span text:style-name="T414">~</text:span></text:span><text:span text:style-name="Source_20_Text"><text:span text:style-name="T412">/WORK/NEURO/yolo8 </text:span></text:span><text:span text:style-name="Source_20_Text"><text:span text:style-name="T413">&amp;&amp; \</text:span></text:span></text:p>
      <text:p text:style-name="P119"><text:span text:style-name="Source_20_Text"><text:span text:style-name="T412">conda activate yolo5 &amp;&amp; \</text:span></text:span></text:p>
      <text:p text:style-name="P119"><text:span text:style-name="Source_20_Text"><text:span text:style-name="T412">yolo task=detect mode=train </text:span></text:span><text:span text:style-name="Source_20_Text"><text:span text:style-name="T415">\</text:span></text:span></text:p>
      <text:p text:style-name="P119"><text:span text:style-name="Source_20_Text"><text:span text:style-name="T412">data=</text:span></text:span><text:span text:style-name="Source_20_Text"><text:span text:style-name="T414">~</text:span></text:span><text:span text:style-name="Source_20_Text"><text:span text:style-name="T412">/WORK/NEURO/yolo8/night_fly_256.yaml </text:span></text:span><text:span text:style-name="Source_20_Text"><text:span text:style-name="T415">\</text:span></text:span></text:p>
      <text:p text:style-name="P119"><text:span text:style-name="Source_20_Text"><text:span text:style-name="T412">model=</text:span></text:span><text:span text:style-name="Source_20_Text"><text:span text:style-name="T413">~</text:span></text:span><text:span text:style-name="Source_20_Text"><text:span text:style-name="T412">/WORK/NEURO/yolo8/yolov8</text:span></text:span><text:span text:style-name="Source_20_Text"><text:span text:style-name="T416">n</text:span></text:span><text:span text:style-name="Source_20_Text"><text:span text:style-name="T412">_1_class.yaml </text:span></text:span><text:span text:style-name="Source_20_Text"><text:span text:style-name="T415">\</text:span></text:span></text:p>
      <text:p text:style-name="P119"><text:span text:style-name="Source_20_Text"><text:span text:style-name="T412">epochs=</text:span></text:span><text:span text:style-name="Source_20_Text"><text:span text:style-name="T413">100</text:span></text:span><text:span text:style-name="Source_20_Text"><text:span text:style-name="T412"> </text:span></text:span><text:span text:style-name="Source_20_Text"><text:span text:style-name="T415">\</text:span></text:span></text:p>
      <text:p text:style-name="P119"><text:span text:style-name="Source_20_Text"><text:span text:style-name="T412">imgsz=</text:span></text:span><text:span text:style-name="Source_20_Text"><text:span text:style-name="T415">256 </text:span></text:span><text:span text:style-name="Source_20_Text"><text:span text:style-name="T417">\</text:span></text:span></text:p>
      <text:p text:style-name="P119"><text:span text:style-name="Source_20_Text"><text:span text:style-name="T415">name=</text:span></text:span><text:span text:style-name="Source_20_Text"><text:span text:style-name="T418">train_</text:span></text:span><text:span text:style-name="Source_20_Text"><text:span text:style-name="T415">yolov8n_</text:span></text:span><text:span text:style-name="Source_20_Text"><text:span text:style-name="T413">100</text:span></text:span><text:span text:style-name="Source_20_Text"><text:span text:style-name="T417">e</text:span></text:span></text:p>
      <text:p text:style-name="P119"><text:span text:style-name="Source_20_Text"><text:span text:style-name="T185">100 epochs completed in 2.963 hours.</text:span></text:span></text:p>
      <text:p text:style-name="P119"><text:span text:style-name="Source_20_Text"><text:span text:style-name="T185">Optimizer stripped from runs/detect/train_yolov8n_100e3/weights/last.pt, 6.2MB</text:span></text:span></text:p>
      <text:p text:style-name="P119"><text:span text:style-name="Source_20_Text"><text:span text:style-name="T185">Optimizer stripped from runs/detect/train_yolov8n_100e3/weights/best.pt, 6.2MB</text:span></text:span></text:p>
      <text:p text:style-name="P119"><text:span text:style-name="Source_20_Text"><text:span text:style-name="T184"/></text:span></text:p>
      <text:p text:style-name="P119"><text:span text:style-name="Source_20_Text"><text:span text:style-name="T185">Validating runs/detect/train_yolov8n_100e3/weights/best.pt...</text:span></text:span></text:p>
      <text:p text:style-name="P119"><text:span text:style-name="Source_20_Text"><text:span text:style-name="T185">Ultralytics YOLOv8.2.77 🚀 Python-3.10.14 torch-2.4.0+cu121 CUDA:0 (NVIDIA GeForce RTX 3060, 12044MiB)</text:span></text:span></text:p>
      <text:p text:style-name="P119"><text:span text:style-name="Source_20_Text"><text:span text:style-name="T185">YOLOv8n_1_class summary (fused): 168 layers, 3,005,843 parameters, 0 gradients, 8.1 GFLOPs</text:span></text:span></text:p>
      <text:p text:style-name="P119"><text:span text:style-name="Source_20_Text"><text:span text:style-name="T185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19"><text:span text:style-name="Source_20_Text"><text:span text:style-name="T185"><text:s text:c="19"/>all <text:s text:c="5"/>13640 <text:s text:c="5"/>13656 <text:s text:c="5"/>0.976 <text:s text:c="5"/>0.974 <text:s text:c="5"/>0.984 <text:s text:c="5"/>0.494</text:span></text:span></text:p>
      <text:p text:style-name="P119"><text:span text:style-name="Source_20_Text"><text:span text:style-name="T185">Speed: 0.0ms preprocess, 0.3ms inference, 0.0ms loss, 0.5ms postprocess per image</text:span></text:span></text:p>
      <text:p text:style-name="P119"><text:span text:style-name="Source_20_Text"><text:span text:style-name="T185">Results saved to runs/detect/train_yolov8n_100e3</text:span></text:span></text:p>
      <text:p text:style-name="P119"><text:span text:style-name="Source_20_Text"><text:span text:style-name="T185">💡 Learn more at https://docs.ultralytics.com/modes/train</text:span></text:span></text:p>
      <text:p text:style-name="P119"><text:soft-page-break/><text:span text:style-name="Source_20_Text"><text:span text:style-name="T417"/></text:span></text:p>
      <text:p text:style-name="P119"><text:span text:style-name="Source_20_Text"><text:span text:style-name="T417"/></text:span></text:p>
      <text:p text:style-name="P201"><text:span text:style-name="Source_20_Text"><text:span text:style-name="T90">Обучение проходит на GPU размер файла <text:s/>rknn на выходе такой же</text:span></text:span></text:p>
      <text:p text:style-name="P292"><text:span text:style-name="Source_20_Text"><text:span text:style-name="T314">To rknn </text:span></text:span><text:span text:style-name="Source_20_Text"><text:span text:style-name="T313">:</text:span></text:span></text:p>
      <text:p text:style-name="P34"><text:span text:style-name="Source_20_Text"><text:span text:style-name="T283">docker run -v ~/WORK/NEURO/yolo8/runs/detect/train_yolov8n_100e3/weights:/share \</text:span></text:span></text:p>
      <text:p text:style-name="P34"><text:span text:style-name="Source_20_Text"><text:span text:style-name="T283">ilooro/rknn-converter:latest \</text:span></text:span></text:p>
      <text:p text:style-name="P34"><text:span text:style-name="Source_20_Text"><text:span text:style-name="T283">--model </text:span></text:span><text:span text:style-name="Source_20_Text"><text:span text:style-name="T285">best</text:span></text:span><text:span text:style-name="Source_20_Text"><text:span text:style-name="T283">.pt \</text:span></text:span></text:p>
      <text:p text:style-name="P34"><text:span text:style-name="Source_20_Text"><text:span text:style-name="T283">--height </text:span></text:span><text:span text:style-name="Source_20_Text"><text:span text:style-name="T286">256</text:span></text:span><text:span text:style-name="Source_20_Text"><text:span text:style-name="T283"> --width </text:span></text:span><text:span text:style-name="Source_20_Text"><text:span text:style-name="T286">256</text:span></text:span><text:span text:style-name="Source_20_Text"><text:span text:style-name="T283"> </text:span></text:span><text:span text:style-name="Source_20_Text"><text:span text:style-name="T285">\</text:span></text:span></text:p>
      <text:p text:style-name="P34"><text:span text:style-name="Source_20_Text"><text:span text:style-name="T283">--quant </text:span></text:span><text:span text:style-name="Source_20_Text"><text:span text:style-name="T285">\</text:span></text:span></text:p>
      <text:p text:style-name="P34"><text:span text:style-name="Source_20_Text"><text:span text:style-name="T404">--model_version 8</text:span></text:span></text:p>
      <text:p text:style-name="P200"><text:span text:style-name="Source_20_Text"><text:span text:style-name="T89">На апельсине работает !!!!</text:span></text:span></text:p>
      <text:p text:style-name="P22"><text:span text:style-name="Source_20_Text"><text:span text:style-name="T34"/></text:span></text:p>
      <text:p text:style-name="P35"><text:span text:style-name="Source_20_Text"><text:span text:style-name="T32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33"><text:span text:style-name="Source_20_Text"><text:span text:style-name="T43">10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10_09_2024"/></text:p>
      <text:p text:style-name="P22"><text:span text:style-name="Source_20_Text"><text:span text:style-name="T48"/></text:span></text:p>
      <text:p text:style-name="P36"><text:span text:style-name="Source_20_Text"><text:span text:style-name="T123">Модифицировать программу для inference (измерение времени) </text:span></text:span><text:span text:style-name="Source_20_Text"><text:span text:style-name="T124">выполнено</text:span></text:span></text:p>
      <text:p text:style-name="P35"><text:span text:style-name="Source_20_Text"><text:span text:style-name="T125">Проект собирать в Смаке – </text:span></text:span><text:span text:style-name="Source_20_Text"><text:span text:style-name="T124">перехожу на работу на апельсине</text:span></text:span><text:span text:style-name="Source_20_Text"><text:span text:style-name="T125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48">https://github.com/rockchip-linux/rknpu2/blob/master/runtime/RK3588/Linux/librknn_api/include/rknn_api.h</text:span></text:span></text:a></text:p>
      <text:p text:style-name="P35"><text:span text:style-name="Source_20_Text"><text:span text:style-name="T48"/></text:span></text:p>
      <text:p text:style-name="P43"><text:span text:style-name="Source_20_Text"><text:span text:style-name="T34">11.09.2024</text:span></text:span></text:p>
      <text:p text:style-name="P37"><text:span text:style-name="Source_20_Text"><text:span text:style-name="T126">Начал писать функцию </text:span></text:span><text:span text:style-name="Source_20_Text"><text:span text:style-name="T73">yolo_work</text:span></text:span></text:p>
      <text:p text:style-name="P37"><text:span text:style-name="Source_20_Text"><text:span text:style-name="T73"/></text:span></text:p>
      <text:p text:style-name="P44"><text:span text:style-name="Source_20_Text"><text:span text:style-name="T34">1</text:span></text:span><text:span text:style-name="Source_20_Text"><text:span text:style-name="T44">8</text:span></text:span><text:span text:style-name="Source_20_Text"><text:span text:style-name="T34">.09.2024</text:span></text:span></text:p>
      <text:p text:style-name="P38"><text:span text:style-name="Source_20_Text"><text:span text:style-name="T127">Запущена нейрасеть – trac_tmml</text:span></text:span></text:p>
      <text:p text:style-name="P38"><text:span text:style-name="Source_20_Text"><text:span text:style-name="T127"/></text:span></text:p>
      <text:p text:style-name="P44"><text:span text:style-name="Source_20_Text"><text:span text:style-name="T34">1</text:span></text:span><text:span text:style-name="Source_20_Text"><text:span text:style-name="T44">9</text:span></text:span><text:span text:style-name="Source_20_Text"><text:span text:style-name="T34">.09.2024</text:span></text:span></text:p>
      <text:p text:style-name="P38"><text:span text:style-name="Source_20_Text"><text:span text:style-name="T127">Нужно перевести на 1 цветный режим</text:span></text:span></text:p>
      <text:p text:style-name="P35"><text:span text:style-name="Source_20_Text"><text:span text:style-name="T124"/></text:span></text:p>
      <text:p text:style-name="P39"><text:span text:style-name="Source_20_Text"><text:span text:style-name="T128">Пробую снять образ с OrangePi5pro c EEPROM to NVME – </text:span></text:span><text:span text:style-name="Source_20_Text"><text:span text:style-name="T129">успешно <text:s/>dd</text:span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50"/></text:span></text:p>
      <text:p text:style-name="P35"><text:span text:style-name="Source_20_Text"><text:span text:style-name="T51"/></text:span></text:p>
      <text:p text:style-name="P323"><text:a xlink:type="simple" xlink:href="https://hub.docker.com/r/rlggyp/yolov10" text:style-name="Internet_20_link" text:visited-style-name="Visited_20_Internet_20_Link"><text:span text:style-name="Source_20_Text"><text:span text:style-name="T422">https://hub.docker.com/r/rlggyp/yolov10</text:span></text:span></text:a><text:span text:style-name="Source_20_Text"><text:span text:style-name="T422"> <text:s/></text:span></text:span><text:span text:style-name="Source_20_Text"><text:span text:style-name="T130">yolo10 пробовать</text:span></text:span></text:p>
      <text:p text:style-name="P35"><text:span text:style-name="Source_20_Text"><text:span text:style-name="T51"/></text:span></text:p>
      <text:p text:style-name="P35"><text:span text:style-name="Source_20_Text"><text:span text:style-name="T51"/></text:span></text:p>
      <text:p text:style-name="P35"><text:span text:style-name="Source_20_Text"><text:span text:style-name="T51">Добиться чтобы обучение в докере шло через GPU</text:span></text:span></text:p>
      <text:p text:style-name="P22"><text:span text:style-name="Source_20_Text"><text:span text:style-name="T34"/></text:span></text:p>
      <text:p text:style-name="P22"><text:span text:style-name="Source_20_Text"><text:span text:style-name="T391">https://blog.kaylordut.com/2024/02/09/rk3588%27s-yolov8-model-conversion-from-pt-to-rknn/</text:span></text:span></text:p>
      <text:p text:style-name="P103"><text:span text:style-name="Source_20_Text"><text:span text:style-name="T14">ПРОБОВАТЬ ДРУГИЕ МОДЕЛИ</text:span></text:span></text:p>
      <text:p text:style-name="P93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43">https://github.com/laitathei/YOLOv8-ONNX-RKNN-HORIZON-TensorRT-Segmentation</text:span></text:span></text:a></text:p>
      <text:p text:style-name="P93"><text:a xlink:type="simple" xlink:href="https://github.com/khadas/edge2-npu/tree/master/C%2B%2B/yolov8n" text:style-name="Internet_20_link" text:visited-style-name="Visited_20_Internet_20_Link"><text:span text:style-name="Source_20_Text"><text:span text:style-name="T143">https://github.com/khadas/edge2-npu/tree/master/C%2B%2B/yolov8n</text:span></text:span></text:a></text:p>
      <text:p text:style-name="P93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43">https://www.google.com/search?client=ubuntu-sn&amp;channel=fs&amp;q=yolov8-model-to-rknn#fpstate=ive&amp;vld=cid:a1ab7fa9,vid:pN8mKZ5wpdQ,st:0</text:span></text:span></text:a></text:p>
      <text:p text:style-name="P93"><text:span text:style-name="Source_20_Text"><text:span text:style-name="T249"/></text:span></text:p>
      <text:p text:style-name="P89"><text:span text:style-name="Source_20_Text"><text:span text:style-name="T159">https://www.piwheels.org/project/yolov8-rknn/</text:span></text:span></text:p>
      <text:p text:style-name="P85"><text:span text:style-name="Source_20_Text"><text:span text:style-name="T47"/></text:span></text:p>
      <text:p text:style-name="P85"><text:span text:style-name="Source_20_Text"><text:span text:style-name="T120"/></text:span></text:p>
      <text:p text:style-name="P314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14"><text:span text:style-name="Source_20_Text"><text:span text:style-name="T53"/></text:span></text:p>
      <text:p text:style-name="P309"><text:span text:style-name="Source_20_Text"><text:span text:style-name="T349">ЭКСПОРТ <text:s/>в <text:s/></text:span></text:span><text:span text:style-name="Source_20_Text"><text:span text:style-name="T371">rknn from onnx</text:span></text:span></text:p>
      <text:p text:style-name="P64"><text:a xlink:type="simple" xlink:href="https://github.com/airockchip/rknn-toolkit2/releases" text:style-name="Internet_20_link" text:visited-style-name="Visited_20_Internet_20_Link"><text:span text:style-name="Source_20_Text"><text:span text:style-name="T352">https://github.com/airockchip/rknn-toolkit2/releases</text:span></text:span></text:a></text:p>
      <text:p text:style-name="P64"><text:span text:style-name="Source_20_Text"><text:span text:style-name="T62"/></text:span></text:p>
      <text:p text:style-name="P64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61"> <text:s text:c="3"/></text:span></text:span><text:span text:style-name="Source_20_Text"><text:span text:style-name="T362">Решение</text:span></text:span></text:p>
      <text:p text:style-name="P64"><text:span text:style-name="Source_20_Text"><text:span text:style-name="T363"/></text:span></text:p>
      <text:p text:style-name="P64"><text:a xlink:type="simple" xlink:href="https://github.com/airockchip/yolov10" text:style-name="Internet_20_link" text:visited-style-name="Visited_20_Internet_20_Link"><text:span text:style-name="Source_20_Text"><text:span text:style-name="T389">https://github.com/airockchip/yolov10</text:span></text:span></text:a></text:p>
      <text:p text:style-name="P64"><text:a xlink:type="simple" xlink:href="https://github.com/DanielSarmiento04/yolov10cpp" text:style-name="Internet_20_link" text:visited-style-name="Visited_20_Internet_20_Link"><text:span text:style-name="Source_20_Text"><text:span text:style-name="T389">https://github.com/DanielSarmiento04/yolov10cpp</text:span></text:span></text:a></text:p>
      <text:p text:style-name="P64"><text:span text:style-name="Source_20_Text"><text:span text:style-name="T389"/></text:span></text:p>
      <text:p text:style-name="P64"><text:span text:style-name="Source_20_Text"><text:span text:style-name="T390">https://docs.radxa.com/en/rock5/rock5c/app-development/rknn_install</text:span></text:span></text:p>
      <text:p text:style-name="P64"><text:span text:style-name="Source_20_Text"><text:span text:style-name="T62"/></text:span></text:p>
      <text:p text:style-name="P28"><text:span text:style-name="Source_20_Text"><text:span text:style-name="T24"/></text:span></text:p>
      <text:p text:style-name="P19"><text:span text:style-name="Source_20_Text"><text:span text:style-name="T34"/></text:span></text:p>
      <text:p text:style-name="P71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54"> <text:s text:c="2"/></text:span></text:span><text:span text:style-name="Source_20_Text"><text:span text:style-name="T355">Аргументы экспорта</text:span></text:span></text:p>
      <text:p text:style-name="P70"><text:span text:style-name="Source_20_Text"><text:span text:style-name="T75">Исходники inference yolo8 <text:s/>- собрать для Desktop и <text:s/>Arm</text:span></text:span></text:p>
      <text:p text:style-name="P131"><text:span text:style-name="Source_20_Text"><text:span text:style-name="T167"/></text:span></text:p>
      <text:p text:style-name="P234"><text:span text:style-name="Source_20_Text"><text:span text:style-name="T205"/></text:span></text:p>
      <text:p text:style-name="P219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7">https://visualstudiomagazine.com/Articles/2022/04/01/preparing-cifar-data.aspx</text:span></text:span></text:a></text:p>
      <text:p text:style-name="P219"><text:span text:style-name="Source_20_Text"><text:span text:style-name="T197"/></text:span></text:p>
      <text:p text:style-name="P219"><text:span text:style-name="Source_20_Text"><text:span text:style-name="T164">openCL_project_neuro_1 <text:s/>- <text:s/></text:span></text:span><text:span text:style-name="Source_20_Text"><text:span text:style-name="T165">работает на C++ <text:s/>- разобраться в работе</text:span></text:span></text:p>
      <text:p text:style-name="P219"><text:span text:style-name="Source_20_Text"><text:span text:style-name="T197"/></text:span></text:p>
      <text:p text:style-name="P222"><text:a xlink:type="simple" xlink:href="https://github.com/Pelochus/ezrknn-toolkit2/issues/2" text:style-name="Internet_20_link" text:visited-style-name="Visited_20_Internet_20_Link"><text:span text:style-name="Source_20_Text"><text:span text:style-name="T163">https://github.com/Pelochus/ezrknn-toolkit2/issues/2</text:span></text:span></text:a><text:span text:style-name="Source_20_Text"><text:span text:style-name="T163"> <text:s/>inference 3588</text:span></text:span></text:p>
      <text:p text:style-name="P222"><text:span text:style-name="Source_20_Text"><text:span text:style-name="T163"/></text:span></text:p>
      <text:p text:style-name="P222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63">https://stackoverflow.com/questions/66711654/converting-image-into-mnist-format</text:span></text:span></text:a><text:span text:style-name="Source_20_Text"><text:span text:style-name="T163"> <text:s/>convert to mnist</text:span></text:span></text:p>
      <text:p text:style-name="P222"><text:span text:style-name="Source_20_Text"><text:span text:style-name="T163"/></text:span></text:p>
      <text:p text:style-name="P219"><text:a xlink:type="simple" xlink:href="https://oleg.milantiev.com/2024/02/25/yolov8-npu-rk3588-orange-pi-3b/" text:style-name="Internet_20_link" text:visited-style-name="Visited_20_Internet_20_Link"><text:span text:style-name="Source_20_Text"><text:span text:style-name="T162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20T14:17:27.087899995</dc:date>
    <meta:editing-duration>P3DT17H45S</meta:editing-duration>
    <meta:editing-cycles>501</meta:editing-cycles>
    <meta:generator>LibreOffice/7.3.7.2$Linux_X86_64 LibreOffice_project/30$Build-2</meta:generator>
    <meta:document-statistic meta:table-count="0" meta:image-count="0" meta:object-count="0" meta:page-count="24" meta:paragraph-count="997" meta:word-count="4119" meta:character-count="38272" meta:non-whitespace-character-count="34329"/>
  </office:meta>
</office:document-meta>
</file>